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venir" svg:font-family="Avenir" style:font-pitch="variable"/>
    <style:font-face style:name="Avenir1" svg:font-family="Aveni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Wingdings2" svg:font-family="Wingdings2" style:font-pitch="variable"/>
    <style:font-face style:name="Wingdings21" svg:font-family="Wingdings2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09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8.37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2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6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7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67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06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0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58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1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4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0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95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7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9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12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42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66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0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35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90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10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9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88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27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8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2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6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87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8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2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4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0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03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20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73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50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8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4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9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22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08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33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82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2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89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4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5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58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6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80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58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84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1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88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87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textarea-vertical-align="middle"/>
    </style:style>
    <style:style style:name="gr66" style:family="graphic" style:parent-style-name="standard">
      <style:graphic-properties draw:stroke="none" draw:fill="solid" draw:fill-color="#e6e7e8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8.3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79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3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546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7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53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64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66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9.12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false" fo:min-height="1.423cm" fo:min-width="17.41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4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22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39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78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9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79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81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0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2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47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4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50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14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422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18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5" style:family="graphic" style:parent-style-name="standard">
      <style:graphic-properties draw:stroke="none" draw:fill="solid" draw:fill-color="#ffffff"/>
    </style:style>
    <style:style style:name="gr96" style:family="graphic" style:parent-style-name="standard">
      <style:graphic-properties draw:textarea-vertical-align="middle" fo:background-color="#e6e7e8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3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325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9.85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1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59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497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9.883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0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48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1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7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1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44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72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08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57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65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964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38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727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66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74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307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2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1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29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9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78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7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92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07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00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889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2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7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11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734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612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05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47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90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77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576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00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46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9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5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80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468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692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30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083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243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97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84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616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5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561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0.53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026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54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02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211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16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53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741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49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542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6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494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807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139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185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0.55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72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689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679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396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274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917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663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8.815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8.688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5.402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4.902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8.686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57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766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509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38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83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36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fo:font-size="11.5pt" style:font-size-asian="11.5pt" style:font-size-complex="11.5pt"/>
    </style:style>
    <style:style style:name="P7" style:family="paragraph">
      <loext:graphic-properties draw:fill="none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e6e7e8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ffffff"/>
    </style:style>
    <style:style style:name="P1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font-size="11.5pt" style:font-size-asian="11.5pt" style:font-size-complex="11.5pt"/>
    </style:style>
    <style:style style:name="T1" style:family="text">
      <style:text-properties fo:color="#000000" loext:opacity="100%" style:font-name="Wingdings21" fo:font-size="11.5pt" fo:font-weight="normal" style:font-name-asian="Wingdings21" style:font-size-asian="11.5pt" style:font-weight-asian="normal" style:font-name-complex="Wingdings21" style:font-size-complex="11.5pt" style:font-weight-complex="normal"/>
    </style:style>
    <style:style style:name="T2" style:family="text">
      <style:text-properties fo:color="#000000" loext:opacity="100%" style:font-name="Avenir1" fo:font-size="11.5pt" fo:font-weight="normal" style:font-name-asian="Avenir1" style:font-size-asian="11.5pt" style:font-weight-asian="normal" style:font-name-complex="Avenir1" style:font-size-complex="11.5pt" style:font-weight-complex="normal"/>
    </style:style>
    <style:style style:name="T3" style:family="text">
      <style:text-properties fo:color="#000000" loext:opacity="100%" style:font-name="Avenir1" fo:font-size="13pt" fo:font-weight="800" style:font-name-asian="Avenir1" style:font-size-asian="13pt" style:font-weight-asian="800" style:font-name-complex="Avenir1" style:font-size-complex="13pt" style:font-weight-complex="800"/>
    </style:style>
    <style:style style:name="T4" style:family="text">
      <style:text-properties fo:color="#000000" loext:opacity="100%" style:font-name="Avenir1" fo:font-size="13pt" fo:font-weight="900" style:font-name-asian="Avenir1" style:font-size-asian="13pt" style:font-weight-asian="900" style:font-name-complex="Avenir1" style:font-size-complex="13pt" style:font-weight-complex="900"/>
    </style:style>
    <style:style style:name="T5" style:family="text">
      <style:text-properties fo:color="#000000" loext:opacity="100%" style:font-name="Avenir1" fo:font-size="9pt" fo:font-weight="normal" style:font-name-asian="Avenir1" style:font-size-asian="9pt" style:font-weight-asian="normal" style:font-name-complex="Avenir1" style:font-size-complex="9pt" style:font-weight-complex="normal"/>
    </style:style>
    <style:style style:name="T6" style:family="text">
      <style:text-properties fo:color="#000000" loext:opacity="100%" style:font-name="Avenir1" fo:font-size="8pt" fo:font-weight="normal" style:font-name-asian="Avenir1" style:font-size-asian="8pt" style:font-weight-asian="normal" style:font-name-complex="Avenir1" style:font-size-complex="8pt" style:font-weight-complex="normal"/>
    </style:style>
    <style:style style:name="T7" style:family="text">
      <style:text-properties fo:color="#000000" loext:opacity="100%" style:font-name="Avenir1" fo:font-size="11.5pt" fo:font-weight="900" style:font-name-asian="Avenir1" style:font-size-asian="11.5pt" style:font-weight-asian="900" style:font-name-complex="Avenir1" style:font-size-complex="11.5pt" style:font-weight-complex="900"/>
    </style:style>
    <style:style style:name="T8" style:family="text">
      <style:text-properties fo:color="#000000" loext:opacity="100%" style:font-name="Avenir1" fo:font-size="10pt" fo:font-weight="normal" style:font-name-asian="Avenir1" style:font-size-asian="10pt" style:font-weight-asian="normal" style:font-name-complex="Avenir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ob1" form:control-implementation="ooo:com.sun.star.form.component.RadioButton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" form:control-implementation="ooo:com.sun.star.form.component.RadioButton" xml:id="control2" form:id="control2" form:tab-index="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" form:control-implementation="ooo:com.sun.star.form.component.RadioButton" xml:id="control3" form:id="control3" form:tab-index="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" form:control-implementation="ooo:com.sun.star.form.component.RadioButton" xml:id="control4" form:id="control4" form:tab-index="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" form:control-implementation="ooo:com.sun.star.form.component.RadioButton" xml:id="control5" form:id="control5" form:tab-index="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" form:control-implementation="ooo:com.sun.star.form.component.RadioButton" xml:id="control6" form:id="control6" form:tab-index="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" form:control-implementation="ooo:com.sun.star.form.component.RadioButton" xml:id="control7" form:id="control7" form:tab-index="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" form:control-implementation="ooo:com.sun.star.form.component.RadioButton" xml:id="control8" form:id="control8" form:tab-index="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" form:control-implementation="ooo:com.sun.star.form.component.RadioButton" xml:id="control9" form:id="control9" form:tab-index="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" form:control-implementation="ooo:com.sun.star.form.component.RadioButton" xml:id="control10" form:id="control10" form:tab-index="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" form:control-implementation="ooo:com.sun.star.form.component.RadioButton" xml:id="control11" form:id="control11" form:tab-index="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a" form:control-implementation="ooo:com.sun.star.form.component.RadioButton" xml:id="control12" form:id="control12" form:tab-index="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a" form:control-implementation="ooo:com.sun.star.form.component.RadioButton" xml:id="control13" form:id="control13" form:tab-index="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a" form:control-implementation="ooo:com.sun.star.form.component.RadioButton" xml:id="control14" form:id="control14" form:tab-index="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a" form:control-implementation="ooo:com.sun.star.form.component.RadioButton" xml:id="control15" form:id="control15" form:tab-index="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a" form:control-implementation="ooo:com.sun.star.form.component.RadioButton" xml:id="control16" form:id="control16" form:tab-index="1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b" form:control-implementation="ooo:com.sun.star.form.component.RadioButton" xml:id="control17" form:id="control17" form:tab-index="1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2b" form:control-implementation="ooo:com.sun.star.form.component.RadioButton" xml:id="control18" form:id="control18" form:tab-index="1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3" form:control-implementation="ooo:com.sun.star.form.component.RadioButton" xml:id="control19" form:id="control19" form:tab-index="1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3" form:control-implementation="ooo:com.sun.star.form.component.RadioButton" xml:id="control20" form:id="control20" form:tab-index="1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3" form:control-implementation="ooo:com.sun.star.form.component.RadioButton" xml:id="control21" form:id="control21" form:tab-index="2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3" form:control-implementation="ooo:com.sun.star.form.component.RadioButton" xml:id="control22" form:id="control22" form:tab-index="2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3" form:control-implementation="ooo:com.sun.star.form.component.RadioButton" xml:id="control23" form:id="control23" form:tab-index="2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4" form:id="control24" form:tab-index="2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5" form:id="control25" form:tab-index="2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6" form:id="control26" form:tab-index="2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7" form:id="control27" form:tab-index="2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8" form:id="control28" form:tab-index="2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29" form:id="control29" form:tab-index="2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30" form:id="control30" form:tab-index="2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1" form:id="control31" form:tab-index="3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2" form:id="control32" form:tab-index="3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3" form:id="control33" form:tab-index="3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4" form:id="control34" form:tab-index="3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5" form:id="control35" form:tab-index="3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5" form:control-implementation="ooo:com.sun.star.form.component.RadioButton" xml:id="control36" form:id="control36" form:tab-index="3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6" form:control-implementation="ooo:com.sun.star.form.component.RadioButton" xml:id="control37" form:id="control37" form:tab-index="3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6" form:control-implementation="ooo:com.sun.star.form.component.RadioButton" xml:id="control38" form:id="control38" form:tab-index="3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6" form:control-implementation="ooo:com.sun.star.form.component.RadioButton" xml:id="control39" form:id="control39" form:tab-index="3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4" form:control-implementation="ooo:com.sun.star.form.component.RadioButton" xml:id="control40" form:id="control40" form:tab-index="2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frame draw:style-name="gr1" draw:text-style-name="P2" draw:layer="layout" svg:width="1.094cm" svg:height="0.556cm" svg:x="11.668cm" svg:y="6.418cm">
          <draw:text-box>
            <text:p text:style-name="P1"><text:span text:style-name="T1"><text:s/></text:span><text:span text:style-name="T2"><text:s/></text:span><text:span text:style-name="T2">No</text:span></text:p>
          </draw:text-box>
        </draw:frame>
        <draw:frame draw:style-name="gr2" draw:text-style-name="P2" draw:layer="layout" svg:width="6.61cm" svg:height="0.556cm" svg:x="2.223cm" svg:y="15.731cm">
          <draw:text-box>
            <text:p text:style-name="P1"><text:span text:style-name="T2"><text:s text:c="2"/></text:span><text:span text:style-name="T2">Unsubsidized Housing (private </text:span></text:p>
          </draw:text-box>
        </draw:frame>
        <draw:frame draw:style-name="gr3" draw:text-style-name="P3" draw:layer="layout" svg:width="8.376cm" svg:height="0.623cm" svg:x="1.746cm" svg:y="3.268cm">
          <draw:text-box>
            <text:p text:style-name="P1"><text:span text:style-name="T3">202</text:span><text:span text:style-name="T4">4 </text:span><text:span text:style-name="T3">CHALENG Survey - </text:span><text:span text:style-name="T3">Veteran</text:span></text:p>
          </draw:text-box>
        </draw:frame>
        <draw:frame draw:style-name="gr4" draw:text-style-name="P4" draw:layer="layout" svg:width="5.429cm" svg:height="0.433cm" svg:x="14.935cm" svg:y="1.407cm">
          <draw:text-box>
            <text:p text:style-name="P1"><text:span text:style-name="T5">OMB Control Number: 2900-0843 </text:span></text:p>
          </draw:text-box>
        </draw:frame>
        <draw:frame draw:style-name="gr5" draw:text-style-name="P4" draw:layer="layout" svg:width="5.565cm" svg:height="0.433cm" svg:x="14.935cm" svg:y="1.83cm">
          <draw:text-box>
            <text:p text:style-name="P1"><text:span text:style-name="T5">Estimated Burden Avg: <text:s/>6 minutes </text:span></text:p>
          </draw:text-box>
        </draw:frame>
        <draw:frame draw:style-name="gr6" draw:text-style-name="P4" draw:layer="layout" svg:width="5.577cm" svg:height="0.433cm" svg:x="14.935cm" svg:y="2.253cm">
          <draw:text-box>
            <text:p text:style-name="P1"><text:span text:style-name="T5">Expiration Date: <text:s/>October 31, 2024</text:span></text:p>
          </draw:text-box>
        </draw:frame>
        <draw:frame draw:style-name="gr7" draw:text-style-name="P5" draw:layer="layout" svg:width="2.677cm" svg:height="0.391cm" svg:x="1.746cm" svg:y="26.351cm">
          <draw:text-box>
            <text:p text:style-name="P1"><text:span text:style-name="T6">VA Form 10-10161</text:span></text:p>
          </draw:text-box>
        </draw:frame>
        <draw:frame draw:style-name="gr8" draw:text-style-name="P2" draw:layer="layout" svg:width="3.063cm" svg:height="0.556cm" svg:x="1.746cm" svg:y="4.619cm">
          <draw:text-box>
            <text:p text:style-name="P1"><text:span text:style-name="T7">Identification</text:span></text:p>
          </draw:text-box>
        </draw:frame>
        <draw:frame draw:style-name="gr9" draw:text-style-name="P2" draw:layer="layout" svg:width="0.405cm" svg:height="0.556cm" svg:x="1.746cm" svg:y="5.271cm">
          <draw:text-box>
            <text:p text:style-name="P1"><text:span text:style-name="T2">1.</text:span></text:p>
          </draw:text-box>
        </draw:frame>
        <draw:frame draw:style-name="gr10" draw:text-style-name="P2" draw:layer="layout" svg:width="8.583cm" svg:height="0.556cm" svg:x="2.381cm" svg:y="5.271cm">
          <draw:text-box>
            <text:p text:style-name="P1"><text:span text:style-name="T2">In which branch of the armed services </text:span><text:span text:style-name="T2">did</text:span></text:p>
          </draw:text-box>
        </draw:frame>
        <draw:frame draw:style-name="gr11" draw:text-style-name="P2" draw:layer="layout" svg:width="2.216cm" svg:height="0.556cm" svg:x="2.381cm" svg:y="5.765cm">
          <draw:text-box>
            <text:p text:style-name="P1"><text:span text:style-name="T2">you serve?</text:span></text:p>
          </draw:text-box>
        </draw:frame>
        <draw:frame draw:style-name="gr9" draw:text-style-name="P2" draw:layer="layout" svg:width="0.405cm" svg:height="0.556cm" svg:x="2.584cm" svg:y="6.418cm">
          <draw:text-box>
            <text:p text:style-name="P1"><text:span text:style-name="T2"><text:s/></text:span></text:p>
          </draw:text-box>
        </draw:frame>
        <draw:frame draw:style-name="gr12" draw:text-style-name="P2" draw:layer="layout" svg:width="1.348cm" svg:height="0.556cm" svg:x="2.223cm" svg:y="6.362cm">
          <draw:text-box>
            <text:p text:style-name="P1"><text:span text:style-name="T2"><text:s text:c="2"/></text:span><text:span text:style-name="T2">Army</text:span></text:p>
          </draw:text-box>
        </draw:frame>
        <draw:frame draw:style-name="gr9" draw:text-style-name="P2" draw:layer="layout" svg:width="0.405cm" svg:height="0.556cm" svg:x="2.584cm" svg:y="7.071cm">
          <draw:text-box>
            <text:p text:style-name="P1"><text:span text:style-name="T2"><text:s/></text:span></text:p>
          </draw:text-box>
        </draw:frame>
        <draw:frame draw:style-name="gr13" draw:text-style-name="P6" draw:layer="layout" svg:width="1.301cm" svg:height="0.556cm" svg:x="2.223cm" svg:y="7.032cm">
          <draw:text-box>
            <text:p text:style-name="P1"><text:span text:style-name="T2"><text:s text:c="2"/></text:span><text:span text:style-name="T2">Navy</text:span></text:p>
          </draw:text-box>
        </draw:frame>
        <draw:frame draw:style-name="gr9" draw:text-style-name="P2" draw:layer="layout" svg:width="0.405cm" svg:height="0.556cm" svg:x="2.584cm" svg:y="7.723cm">
          <draw:text-box>
            <text:p text:style-name="P1"><text:span text:style-name="T2"><text:s/></text:span></text:p>
          </draw:text-box>
        </draw:frame>
        <draw:frame draw:style-name="gr14" draw:text-style-name="P6" draw:layer="layout" svg:width="2.952cm" svg:height="0.556cm" svg:x="2.223cm" svg:y="7.663cm">
          <draw:text-box>
            <text:p text:style-name="P1"><text:span text:style-name="T2"><text:s text:c="2"/></text:span><text:span text:style-name="T2">Marine Corps</text:span></text:p>
          </draw:text-box>
        </draw:frame>
        <draw:frame draw:style-name="gr9" draw:text-style-name="P2" draw:layer="layout" svg:width="0.405cm" svg:height="0.556cm" svg:x="2.584cm" svg:y="8.376cm">
          <draw:text-box>
            <text:p text:style-name="P1"><text:span text:style-name="T2"><text:s/></text:span></text:p>
          </draw:text-box>
        </draw:frame>
        <draw:frame draw:style-name="gr15" draw:text-style-name="P6" draw:layer="layout" svg:width="2.076cm" svg:height="0.556cm" svg:x="2.223cm" svg:y="8.315cm">
          <draw:text-box>
            <text:p text:style-name="P1"><text:span text:style-name="T2"><text:s text:c="2"/></text:span><text:span text:style-name="T2">Air Force</text:span></text:p>
          </draw:text-box>
        </draw:frame>
        <draw:frame draw:style-name="gr9" draw:text-style-name="P2" draw:layer="layout" svg:width="0.405cm" svg:height="0.556cm" svg:x="2.584cm" svg:y="9.029cm">
          <draw:text-box>
            <text:p text:style-name="P1"><text:span text:style-name="T2"><text:s/></text:span></text:p>
          </draw:text-box>
        </draw:frame>
        <draw:frame draw:style-name="gr16" draw:text-style-name="P2" draw:layer="layout" svg:width="2.796cm" svg:height="0.556cm" svg:x="2.223cm" svg:y="9.029cm">
          <draw:text-box>
            <text:p text:style-name="P1"><text:span text:style-name="T2"><text:s text:c="2"/></text:span><text:span text:style-name="T2">Coast Guard</text:span></text:p>
          </draw:text-box>
        </draw:frame>
        <draw:frame draw:style-name="gr9" draw:text-style-name="P2" draw:layer="layout" svg:width="0.405cm" svg:height="0.556cm" svg:x="2.584cm" svg:y="9.681cm">
          <draw:text-box>
            <text:p text:style-name="P1"><text:span text:style-name="T2"><text:s/></text:span></text:p>
          </draw:text-box>
        </draw:frame>
        <draw:frame draw:style-name="gr17" draw:text-style-name="P6" draw:layer="layout" svg:width="5.128cm" svg:height="0.556cm" svg:x="2.223cm" svg:y="9.681cm">
          <draw:text-box>
            <text:p text:style-name="P1"><text:span text:style-name="T2"><text:s text:c="2"/></text:span><text:span text:style-name="T2">National Guard/Reserve</text:span></text:p>
          </draw:text-box>
        </draw:frame>
        <draw:frame draw:style-name="gr9" draw:text-style-name="P2" draw:layer="layout" svg:width="0.405cm" svg:height="0.556cm" svg:x="1.746cm" svg:y="10.493cm">
          <draw:text-box>
            <text:p text:style-name="P1"><text:span text:style-name="T2">2.</text:span></text:p>
          </draw:text-box>
        </draw:frame>
        <draw:frame draw:style-name="gr18" draw:text-style-name="P2" draw:layer="layout" svg:width="5.425cm" svg:height="0.556cm" svg:x="2.381cm" svg:y="10.493cm">
          <draw:text-box>
            <text:p text:style-name="P1"><text:span text:style-name="T2">Where are you living now?</text:span></text:p>
          </draw:text-box>
        </draw:frame>
        <draw:frame draw:style-name="gr9" draw:text-style-name="P2" draw:layer="layout" svg:width="0.405cm" svg:height="0.556cm" svg:x="2.584cm" svg:y="11.145cm">
          <draw:text-box>
            <text:p text:style-name="P1"><text:span text:style-name="T2"><text:s/></text:span></text:p>
          </draw:text-box>
        </draw:frame>
        <draw:frame draw:style-name="gr19" draw:text-style-name="P2" draw:layer="layout" svg:width="8.663cm" svg:height="0.556cm" svg:x="2.223cm" svg:y="11.145cm">
          <draw:text-box>
            <text:p text:style-name="P1"><text:span text:style-name="T2"><text:s text:c="2"/></text:span><text:span text:style-name="T2">Literally Homeless (on streets, in </text:span><text:span text:style-name="T2">shelter,</text:span></text:p>
          </draw:text-box>
        </draw:frame>
        <draw:frame draw:style-name="gr20" draw:text-style-name="P2" draw:layer="layout" svg:width="1.302cm" svg:height="0.556cm" svg:x="2.857cm" svg:y="11.639cm">
          <draw:text-box>
            <text:p text:style-name="P1"><text:span text:style-name="T2">in car)</text:span></text:p>
          </draw:text-box>
        </draw:frame>
        <draw:frame draw:style-name="gr9" draw:text-style-name="P2" draw:layer="layout" svg:width="0.405cm" svg:height="0.556cm" svg:x="2.584cm" svg:y="12.292cm">
          <draw:text-box>
            <text:p text:style-name="P1"><text:span text:style-name="T2"><text:s/></text:span></text:p>
          </draw:text-box>
        </draw:frame>
        <draw:frame draw:style-name="gr21" draw:text-style-name="P2" draw:layer="layout" svg:width="4.353cm" svg:height="0.556cm" svg:x="2.223cm" svg:y="12.292cm">
          <draw:text-box>
            <text:p text:style-name="P1"><text:span text:style-name="T2"><text:s text:c="2"/></text:span><text:span text:style-name="T2">Emergency Housing</text:span></text:p>
          </draw:text-box>
        </draw:frame>
        <draw:frame draw:style-name="gr9" draw:text-style-name="P2" draw:layer="layout" svg:width="0.405cm" svg:height="0.556cm" svg:x="2.584cm" svg:y="12.944cm">
          <draw:text-box>
            <text:p text:style-name="P1"><text:span text:style-name="T2"><text:s/></text:span></text:p>
          </draw:text-box>
        </draw:frame>
        <draw:frame draw:style-name="gr22" draw:text-style-name="P2" draw:layer="layout" svg:width="8.908cm" svg:height="0.556cm" svg:x="2.223cm" svg:y="12.944cm">
          <draw:text-box>
            <text:p text:style-name="P1"><text:span text:style-name="T2"><text:s text:c="2"/></text:span><text:span text:style-name="T2">Transitional Housing (Grant and Per </text:span><text:span text:style-name="T2">Diem </text:span></text:p>
          </draw:text-box>
        </draw:frame>
        <draw:frame draw:style-name="gr23" draw:text-style-name="P2" draw:layer="layout" svg:width="8.105cm" svg:height="0.556cm" svg:x="2.857cm" svg:y="13.438cm">
          <draw:text-box>
            <text:p text:style-name="P1"><text:span text:style-name="T2">housing, VA Domiciliary, or community </text:span></text:p>
          </draw:text-box>
        </draw:frame>
        <draw:frame draw:style-name="gr24" draw:text-style-name="P2" draw:layer="layout" svg:width="3.592cm" svg:height="0.556cm" svg:x="2.857cm" svg:y="13.932cm">
          <draw:text-box>
            <text:p text:style-name="P1"><text:span text:style-name="T2">contract housing)</text:span></text:p>
          </draw:text-box>
        </draw:frame>
        <draw:frame draw:style-name="gr9" draw:text-style-name="P2" draw:layer="layout" svg:width="0.405cm" svg:height="0.556cm" svg:x="2.584cm" svg:y="14.585cm">
          <draw:text-box>
            <text:p text:style-name="P1"><text:span text:style-name="T2"><text:s/></text:span></text:p>
          </draw:text-box>
        </draw:frame>
        <draw:frame draw:style-name="gr25" draw:text-style-name="P2" draw:layer="layout" svg:width="8.887cm" svg:height="0.556cm" svg:x="2.223cm" svg:y="14.585cm">
          <draw:text-box>
            <text:p text:style-name="P1"><text:span text:style-name="T2"><text:s text:c="2"/></text:span><text:span text:style-name="T2">Permanent Subsidized Housing </text:span><text:span text:style-name="T2">(including </text:span></text:p>
          </draw:text-box>
        </draw:frame>
        <draw:frame draw:style-name="gr26" draw:text-style-name="P2" draw:layer="layout" svg:width="5.277cm" svg:height="0.556cm" svg:x="2.857cm" svg:y="15.078cm">
          <draw:text-box>
            <text:p text:style-name="P1"><text:span text:style-name="T2">HUD-VASH and Section 8)</text:span></text:p>
          </draw:text-box>
        </draw:frame>
        <draw:frame draw:style-name="gr27" draw:text-style-name="P2" draw:layer="layout" svg:width="6.589cm" svg:height="0.556cm" svg:x="2.857cm" svg:y="16.225cm">
          <draw:text-box>
            <text:p text:style-name="P1"><text:span text:style-name="T2">apartment/house/condominium)</text:span></text:p>
          </draw:text-box>
        </draw:frame>
        <draw:frame draw:style-name="gr28" draw:text-style-name="P2" draw:layer="layout" svg:width="8.1cm" svg:height="0.556cm" svg:x="1.746cm" svg:y="19.533cm">
          <draw:text-box>
            <text:p text:style-name="P1"><text:span text:style-name="T2">2a. Which of the following options best </text:span></text:p>
          </draw:text-box>
        </draw:frame>
        <draw:frame draw:style-name="gr29" draw:text-style-name="P2" draw:layer="layout" svg:width="7.22cm" svg:height="0.556cm" svg:x="2.381cm" svg:y="20.026cm">
          <draw:text-box>
            <text:p text:style-name="P1"><text:span text:style-name="T2">describes how long you have been </text:span></text:p>
          </draw:text-box>
        </draw:frame>
        <draw:frame draw:style-name="gr30" draw:text-style-name="P2" draw:layer="layout" svg:width="2.161cm" svg:height="0.556cm" svg:x="2.381cm" svg:y="20.52cm">
          <draw:text-box>
            <text:p text:style-name="P1"><text:span text:style-name="T2">homeless?</text:span></text:p>
          </draw:text-box>
        </draw:frame>
        <draw:frame draw:style-name="gr9" draw:text-style-name="P2" draw:layer="layout" svg:width="0.405cm" svg:height="0.556cm" svg:x="2.584cm" svg:y="21.173cm">
          <draw:text-box>
            <text:p text:style-name="P1"><text:span text:style-name="T2"><text:s/></text:span></text:p>
          </draw:text-box>
        </draw:frame>
        <draw:frame draw:style-name="gr31" draw:text-style-name="P2" draw:layer="layout" svg:width="2.872cm" svg:height="0.556cm" svg:x="2.223cm" svg:y="21.118cm">
          <draw:text-box>
            <text:p text:style-name="P1"><text:span text:style-name="T1"><text:s/></text:span><text:span text:style-name="T2"><text:s/></text:span><text:span text:style-name="T2">0-3 months</text:span></text:p>
          </draw:text-box>
        </draw:frame>
        <draw:frame draw:style-name="gr9" draw:text-style-name="P2" draw:layer="layout" svg:width="0.405cm" svg:height="0.556cm" svg:x="2.584cm" svg:y="21.826cm">
          <draw:text-box>
            <text:p text:style-name="P1"><text:span text:style-name="T2"><text:s/></text:span></text:p>
          </draw:text-box>
        </draw:frame>
        <draw:frame draw:style-name="gr31" draw:text-style-name="P2" draw:layer="layout" svg:width="2.872cm" svg:height="0.556cm" svg:x="2.223cm" svg:y="21.826cm">
          <draw:text-box>
            <text:p text:style-name="P1"><text:span text:style-name="T1"><text:s/></text:span><text:span text:style-name="T2"><text:s/></text:span><text:span text:style-name="T2">4-6 months</text:span></text:p>
          </draw:text-box>
        </draw:frame>
        <draw:frame draw:style-name="gr9" draw:text-style-name="P2" draw:layer="layout" svg:width="0.405cm" svg:height="0.556cm" svg:x="2.584cm" svg:y="22.479cm">
          <draw:text-box>
            <text:p text:style-name="P1"><text:span text:style-name="T2"><text:s/></text:span></text:p>
          </draw:text-box>
        </draw:frame>
        <draw:frame draw:style-name="gr32" draw:text-style-name="P2" draw:layer="layout" svg:width="3.13cm" svg:height="0.556cm" svg:x="2.223cm" svg:y="22.479cm">
          <draw:text-box>
            <text:p text:style-name="P1"><text:span text:style-name="T1"><text:s/></text:span><text:span text:style-name="T2"><text:s/></text:span><text:span text:style-name="T2">7-12 months</text:span></text:p>
          </draw:text-box>
        </draw:frame>
        <draw:frame draw:style-name="gr9" draw:text-style-name="P2" draw:layer="layout" svg:width="0.405cm" svg:height="0.556cm" svg:x="2.584cm" svg:y="23.131cm">
          <draw:text-box>
            <text:p text:style-name="P1"><text:span text:style-name="T2"><text:s/></text:span></text:p>
          </draw:text-box>
        </draw:frame>
        <draw:frame draw:style-name="gr33" draw:text-style-name="P2" draw:layer="layout" svg:width="3.388cm" svg:height="0.556cm" svg:x="2.223cm" svg:y="23.131cm">
          <draw:text-box>
            <text:p text:style-name="P1"><text:span text:style-name="T1"><text:s/></text:span><text:span text:style-name="T2"><text:s/></text:span><text:span text:style-name="T2">13-24 months</text:span></text:p>
          </draw:text-box>
        </draw:frame>
        <draw:frame draw:style-name="gr9" draw:text-style-name="P2" draw:layer="layout" svg:width="0.405cm" svg:height="0.556cm" svg:x="2.584cm" svg:y="23.784cm">
          <draw:text-box>
            <text:p text:style-name="P1"><text:span text:style-name="T2"><text:s/></text:span></text:p>
          </draw:text-box>
        </draw:frame>
        <draw:frame draw:style-name="gr34" draw:text-style-name="P2" draw:layer="layout" svg:width="4.929cm" svg:height="0.556cm" svg:x="2.223cm" svg:y="23.784cm">
          <draw:text-box>
            <text:p text:style-name="P1"><text:span text:style-name="T1"><text:s/></text:span><text:span text:style-name="T2"><text:s/></text:span><text:span text:style-name="T2">More than 24 months</text:span></text:p>
          </draw:text-box>
        </draw:frame>
        <draw:frame draw:style-name="gr9" draw:text-style-name="P2" draw:layer="layout" svg:width="0.405cm" svg:height="0.556cm" svg:x="11.192cm" svg:y="7.275cm">
          <draw:text-box>
            <text:p text:style-name="P1"><text:span text:style-name="T2">3.</text:span></text:p>
          </draw:text-box>
        </draw:frame>
        <draw:frame draw:style-name="gr35" draw:text-style-name="P2" draw:layer="layout" svg:width="6.644cm" svg:height="0.556cm" svg:x="11.827cm" svg:y="7.275cm">
          <draw:text-box>
            <text:p text:style-name="P1"><text:span text:style-name="T2">What gender do you identify as?</text:span></text:p>
          </draw:text-box>
        </draw:frame>
        <draw:frame draw:style-name="gr9" draw:text-style-name="P2" draw:layer="layout" svg:width="0.405cm" svg:height="0.556cm" svg:x="12.03cm" svg:y="7.927cm">
          <draw:text-box>
            <text:p text:style-name="P1"><text:span text:style-name="T2"><text:s/></text:span></text:p>
          </draw:text-box>
        </draw:frame>
        <draw:frame draw:style-name="gr36" draw:text-style-name="P2" draw:layer="layout" svg:width="1.504cm" svg:height="0.556cm" svg:x="11.668cm" svg:y="7.927cm">
          <draw:text-box>
            <text:p text:style-name="P1"><text:span text:style-name="T1"><text:s/></text:span><text:span text:style-name="T2"><text:s/></text:span><text:span text:style-name="T2">Male</text:span></text:p>
          </draw:text-box>
        </draw:frame>
        <draw:frame draw:style-name="gr9" draw:text-style-name="P2" draw:layer="layout" svg:width="0.405cm" svg:height="0.556cm" svg:x="12.03cm" svg:y="8.58cm">
          <draw:text-box>
            <text:p text:style-name="P1"><text:span text:style-name="T2"><text:s/></text:span></text:p>
          </draw:text-box>
        </draw:frame>
        <draw:frame draw:style-name="gr37" draw:text-style-name="P2" draw:layer="layout" svg:width="2.033cm" svg:height="0.556cm" svg:x="11.668cm" svg:y="8.58cm">
          <draw:text-box>
            <text:p text:style-name="P1"><text:span text:style-name="T1"><text:s/></text:span><text:span text:style-name="T2"><text:s/></text:span><text:span text:style-name="T2">Female</text:span></text:p>
          </draw:text-box>
        </draw:frame>
        <draw:frame draw:style-name="gr9" draw:text-style-name="P2" draw:layer="layout" svg:width="0.405cm" svg:height="0.556cm" svg:x="12.03cm" svg:y="9.232cm">
          <draw:text-box>
            <text:p text:style-name="P1"><text:span text:style-name="T2"><text:s/></text:span></text:p>
          </draw:text-box>
        </draw:frame>
        <draw:frame draw:style-name="gr38" draw:text-style-name="P2" draw:layer="layout" svg:width="4.209cm" svg:height="0.556cm" svg:x="11.668cm" svg:y="9.232cm">
          <draw:text-box>
            <text:p text:style-name="P1"><text:span text:style-name="T1"><text:s/></text:span><text:span text:style-name="T2"><text:s/></text:span><text:span text:style-name="T2">Transgender Male</text:span></text:p>
          </draw:text-box>
        </draw:frame>
        <draw:frame draw:style-name="gr9" draw:text-style-name="P2" draw:layer="layout" svg:width="0.405cm" svg:height="0.556cm" svg:x="12.03cm" svg:y="9.885cm">
          <draw:text-box>
            <text:p text:style-name="P1"><text:span text:style-name="T2"><text:s/></text:span></text:p>
          </draw:text-box>
        </draw:frame>
        <draw:frame draw:style-name="gr39" draw:text-style-name="P2" draw:layer="layout" svg:width="4.738cm" svg:height="0.556cm" svg:x="11.668cm" svg:y="9.885cm">
          <draw:text-box>
            <text:p text:style-name="P1"><text:span text:style-name="T1"><text:s/></text:span><text:span text:style-name="T2"><text:s/></text:span><text:span text:style-name="T2">Transgender Female</text:span></text:p>
          </draw:text-box>
        </draw:frame>
        <draw:frame draw:style-name="gr9" draw:text-style-name="P2" draw:layer="layout" svg:width="0.405cm" svg:height="0.556cm" svg:x="12.03cm" svg:y="10.538cm">
          <draw:text-box>
            <text:p text:style-name="P1"><text:span text:style-name="T2"><text:s/></text:span></text:p>
          </draw:text-box>
        </draw:frame>
        <draw:frame draw:style-name="gr40" draw:text-style-name="P2" draw:layer="layout" svg:width="5.505cm" svg:height="0.556cm" svg:x="11.668cm" svg:y="10.538cm">
          <draw:text-box>
            <text:p text:style-name="P1"><text:span text:style-name="T1"><text:s/></text:span><text:span text:style-name="T2"><text:s/></text:span><text:span text:style-name="T2">Gender Non-Conforming</text:span></text:p>
          </draw:text-box>
        </draw:frame>
        <draw:frame draw:style-name="gr9" draw:text-style-name="P2" draw:layer="layout" svg:width="0.405cm" svg:height="0.556cm" svg:x="11.192cm" svg:y="11.349cm">
          <draw:text-box>
            <text:p text:style-name="P1"><text:span text:style-name="T2">4.</text:span></text:p>
          </draw:text-box>
        </draw:frame>
        <draw:frame draw:style-name="gr41" draw:text-style-name="P2" draw:layer="layout" svg:width="3.681cm" svg:height="0.556cm" svg:x="11.827cm" svg:y="11.349cm">
          <draw:text-box>
            <text:p text:style-name="P1"><text:span text:style-name="T2">What is your age?</text:span></text:p>
          </draw:text-box>
        </draw:frame>
        <draw:frame draw:style-name="gr9" draw:text-style-name="P2" draw:layer="layout" svg:width="0.405cm" svg:height="0.556cm" svg:x="12.03cm" svg:y="12.002cm">
          <draw:text-box>
            <text:p text:style-name="P1"><text:span text:style-name="T2"><text:s/></text:span></text:p>
          </draw:text-box>
        </draw:frame>
        <draw:frame draw:style-name="gr42" draw:text-style-name="P2" draw:layer="layout" svg:width="3.143cm" svg:height="0.556cm" svg:x="11.668cm" svg:y="12.002cm">
          <draw:text-box>
            <text:p text:style-name="P1"><text:span text:style-name="T1"><text:s/></text:span><text:span text:style-name="T2"><text:s/></text:span><text:span text:style-name="T2">Less than 25</text:span></text:p>
          </draw:text-box>
        </draw:frame>
        <draw:frame draw:style-name="gr9" draw:text-style-name="P2" draw:layer="layout" svg:width="0.405cm" svg:height="0.556cm" svg:x="12.03cm" svg:y="12.654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72cm" svg:height="0.556cm" svg:x="11.668cm" svg:y="12.654cm">
          <draw:text-box>
            <text:p text:style-name="P1"><text:span text:style-name="T1"><text:s/></text:span><text:span text:style-name="T2"><text:s/></text:span><text:span text:style-name="T2">25-34</text:span></text:p>
          </draw:text-box>
        </draw:frame>
        <draw:frame draw:style-name="gr9" draw:text-style-name="P2" draw:layer="layout" svg:width="0.405cm" svg:height="0.556cm" svg:x="12.03cm" svg:y="13.307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72cm" svg:height="0.556cm" svg:x="11.668cm" svg:y="13.307cm">
          <draw:text-box>
            <text:p text:style-name="P1"><text:span text:style-name="T1"><text:s/></text:span><text:span text:style-name="T2"><text:s/></text:span><text:span text:style-name="T2">35-44</text:span></text:p>
          </draw:text-box>
        </draw:frame>
        <draw:frame draw:style-name="gr9" draw:text-style-name="P2" draw:layer="layout" svg:width="0.405cm" svg:height="0.556cm" svg:x="12.03cm" svg:y="13.96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72cm" svg:height="0.556cm" svg:x="11.668cm" svg:y="13.96cm">
          <draw:text-box>
            <text:p text:style-name="P1"><text:span text:style-name="T1"><text:s/></text:span><text:span text:style-name="T2"><text:s/></text:span><text:span text:style-name="T2">45-54</text:span></text:p>
          </draw:text-box>
        </draw:frame>
        <draw:frame draw:style-name="gr9" draw:text-style-name="P2" draw:layer="layout" svg:width="0.405cm" svg:height="0.556cm" svg:x="12.03cm" svg:y="14.612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72cm" svg:height="0.556cm" svg:x="11.668cm" svg:y="14.612cm">
          <draw:text-box>
            <text:p text:style-name="P1"><text:span text:style-name="T1"><text:s/></text:span><text:span text:style-name="T2"><text:s/></text:span><text:span text:style-name="T2">55-64</text:span></text:p>
          </draw:text-box>
        </draw:frame>
        <draw:frame draw:style-name="gr9" draw:text-style-name="P2" draw:layer="layout" svg:width="0.405cm" svg:height="0.556cm" svg:x="12.03cm" svg:y="15.265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72cm" svg:height="0.556cm" svg:x="11.668cm" svg:y="15.265cm">
          <draw:text-box>
            <text:p text:style-name="P1"><text:span text:style-name="T1"><text:s/></text:span><text:span text:style-name="T2"><text:s/></text:span><text:span text:style-name="T2">65-74</text:span></text:p>
          </draw:text-box>
        </draw:frame>
        <draw:frame draw:style-name="gr9" draw:text-style-name="P2" draw:layer="layout" svg:width="0.405cm" svg:height="0.556cm" svg:x="12.03cm" svg:y="15.918cm">
          <draw:text-box>
            <text:p text:style-name="P1"><text:span text:style-name="T2"><text:s/></text:span></text:p>
          </draw:text-box>
        </draw:frame>
        <draw:frame draw:style-name="gr43" draw:text-style-name="P2" draw:layer="layout" svg:width="1.72cm" svg:height="0.556cm" svg:x="11.668cm" svg:y="15.918cm">
          <draw:text-box>
            <text:p text:style-name="P1"><text:span text:style-name="T1"><text:s/></text:span><text:span text:style-name="T2"><text:s/></text:span><text:span text:style-name="T2">75-84</text:span></text:p>
          </draw:text-box>
        </draw:frame>
        <draw:frame draw:style-name="gr9" draw:text-style-name="P2" draw:layer="layout" svg:width="0.405cm" svg:height="0.556cm" svg:x="12.03cm" svg:y="16.57cm">
          <draw:text-box>
            <text:p text:style-name="P1"><text:span text:style-name="T2"><text:s/></text:span></text:p>
          </draw:text-box>
        </draw:frame>
        <draw:frame draw:style-name="gr44" draw:text-style-name="P2" draw:layer="layout" svg:width="1.394cm" svg:height="0.556cm" svg:x="11.668cm" svg:y="16.57cm">
          <draw:text-box>
            <text:p text:style-name="P1"><text:span text:style-name="T1"><text:s/></text:span><text:span text:style-name="T2"><text:s/></text:span><text:span text:style-name="T2">85+</text:span></text:p>
          </draw:text-box>
        </draw:frame>
        <draw:frame draw:style-name="gr9" draw:text-style-name="P2" draw:layer="layout" svg:width="0.405cm" svg:height="0.556cm" svg:x="11.192cm" svg:y="17.382cm">
          <draw:text-box>
            <text:p text:style-name="P1"><text:span text:style-name="T2">5.</text:span></text:p>
          </draw:text-box>
        </draw:frame>
        <draw:frame draw:style-name="gr45" draw:text-style-name="P2" draw:layer="layout" svg:width="8.227cm" svg:height="0.556cm" svg:x="11.827cm" svg:y="17.382cm">
          <draw:text-box>
            <text:p text:style-name="P1"><text:span text:style-name="T2">What race do you most strongly </text:span><text:span text:style-name="T2">identify</text:span></text:p>
          </draw:text-box>
        </draw:frame>
        <draw:frame draw:style-name="gr46" draw:text-style-name="P2" draw:layer="layout" svg:width="1.086cm" svg:height="0.556cm" svg:x="11.827cm" svg:y="17.875cm">
          <draw:text-box>
            <text:p text:style-name="P1"><text:span text:style-name="T2">with?</text:span></text:p>
          </draw:text-box>
        </draw:frame>
        <draw:frame draw:style-name="gr9" draw:text-style-name="P2" draw:layer="layout" svg:width="0.405cm" svg:height="0.556cm" svg:x="12.03cm" svg:y="18.528cm">
          <draw:text-box>
            <text:p text:style-name="P1"><text:span text:style-name="T2"><text:s/></text:span></text:p>
          </draw:text-box>
        </draw:frame>
        <draw:frame draw:style-name="gr47" draw:text-style-name="P2" draw:layer="layout" svg:width="7.338cm" svg:height="0.556cm" svg:x="11.668cm" svg:y="18.528cm">
          <draw:text-box>
            <text:p text:style-name="P1"><text:span text:style-name="T1"><text:s/></text:span><text:span text:style-name="T2"><text:s/></text:span><text:span text:style-name="T2">American Indian or Alaska Native</text:span></text:p>
          </draw:text-box>
        </draw:frame>
        <draw:frame draw:style-name="gr9" draw:text-style-name="P2" draw:layer="layout" svg:width="0.405cm" svg:height="0.556cm" svg:x="12.03cm" svg:y="19.181cm">
          <draw:text-box>
            <text:p text:style-name="P1"><text:span text:style-name="T2"><text:s/></text:span></text:p>
          </draw:text-box>
        </draw:frame>
        <draw:frame draw:style-name="gr48" draw:text-style-name="P2" draw:layer="layout" svg:width="1.652cm" svg:height="0.556cm" svg:x="11.668cm" svg:y="19.181cm">
          <draw:text-box>
            <text:p text:style-name="P1"><text:span text:style-name="T1"><text:s/></text:span><text:span text:style-name="T2"><text:s/></text:span><text:span text:style-name="T2">Asian</text:span></text:p>
          </draw:text-box>
        </draw:frame>
        <draw:frame draw:style-name="gr9" draw:text-style-name="P2" draw:layer="layout" svg:width="0.405cm" svg:height="0.556cm" svg:x="12.03cm" svg:y="19.833cm">
          <draw:text-box>
            <text:p text:style-name="P1"><text:span text:style-name="T2"><text:s/></text:span></text:p>
          </draw:text-box>
        </draw:frame>
        <draw:frame draw:style-name="gr49" draw:text-style-name="P2" draw:layer="layout" svg:width="5.826cm" svg:height="0.556cm" svg:x="11.668cm" svg:y="19.833cm">
          <draw:text-box>
            <text:p text:style-name="P1"><text:span text:style-name="T1"><text:s/></text:span><text:span text:style-name="T2"><text:s/></text:span><text:span text:style-name="T2">Black or African American</text:span></text:p>
          </draw:text-box>
        </draw:frame>
        <draw:frame draw:style-name="gr9" draw:text-style-name="P2" draw:layer="layout" svg:width="0.405cm" svg:height="0.556cm" svg:x="12.03cm" svg:y="20.486cm">
          <draw:text-box>
            <text:p text:style-name="P1"><text:span text:style-name="T2"><text:s/></text:span></text:p>
          </draw:text-box>
        </draw:frame>
        <draw:frame draw:style-name="gr50" draw:text-style-name="P2" draw:layer="layout" svg:width="8.9cm" svg:height="0.556cm" svg:x="11.668cm" svg:y="20.486cm">
          <draw:text-box>
            <text:p text:style-name="P1"><text:span text:style-name="T1"><text:s/></text:span><text:span text:style-name="T2"><text:s/></text:span><text:span text:style-name="T2">Native Hawaiian or Other Pacific </text:span><text:span text:style-name="T2">Islander</text:span></text:p>
          </draw:text-box>
        </draw:frame>
        <draw:frame draw:style-name="gr9" draw:text-style-name="P2" draw:layer="layout" svg:width="0.405cm" svg:height="0.556cm" svg:x="12.03cm" svg:y="21.139cm">
          <draw:text-box>
            <text:p text:style-name="P1"><text:span text:style-name="T2"><text:s/></text:span></text:p>
          </draw:text-box>
        </draw:frame>
        <draw:frame draw:style-name="gr51" draw:text-style-name="P2" draw:layer="layout" svg:width="1.724cm" svg:height="0.556cm" svg:x="11.668cm" svg:y="21.139cm">
          <draw:text-box>
            <text:p text:style-name="P1"><text:span text:style-name="T1"><text:s/></text:span><text:span text:style-name="T2"><text:s/></text:span><text:span text:style-name="T2">White</text:span></text:p>
          </draw:text-box>
        </draw:frame>
        <draw:frame draw:style-name="gr9" draw:text-style-name="P2" draw:layer="layout" svg:width="0.405cm" svg:height="0.556cm" svg:x="12.03cm" svg:y="21.791cm">
          <draw:text-box>
            <text:p text:style-name="P1"><text:span text:style-name="T2"><text:s/></text:span></text:p>
          </draw:text-box>
        </draw:frame>
        <draw:frame draw:style-name="gr52" draw:text-style-name="P2" draw:layer="layout" svg:width="2.893cm" svg:height="0.556cm" svg:x="11.668cm" svg:y="21.791cm">
          <draw:text-box>
            <text:p text:style-name="P1"><text:span text:style-name="T1"><text:s/></text:span><text:span text:style-name="T2"><text:s/></text:span><text:span text:style-name="T2">Don’t Know</text:span></text:p>
          </draw:text-box>
        </draw:frame>
        <draw:frame draw:style-name="gr9" draw:text-style-name="P2" draw:layer="layout" svg:width="0.405cm" svg:height="0.556cm" svg:x="11.192cm" svg:y="22.603cm">
          <draw:text-box>
            <text:p text:style-name="P1"><text:span text:style-name="T2">6.</text:span></text:p>
          </draw:text-box>
        </draw:frame>
        <draw:frame draw:style-name="gr53" draw:text-style-name="P2" draw:layer="layout" svg:width="7.448cm" svg:height="0.556cm" svg:x="11.827cm" svg:y="22.603cm">
          <draw:text-box>
            <text:p text:style-name="P1"><text:span text:style-name="T2">What ethnicity do you most strongly</text:span></text:p>
          </draw:text-box>
        </draw:frame>
        <draw:frame draw:style-name="gr54" draw:text-style-name="P2" draw:layer="layout" svg:width="2.758cm" svg:height="0.556cm" svg:x="11.827cm" svg:y="23.096cm">
          <draw:text-box>
            <text:p text:style-name="P1"><text:span text:style-name="T2">identify with?</text:span></text:p>
          </draw:text-box>
        </draw:frame>
        <draw:frame draw:style-name="gr9" draw:text-style-name="P2" draw:layer="layout" svg:width="0.405cm" svg:height="0.556cm" svg:x="12.03cm" svg:y="23.749cm">
          <draw:text-box>
            <text:p text:style-name="P1"><text:span text:style-name="T2"><text:s/></text:span></text:p>
          </draw:text-box>
        </draw:frame>
        <draw:frame draw:style-name="gr55" draw:text-style-name="P2" draw:layer="layout" svg:width="5.589cm" svg:height="0.556cm" svg:x="11.668cm" svg:y="23.749cm">
          <draw:text-box>
            <text:p text:style-name="P1"><text:span text:style-name="T1"><text:s/></text:span><text:span text:style-name="T2"><text:s/></text:span><text:span text:style-name="T2">Non-Hispanic/Non-Latino</text:span></text:p>
          </draw:text-box>
        </draw:frame>
        <draw:frame draw:style-name="gr9" draw:text-style-name="P2" draw:layer="layout" svg:width="0.405cm" svg:height="0.556cm" svg:x="12.03cm" svg:y="24.402cm">
          <draw:text-box>
            <text:p text:style-name="P1"><text:span text:style-name="T2"><text:s/></text:span></text:p>
          </draw:text-box>
        </draw:frame>
        <draw:frame draw:style-name="gr56" draw:text-style-name="P2" draw:layer="layout" svg:width="3.667cm" svg:height="0.556cm" svg:x="11.668cm" svg:y="24.402cm">
          <draw:text-box>
            <text:p text:style-name="P1"><text:span text:style-name="T1"><text:s/></text:span><text:span text:style-name="T2"><text:s/></text:span><text:span text:style-name="T2">Hispanic/Latino</text:span></text:p>
          </draw:text-box>
        </draw:frame>
        <draw:frame draw:style-name="gr9" draw:text-style-name="P2" draw:layer="layout" svg:width="0.405cm" svg:height="0.556cm" svg:x="12.03cm" svg:y="25.055cm">
          <draw:text-box>
            <text:p text:style-name="P1"><text:span text:style-name="T2"><text:s/></text:span></text:p>
          </draw:text-box>
        </draw:frame>
        <draw:line draw:style-name="gr57" draw:text-style-name="P7" draw:layer="layout" svg:x1="1.746cm" svg:y1="4.045cm" svg:x2="19.843cm" svg:y2="4.045cm">
          <text:p/>
        </draw:line>
        <draw:line draw:style-name="gr57" draw:text-style-name="P7" draw:layer="layout" svg:x1="1.746cm" svg:y1="3.093cm" svg:x2="19.843cm" svg:y2="3.093cm">
          <text:p/>
        </draw:line>
        <draw:frame draw:style-name="gr52" draw:text-style-name="P2" draw:layer="layout" svg:width="2.893cm" svg:height="0.556cm" svg:x="11.668cm" svg:y="25.055cm">
          <draw:text-box>
            <text:p text:style-name="P1"><text:span text:style-name="T1"><text:s/></text:span><text:span text:style-name="T2"><text:s/></text:span><text:span text:style-name="T2">Don’t Know</text:span></text:p>
          </draw:text-box>
        </draw:frame>
        <draw:frame draw:style-name="gr58" draw:text-style-name="P2" draw:layer="layout" svg:width="7.804cm" svg:height="0.556cm" svg:x="1.746cm" svg:y="17.19cm">
          <draw:text-box>
            <text:p text:style-name="P1"><text:span text:style-name="T2">Please only answer these questions if </text:span></text:p>
          </draw:text-box>
        </draw:frame>
        <draw:frame draw:style-name="gr59" draw:text-style-name="P2" draw:layer="layout" svg:width="8.587cm" svg:height="0.556cm" svg:x="1.746cm" svg:y="17.684cm">
          <draw:text-box>
            <text:p text:style-name="P1"><text:span text:style-name="T2">you answered question #2 with </text:span><text:span text:style-name="T2">“Literally </text:span></text:p>
          </draw:text-box>
        </draw:frame>
        <draw:frame draw:style-name="gr60" draw:text-style-name="P2" draw:layer="layout" svg:width="8.841cm" svg:height="0.556cm" svg:x="1.746cm" svg:y="18.178cm">
          <draw:text-box>
            <text:p text:style-name="P1"><text:span text:style-name="T2">Homeless.” <text:s/>All other Veterans should </text:span><text:span text:style-name="T2">skip </text:span></text:p>
          </draw:text-box>
        </draw:frame>
        <draw:frame draw:style-name="gr61" draw:text-style-name="P2" draw:layer="layout" svg:width="4.917cm" svg:height="0.556cm" svg:x="1.746cm" svg:y="18.672cm">
          <draw:text-box>
            <text:p text:style-name="P1"><text:span text:style-name="T2">questions 2(a) and 2(b).</text:span></text:p>
          </draw:text-box>
        </draw:frame>
        <draw:frame draw:style-name="gr62" draw:text-style-name="P2" draw:layer="layout" svg:width="8.884cm" svg:height="0.556cm" svg:x="11.192cm" svg:y="4.618cm">
          <draw:text-box>
            <text:p text:style-name="P1"><text:span text:style-name="T2">2b. Have you had four or more </text:span><text:span text:style-name="T2">episodes of </text:span></text:p>
          </draw:text-box>
        </draw:frame>
        <draw:frame draw:style-name="gr63" draw:text-style-name="P2" draw:layer="layout" svg:width="7.872cm" svg:height="0.556cm" svg:x="11.827cm" svg:y="5.112cm">
          <draw:text-box>
            <text:p text:style-name="P1"><text:span text:style-name="T2">homelessness in the past three years?</text:span></text:p>
          </draw:text-box>
        </draw:frame>
        <draw:frame draw:style-name="gr9" draw:text-style-name="P2" draw:layer="layout" svg:width="0.405cm" svg:height="0.556cm" svg:x="12.03cm" svg:y="5.765cm">
          <draw:text-box>
            <text:p text:style-name="P1"><text:span text:style-name="T2"><text:s/></text:span></text:p>
          </draw:text-box>
        </draw:frame>
        <draw:frame draw:style-name="gr64" draw:text-style-name="P2" draw:layer="layout" svg:width="1.25cm" svg:height="0.556cm" svg:x="11.668cm" svg:y="5.765cm">
          <draw:text-box>
            <text:p text:style-name="P1"><text:span text:style-name="T1"><text:s/></text:span><text:span text:style-name="T2"><text:s/></text:span><text:span text:style-name="T2">Yes</text:span></text:p>
          </draw:text-box>
        </draw:frame>
        <draw:frame draw:style-name="gr9" draw:text-style-name="P2" draw:layer="layout" svg:width="0.405cm" svg:height="0.556cm" svg:x="12.03cm" svg:y="6.418cm">
          <draw:text-box>
            <text:p text:style-name="P1"><text:span text:style-name="T2"><text:s/></text:span></text:p>
          </draw:text-box>
        </draw:frame>
        <draw:control draw:style-name="gr65" draw:text-style-name="P8" draw:layer="controls" svg:width="0.317cm" svg:height="0.635cm" svg:x="1.755cm" svg:y="6.262cm" draw:control="control1"/>
        <draw:control draw:style-name="gr65" draw:text-style-name="P8" draw:layer="controls" svg:width="0.317cm" svg:height="0.635cm" svg:x="1.755cm" svg:y="8.215cm" draw:control="control2"/>
        <draw:control draw:style-name="gr65" draw:text-style-name="P8" draw:layer="controls" svg:width="0.317cm" svg:height="0.635cm" svg:x="1.755cm" svg:y="6.932cm" draw:control="control3"/>
        <draw:control draw:style-name="gr65" draw:text-style-name="P8" draw:layer="controls" svg:width="0.316cm" svg:height="0.634cm" svg:x="1.755cm" svg:y="7.55cm" draw:control="control4"/>
        <draw:control draw:style-name="gr65" draw:text-style-name="P8" draw:layer="controls" svg:width="0.317cm" svg:height="0.635cm" svg:x="1.755cm" svg:y="8.92cm" draw:control="control5"/>
        <draw:control draw:style-name="gr65" draw:text-style-name="P8" draw:layer="controls" svg:width="0.317cm" svg:height="0.635cm" svg:x="1.755cm" svg:y="9.572cm" draw:control="control6"/>
        <draw:control draw:style-name="gr65" draw:text-style-name="P8" draw:layer="controls" svg:width="0.317cm" svg:height="0.635cm" svg:x="1.756cm" svg:y="11.116cm" draw:control="control7"/>
        <draw:control draw:style-name="gr65" draw:text-style-name="P8" draw:layer="controls" svg:width="0.317cm" svg:height="0.635cm" svg:x="1.756cm" svg:y="12.216cm" draw:control="control8"/>
        <draw:control draw:style-name="gr65" draw:text-style-name="P8" draw:layer="controls" svg:width="0.317cm" svg:height="0.635cm" svg:x="1.757cm" svg:y="12.917cm" draw:control="control9"/>
        <draw:control draw:style-name="gr65" draw:text-style-name="P8" draw:layer="controls" svg:width="0.317cm" svg:height="0.635cm" svg:x="1.757cm" svg:y="14.517cm" draw:control="control10"/>
        <draw:control draw:style-name="gr65" draw:text-style-name="P8" draw:layer="controls" svg:width="0.317cm" svg:height="0.635cm" svg:x="1.757cm" svg:y="15.617cm" draw:control="control11"/>
        <draw:control draw:style-name="gr65" draw:text-style-name="P8" draw:layer="controls" svg:width="0.317cm" svg:height="0.635cm" svg:x="1.758cm" svg:y="21.018cm" draw:control="control12"/>
        <draw:control draw:style-name="gr65" draw:text-style-name="P8" draw:layer="controls" svg:width="0.317cm" svg:height="0.635cm" svg:x="1.759cm" svg:y="21.719cm" draw:control="control13"/>
        <draw:control draw:style-name="gr65" draw:text-style-name="P8" draw:layer="controls" svg:width="0.317cm" svg:height="0.635cm" svg:x="1.759cm" svg:y="22.319cm" draw:control="control14"/>
        <draw:control draw:style-name="gr65" draw:text-style-name="P8" draw:layer="controls" svg:width="0.317cm" svg:height="0.635cm" svg:x="1.759cm" svg:y="23.019cm" draw:control="control15"/>
        <draw:control draw:style-name="gr65" draw:text-style-name="P8" draw:layer="controls" svg:width="0.317cm" svg:height="0.635cm" svg:x="1.759cm" svg:y="23.719cm" draw:control="control16"/>
        <draw:control draw:style-name="gr65" draw:text-style-name="P8" draw:layer="controls" svg:width="0.317cm" svg:height="0.635cm" svg:x="11.156cm" svg:y="5.663cm" draw:control="control17"/>
        <draw:control draw:style-name="gr65" draw:text-style-name="P8" draw:layer="controls" svg:width="0.317cm" svg:height="0.635cm" svg:x="11.157cm" svg:y="6.264cm" draw:control="control18"/>
        <draw:control draw:style-name="gr65" draw:text-style-name="P8" draw:layer="controls" svg:width="0.317cm" svg:height="0.635cm" svg:x="11.158cm" svg:y="7.765cm" draw:control="control19"/>
        <draw:control draw:style-name="gr65" draw:text-style-name="P8" draw:layer="controls" svg:width="0.317cm" svg:height="0.635cm" svg:x="11.158cm" svg:y="8.466cm" draw:control="control20"/>
        <draw:control draw:style-name="gr65" draw:text-style-name="P8" draw:layer="controls" svg:width="0.317cm" svg:height="0.635cm" svg:x="11.158cm" svg:y="9.166cm" draw:control="control21"/>
        <draw:control draw:style-name="gr65" draw:text-style-name="P8" draw:layer="controls" svg:width="0.317cm" svg:height="0.635cm" svg:x="11.158cm" svg:y="9.766cm" draw:control="control22"/>
        <draw:control draw:style-name="gr65" draw:text-style-name="P8" draw:layer="controls" svg:width="0.317cm" svg:height="0.635cm" svg:x="11.158cm" svg:y="10.407cm" draw:control="control23"/>
        <draw:control draw:style-name="gr65" draw:text-style-name="P8" draw:layer="controls" svg:width="0.317cm" svg:height="0.635cm" svg:x="11.16cm" svg:y="12.567cm" draw:control="control24"/>
        <draw:control draw:style-name="gr65" draw:text-style-name="P8" draw:layer="controls" svg:width="0.317cm" svg:height="0.635cm" svg:x="11.161cm" svg:y="13.168cm" draw:control="control25"/>
        <draw:control draw:style-name="gr65" draw:text-style-name="P8" draw:layer="controls" svg:width="0.317cm" svg:height="0.635cm" svg:x="11.161cm" svg:y="13.768cm" draw:control="control26"/>
        <draw:control draw:style-name="gr65" draw:text-style-name="P8" draw:layer="controls" svg:width="0.317cm" svg:height="0.635cm" svg:x="11.161cm" svg:y="14.468cm" draw:control="control27"/>
        <draw:control draw:style-name="gr65" draw:text-style-name="P8" draw:layer="controls" svg:width="0.317cm" svg:height="0.635cm" svg:x="11.161cm" svg:y="15.168cm" draw:control="control28"/>
        <draw:control draw:style-name="gr65" draw:text-style-name="P8" draw:layer="controls" svg:width="0.317cm" svg:height="0.635cm" svg:x="11.161cm" svg:y="15.768cm" draw:control="control29"/>
        <draw:control draw:style-name="gr65" draw:text-style-name="P8" draw:layer="controls" svg:width="0.317cm" svg:height="0.635cm" svg:x="11.161cm" svg:y="16.468cm" draw:control="control30"/>
        <draw:control draw:style-name="gr65" draw:text-style-name="P8" draw:layer="controls" svg:width="0.317cm" svg:height="0.635cm" svg:x="11.162cm" svg:y="18.369cm" draw:control="control31"/>
        <draw:control draw:style-name="gr65" draw:text-style-name="P8" draw:layer="controls" svg:width="0.317cm" svg:height="0.635cm" svg:x="11.163cm" svg:y="19.07cm" draw:control="control32"/>
        <draw:control draw:style-name="gr65" draw:text-style-name="P8" draw:layer="controls" svg:width="0.317cm" svg:height="0.635cm" svg:x="11.163cm" svg:y="19.67cm" draw:control="control33"/>
        <draw:control draw:style-name="gr65" draw:text-style-name="P8" draw:layer="controls" svg:width="0.317cm" svg:height="0.635cm" svg:x="11.163cm" svg:y="20.37cm" draw:control="control34"/>
        <draw:control draw:style-name="gr65" draw:text-style-name="P8" draw:layer="controls" svg:width="0.317cm" svg:height="0.635cm" svg:x="11.163cm" svg:y="20.97cm" draw:control="control35"/>
        <draw:control draw:style-name="gr65" draw:text-style-name="P8" draw:layer="controls" svg:width="0.317cm" svg:height="0.635cm" svg:x="11.163cm" svg:y="21.67cm" draw:control="control36"/>
        <draw:control draw:style-name="gr65" draw:text-style-name="P8" draw:layer="controls" svg:width="0.317cm" svg:height="0.635cm" svg:x="11.164cm" svg:y="23.671cm" draw:control="control37"/>
        <draw:control draw:style-name="gr65" draw:text-style-name="P8" draw:layer="controls" svg:width="0.317cm" svg:height="0.635cm" svg:x="11.165cm" svg:y="24.272cm" draw:control="control38"/>
        <draw:control draw:style-name="gr65" draw:text-style-name="P8" draw:layer="controls" svg:width="0.317cm" svg:height="0.635cm" svg:x="11.165cm" svg:y="24.972cm" draw:control="control39"/>
        <draw:control draw:style-name="gr65" draw:text-style-name="P8" draw:layer="controls" svg:width="0.317cm" svg:height="0.635cm" svg:x="11.161cm" svg:y="11.868cm" draw:control="control40"/>
      </draw:page>
      <draw:page draw:name="page2" draw:style-name="dp1" draw:master-page-name="master-page44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ob7" form:control-implementation="ooo:com.sun.star.form.component.RadioButton" xml:id="control41" form:id="control41" form:tab-index="4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7" form:control-implementation="ooo:com.sun.star.form.component.RadioButton" xml:id="control42" form:id="control42" form:tab-index="4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7" form:control-implementation="ooo:com.sun.star.form.component.RadioButton" xml:id="control43" form:id="control43" form:tab-index="4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7" form:control-implementation="ooo:com.sun.star.form.component.RadioButton" xml:id="control44" form:id="control44" form:tab-index="4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7" form:control-implementation="ooo:com.sun.star.form.component.RadioButton" xml:id="control45" form:id="control45" form:tab-index="4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8" form:control-implementation="ooo:com.sun.star.form.component.RadioButton" xml:id="control46" form:id="control46" form:tab-index="4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8" form:control-implementation="ooo:com.sun.star.form.component.RadioButton" xml:id="control47" form:id="control47" form:tab-index="4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8" form:control-implementation="ooo:com.sun.star.form.component.RadioButton" xml:id="control48" form:id="control48" form:tab-index="4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9" form:control-implementation="ooo:com.sun.star.form.component.RadioButton" xml:id="control49" form:id="control49" form:tab-index="4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9" form:control-implementation="ooo:com.sun.star.form.component.RadioButton" xml:id="control50" form:id="control50" form:tab-index="4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0" form:control-implementation="ooo:com.sun.star.form.component.RadioButton" xml:id="control51" form:id="control51" form:tab-index="5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10" form:control-implementation="ooo:com.sun.star.form.component.RadioButton" xml:id="control52" form:id="control52" form:tab-index="5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1" form:control-implementation="ooo:com.sun.star.form.component.RadioButton" xml:id="control53" form:id="control53" form:tab-index="5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1" form:control-implementation="ooo:com.sun.star.form.component.RadioButton" xml:id="control54" form:id="control54" form:tab-index="5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1" form:control-implementation="ooo:com.sun.star.form.component.RadioButton" xml:id="control55" form:id="control55" form:tab-index="5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1" form:control-implementation="ooo:com.sun.star.form.component.RadioButton" xml:id="control56" form:id="control56" form:tab-index="5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1" form:control-implementation="ooo:com.sun.star.form.component.RadioButton" xml:id="control57" form:id="control57" form:tab-index="5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2" form:control-implementation="ooo:com.sun.star.form.component.RadioButton" xml:id="control58" form:id="control58" form:tab-index="5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2" form:control-implementation="ooo:com.sun.star.form.component.RadioButton" xml:id="control59" form:id="control59" form:tab-index="5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2" form:control-implementation="ooo:com.sun.star.form.component.RadioButton" xml:id="control60" form:id="control60" form:tab-index="5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2" form:control-implementation="ooo:com.sun.star.form.component.RadioButton" xml:id="control61" form:id="control61" form:tab-index="6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2" form:control-implementation="ooo:com.sun.star.form.component.RadioButton" xml:id="control62" form:id="control62" form:tab-index="6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3" form:control-implementation="ooo:com.sun.star.form.component.RadioButton" xml:id="control63" form:id="control63" form:tab-index="6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4" form:control-implementation="ooo:com.sun.star.form.component.RadioButton" xml:id="control64" form:id="control64" form:tab-index="8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5" form:control-implementation="ooo:com.sun.star.form.component.RadioButton" xml:id="control65" form:id="control65" form:tab-index="9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6" form:control-implementation="ooo:com.sun.star.form.component.RadioButton" xml:id="control66" form:id="control66" form:tab-index="10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3" form:control-implementation="ooo:com.sun.star.form.component.RadioButton" xml:id="control67" form:id="control67" form:tab-index="6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3" form:control-implementation="ooo:com.sun.star.form.component.RadioButton" xml:id="control68" form:id="control68" form:tab-index="6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3" form:control-implementation="ooo:com.sun.star.form.component.RadioButton" xml:id="control69" form:id="control69" form:tab-index="6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3" form:control-implementation="ooo:com.sun.star.form.component.RadioButton" xml:id="control70" form:id="control70" form:tab-index="6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4" form:control-implementation="ooo:com.sun.star.form.component.RadioButton" xml:id="control71" form:id="control71" form:tab-index="8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4" form:control-implementation="ooo:com.sun.star.form.component.RadioButton" xml:id="control72" form:id="control72" form:tab-index="8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4" form:control-implementation="ooo:com.sun.star.form.component.RadioButton" xml:id="control73" form:id="control73" form:tab-index="8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4" form:control-implementation="ooo:com.sun.star.form.component.RadioButton" xml:id="control74" form:id="control74" form:tab-index="8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5" form:control-implementation="ooo:com.sun.star.form.component.RadioButton" xml:id="control75" form:id="control75" form:tab-index="9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5" form:control-implementation="ooo:com.sun.star.form.component.RadioButton" xml:id="control76" form:id="control76" form:tab-index="9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5" form:control-implementation="ooo:com.sun.star.form.component.RadioButton" xml:id="control77" form:id="control77" form:tab-index="9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5" form:control-implementation="ooo:com.sun.star.form.component.RadioButton" xml:id="control78" form:id="control78" form:tab-index="9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6" form:control-implementation="ooo:com.sun.star.form.component.RadioButton" xml:id="control79" form:id="control79" form:tab-index="10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6" form:control-implementation="ooo:com.sun.star.form.component.RadioButton" xml:id="control80" form:id="control80" form:tab-index="10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6" form:control-implementation="ooo:com.sun.star.form.component.RadioButton" xml:id="control81" form:id="control81" form:tab-index="10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H6" form:control-implementation="ooo:com.sun.star.form.component.RadioButton" xml:id="control82" form:id="control82" form:tab-index="10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" form:control-implementation="ooo:com.sun.star.form.component.RadioButton" xml:id="control83" form:id="control83" form:tab-index="1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2" form:control-implementation="ooo:com.sun.star.form.component.RadioButton" xml:id="control84" form:id="control84" form:tab-index="12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3" form:control-implementation="ooo:com.sun.star.form.component.RadioButton" xml:id="control85" form:id="control85" form:tab-index="13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4" form:control-implementation="ooo:com.sun.star.form.component.RadioButton" xml:id="control86" form:id="control86" form:tab-index="14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5" form:control-implementation="ooo:com.sun.star.form.component.RadioButton" xml:id="control87" form:id="control87" form:tab-index="15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6" form:control-implementation="ooo:com.sun.star.form.component.RadioButton" xml:id="control88" form:id="control88" form:tab-index="16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" form:control-implementation="ooo:com.sun.star.form.component.RadioButton" xml:id="control89" form:id="control89" form:tab-index="1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" form:control-implementation="ooo:com.sun.star.form.component.RadioButton" xml:id="control90" form:id="control90" form:tab-index="1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" form:control-implementation="ooo:com.sun.star.form.component.RadioButton" xml:id="control91" form:id="control91" form:tab-index="1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" form:control-implementation="ooo:com.sun.star.form.component.RadioButton" xml:id="control92" form:id="control92" form:tab-index="1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2" form:control-implementation="ooo:com.sun.star.form.component.RadioButton" xml:id="control93" form:id="control93" form:tab-index="12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2" form:control-implementation="ooo:com.sun.star.form.component.RadioButton" xml:id="control94" form:id="control94" form:tab-index="12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2" form:control-implementation="ooo:com.sun.star.form.component.RadioButton" xml:id="control95" form:id="control95" form:tab-index="12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2" form:control-implementation="ooo:com.sun.star.form.component.RadioButton" xml:id="control96" form:id="control96" form:tab-index="12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3" form:control-implementation="ooo:com.sun.star.form.component.RadioButton" xml:id="control97" form:id="control97" form:tab-index="13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3" form:control-implementation="ooo:com.sun.star.form.component.RadioButton" xml:id="control98" form:id="control98" form:tab-index="13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3" form:control-implementation="ooo:com.sun.star.form.component.RadioButton" xml:id="control99" form:id="control99" form:tab-index="13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3" form:control-implementation="ooo:com.sun.star.form.component.RadioButton" xml:id="control100" form:id="control100" form:tab-index="13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4" form:control-implementation="ooo:com.sun.star.form.component.RadioButton" xml:id="control101" form:id="control101" form:tab-index="14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4" form:control-implementation="ooo:com.sun.star.form.component.RadioButton" xml:id="control102" form:id="control102" form:tab-index="14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4" form:control-implementation="ooo:com.sun.star.form.component.RadioButton" xml:id="control103" form:id="control103" form:tab-index="14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4" form:control-implementation="ooo:com.sun.star.form.component.RadioButton" xml:id="control104" form:id="control104" form:tab-index="14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5" form:control-implementation="ooo:com.sun.star.form.component.RadioButton" xml:id="control105" form:id="control105" form:tab-index="15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5" form:control-implementation="ooo:com.sun.star.form.component.RadioButton" xml:id="control106" form:id="control106" form:tab-index="15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5" form:control-implementation="ooo:com.sun.star.form.component.RadioButton" xml:id="control107" form:id="control107" form:tab-index="15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5" form:control-implementation="ooo:com.sun.star.form.component.RadioButton" xml:id="control108" form:id="control108" form:tab-index="15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6" form:control-implementation="ooo:com.sun.star.form.component.RadioButton" xml:id="control109" form:id="control109" form:tab-index="16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6" form:control-implementation="ooo:com.sun.star.form.component.RadioButton" xml:id="control110" form:id="control110" form:tab-index="16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6" form:control-implementation="ooo:com.sun.star.form.component.RadioButton" xml:id="control111" form:id="control111" form:tab-index="16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6" form:control-implementation="ooo:com.sun.star.form.component.RadioButton" xml:id="control112" form:id="control112" form:tab-index="16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area form:name="txt8" form:control-implementation="ooo:com.sun.star.form.component.TextField" xml:id="control113" form:id="control113" form:tab-index="5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</form:form>
        </office:forms>
        <draw:polygon draw:style-name="gr66" draw:text-style-name="P9" draw:layer="layout" svg:width="18.097cm" svg:height="0.538cm" svg:x="1.746cm" svg:y="23.808cm" svg:viewBox="0 0 18098 539" draw:points="0,539 18098,539 18098,0 0,0">
          <text:p/>
        </draw:polygon>
        <draw:polygon draw:style-name="gr66" draw:text-style-name="P9" draw:layer="layout" svg:width="18.097cm" svg:height="0.537cm" svg:x="1.746cm" svg:y="18.784cm" svg:viewBox="0 0 18098 538" draw:points="0,538 18098,538 18098,0 0,0">
          <text:p/>
        </draw:polygon>
        <draw:polygon draw:style-name="gr66" draw:text-style-name="P9" draw:layer="layout" svg:width="18.097cm" svg:height="0.538cm" svg:x="1.734cm" svg:y="17.475cm" svg:viewBox="0 0 18098 539" draw:points="0,539 18098,539 18098,0 0,0">
          <text:p/>
        </draw:polygon>
        <draw:frame draw:style-name="gr9" draw:text-style-name="P2" draw:layer="layout" svg:width="0.405cm" svg:height="0.556cm" svg:x="1.746cm" svg:y="1.718cm">
          <draw:text-box>
            <text:p text:style-name="P1"><text:span text:style-name="T2">7.</text:span></text:p>
          </draw:text-box>
        </draw:frame>
        <draw:frame draw:style-name="gr67" draw:text-style-name="P2" draw:layer="layout" svg:width="8.38cm" svg:height="0.949cm" svg:x="2.381cm" svg:y="1.718cm">
          <draw:text-box>
            <text:p text:style-name="P1"><text:span text:style-name="T2">How many dependents under the age </text:span><text:span text:style-name="T2">of </text:span></text:p>
            <text:p text:style-name="P1"><text:span text:style-name="T2">18 are residing with you?</text:span></text:p>
          </draw:text-box>
        </draw:frame>
        <draw:frame draw:style-name="gr9" draw:text-style-name="P2" draw:layer="layout" svg:width="0.405cm" svg:height="0.556cm" svg:x="2.584cm" svg:y="2.865cm">
          <draw:text-box>
            <text:p text:style-name="P1"><text:span text:style-name="T2"><text:s/></text:span></text:p>
          </draw:text-box>
        </draw:frame>
        <draw:frame draw:style-name="gr68" draw:text-style-name="P2" draw:layer="layout" svg:width="0.797cm" svg:height="0.556cm" svg:x="2.223cm" svg:y="2.865cm">
          <draw:text-box>
            <text:p text:style-name="P1"><text:span text:style-name="T1"><text:s/></text:span><text:span text:style-name="T2"><text:s/></text:span><text:span text:style-name="T2">0</text:span></text:p>
          </draw:text-box>
        </draw:frame>
        <draw:frame draw:style-name="gr9" draw:text-style-name="P2" draw:layer="layout" svg:width="0.405cm" svg:height="0.556cm" svg:x="2.584cm" svg:y="3.517cm">
          <draw:text-box>
            <text:p text:style-name="P1"><text:span text:style-name="T2"><text:s/></text:span></text:p>
          </draw:text-box>
        </draw:frame>
        <draw:frame draw:style-name="gr68" draw:text-style-name="P2" draw:layer="layout" svg:width="0.797cm" svg:height="0.556cm" svg:x="2.223cm" svg:y="3.517cm">
          <draw:text-box>
            <text:p text:style-name="P1"><text:span text:style-name="T1"><text:s/></text:span><text:span text:style-name="T2"><text:s/></text:span><text:span text:style-name="T2">1</text:span></text:p>
          </draw:text-box>
        </draw:frame>
        <draw:frame draw:style-name="gr9" draw:text-style-name="P2" draw:layer="layout" svg:width="0.405cm" svg:height="0.556cm" svg:x="2.584cm" svg:y="4.17cm">
          <draw:text-box>
            <text:p text:style-name="P1"><text:span text:style-name="T2"><text:s/></text:span></text:p>
          </draw:text-box>
        </draw:frame>
        <draw:frame draw:style-name="gr68" draw:text-style-name="P2" draw:layer="layout" svg:width="0.797cm" svg:height="0.556cm" svg:x="2.223cm" svg:y="4.17cm">
          <draw:text-box>
            <text:p text:style-name="P1"><text:span text:style-name="T1"><text:s/></text:span><text:span text:style-name="T2"><text:s/></text:span><text:span text:style-name="T2">2</text:span></text:p>
          </draw:text-box>
        </draw:frame>
        <draw:frame draw:style-name="gr9" draw:text-style-name="P2" draw:layer="layout" svg:width="0.405cm" svg:height="0.556cm" svg:x="2.584cm" svg:y="4.823cm">
          <draw:text-box>
            <text:p text:style-name="P1"><text:span text:style-name="T2"><text:s/></text:span></text:p>
          </draw:text-box>
        </draw:frame>
        <draw:frame draw:style-name="gr68" draw:text-style-name="P2" draw:layer="layout" svg:width="0.797cm" svg:height="0.556cm" svg:x="2.223cm" svg:y="4.823cm">
          <draw:text-box>
            <text:p text:style-name="P1"><text:span text:style-name="T1"><text:s/></text:span><text:span text:style-name="T2"><text:s/></text:span><text:span text:style-name="T2">3</text:span></text:p>
          </draw:text-box>
        </draw:frame>
        <draw:frame draw:style-name="gr9" draw:text-style-name="P2" draw:layer="layout" svg:width="0.405cm" svg:height="0.556cm" svg:x="2.584cm" svg:y="5.475cm">
          <draw:text-box>
            <text:p text:style-name="P1"><text:span text:style-name="T2"><text:s/></text:span></text:p>
          </draw:text-box>
        </draw:frame>
        <draw:frame draw:style-name="gr69" draw:text-style-name="P2" draw:layer="layout" svg:width="2.537cm" svg:height="0.556cm" svg:x="2.223cm" svg:y="5.475cm">
          <draw:text-box>
            <text:p text:style-name="P1"><text:span text:style-name="T1"><text:s/></text:span><text:span text:style-name="T2"><text:s/></text:span><text:span text:style-name="T2">4 or more</text:span></text:p>
          </draw:text-box>
        </draw:frame>
        <draw:frame draw:style-name="gr9" draw:text-style-name="P2" draw:layer="layout" svg:width="0.405cm" svg:height="0.556cm" svg:x="1.746cm" svg:y="6.287cm">
          <draw:text-box>
            <text:p text:style-name="P1"><text:span text:style-name="T2">8.</text:span></text:p>
          </draw:text-box>
        </draw:frame>
        <draw:frame draw:style-name="gr70" draw:text-style-name="P2" draw:layer="layout" svg:width="7.546cm" svg:height="0.556cm" svg:x="2.381cm" svg:y="6.287cm">
          <draw:text-box>
            <text:p text:style-name="P1"><text:span text:style-name="T2">Are you currently enrolled in the VA?</text:span></text:p>
          </draw:text-box>
        </draw:frame>
        <draw:frame draw:style-name="gr9" draw:text-style-name="P2" draw:layer="layout" svg:width="0.405cm" svg:height="0.556cm" svg:x="2.584cm" svg:y="6.939cm">
          <draw:text-box>
            <text:p text:style-name="P1"><text:span text:style-name="T2"><text:s/></text:span></text:p>
          </draw:text-box>
        </draw:frame>
        <draw:frame draw:style-name="gr64" draw:text-style-name="P2" draw:layer="layout" svg:width="1.25cm" svg:height="0.556cm" svg:x="2.223cm" svg:y="6.939cm">
          <draw:text-box>
            <text:p text:style-name="P1"><text:span text:style-name="T1"><text:s/></text:span><text:span text:style-name="T2"><text:s/></text:span><text:span text:style-name="T2">Yes</text:span></text:p>
          </draw:text-box>
        </draw:frame>
        <draw:frame draw:style-name="gr9" draw:text-style-name="P2" draw:layer="layout" svg:width="0.405cm" svg:height="0.556cm" svg:x="2.584cm" svg:y="7.59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094cm" svg:height="0.556cm" svg:x="2.223cm" svg:y="7.592cm">
          <draw:text-box>
            <text:p text:style-name="P1"><text:span text:style-name="T1"><text:s/></text:span><text:span text:style-name="T2"><text:s/></text:span><text:span text:style-name="T2">No</text:span></text:p>
          </draw:text-box>
        </draw:frame>
        <draw:frame draw:style-name="gr9" draw:text-style-name="P2" draw:layer="layout" svg:width="0.405cm" svg:height="0.556cm" svg:x="2.584cm" svg:y="8.245cm">
          <draw:text-box>
            <text:p text:style-name="P1"><text:span text:style-name="T2"><text:s/></text:span></text:p>
          </draw:text-box>
        </draw:frame>
        <draw:frame draw:style-name="gr71" draw:text-style-name="P2" draw:layer="layout" svg:width="1.978cm" svg:height="0.556cm" svg:x="2.223cm" svg:y="8.245cm">
          <draw:text-box>
            <text:p text:style-name="P1"><text:span text:style-name="T1"><text:s/></text:span><text:span text:style-name="T2"><text:s/></text:span><text:span text:style-name="T2">Unsure</text:span></text:p>
          </draw:text-box>
        </draw:frame>
        <draw:frame draw:style-name="gr9" draw:text-style-name="P2" draw:layer="layout" svg:width="0.405cm" svg:height="0.556cm" svg:x="11.192cm" svg:y="1.718cm">
          <draw:text-box>
            <text:p text:style-name="P1"><text:span text:style-name="T2">9.</text:span></text:p>
          </draw:text-box>
        </draw:frame>
        <draw:frame draw:style-name="gr72" draw:text-style-name="P2" draw:layer="layout" svg:width="8.536cm" svg:height="0.556cm" svg:x="11.827cm" svg:y="1.718cm">
          <draw:text-box>
            <text:p text:style-name="P1"><text:span text:style-name="T2">Is your housing in any way at risk (do </text:span><text:span text:style-name="T2">you</text:span></text:p>
          </draw:text-box>
        </draw:frame>
        <draw:frame draw:style-name="gr73" draw:text-style-name="P2" draw:layer="layout" svg:width="8.646cm" svg:height="0.556cm" svg:x="11.827cm" svg:y="2.212cm">
          <draw:text-box>
            <text:p text:style-name="P1"><text:span text:style-name="T2">have trouble making mortgage </text:span><text:span text:style-name="T2">payments,</text:span></text:p>
          </draw:text-box>
        </draw:frame>
        <draw:frame draw:style-name="gr74" draw:text-style-name="P2" draw:layer="layout" svg:width="7.664cm" svg:height="0.556cm" svg:x="11.827cm" svg:y="2.706cm">
          <draw:text-box>
            <text:p text:style-name="P1"><text:span text:style-name="T2">or are your housing plans uncertain)?</text:span></text:p>
          </draw:text-box>
        </draw:frame>
        <draw:frame draw:style-name="gr9" draw:text-style-name="P2" draw:layer="layout" svg:width="0.405cm" svg:height="0.556cm" svg:x="12.03cm" svg:y="3.359cm">
          <draw:text-box>
            <text:p text:style-name="P1"><text:span text:style-name="T2"><text:s/></text:span></text:p>
          </draw:text-box>
        </draw:frame>
        <draw:frame draw:style-name="gr64" draw:text-style-name="P2" draw:layer="layout" svg:width="1.25cm" svg:height="0.556cm" svg:x="11.668cm" svg:y="3.359cm">
          <draw:text-box>
            <text:p text:style-name="P1"><text:span text:style-name="T1"><text:s/></text:span><text:span text:style-name="T2"><text:s/></text:span><text:span text:style-name="T2">Yes</text:span></text:p>
          </draw:text-box>
        </draw:frame>
        <draw:frame draw:style-name="gr9" draw:text-style-name="P2" draw:layer="layout" svg:width="0.405cm" svg:height="0.556cm" svg:x="12.03cm" svg:y="4.01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094cm" svg:height="0.556cm" svg:x="11.668cm" svg:y="4.011cm">
          <draw:text-box>
            <text:p text:style-name="P1"><text:span text:style-name="T1"><text:s/></text:span><text:span text:style-name="T2"><text:s/></text:span><text:span text:style-name="T2">No</text:span></text:p>
          </draw:text-box>
        </draw:frame>
        <draw:frame draw:style-name="gr75" draw:text-style-name="P2" draw:layer="layout" svg:width="9.125cm" svg:height="0.949cm" svg:x="11.192cm" svg:y="4.823cm">
          <draw:text-box>
            <text:p text:style-name="P1"><text:span text:style-name="T2">10. Do you live in a rural or frontier </text:span></text:p>
            <text:p text:style-name="P1"><text:span text:style-name="T2">community?</text:span></text:p>
          </draw:text-box>
        </draw:frame>
        <draw:frame draw:style-name="gr9" draw:text-style-name="P2" draw:layer="layout" svg:width="0.405cm" svg:height="0.556cm" svg:x="12.03cm" svg:y="5.475cm">
          <draw:text-box>
            <text:p text:style-name="P1"><text:span text:style-name="T2"><text:s/></text:span></text:p>
          </draw:text-box>
        </draw:frame>
        <draw:frame draw:style-name="gr64" draw:text-style-name="P2" draw:layer="layout" svg:width="1.25cm" svg:height="0.556cm" svg:x="11.668cm" svg:y="5.975cm">
          <draw:text-box>
            <text:p text:style-name="P1"><text:span text:style-name="T1"><text:s/></text:span><text:span text:style-name="T2"><text:s/></text:span><text:span text:style-name="T2">Yes</text:span></text:p>
          </draw:text-box>
        </draw:frame>
        <draw:frame draw:style-name="gr9" draw:text-style-name="P2" draw:layer="layout" svg:width="0.405cm" svg:height="0.556cm" svg:x="12.03cm" svg:y="6.12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094cm" svg:height="0.556cm" svg:x="11.668cm" svg:y="6.628cm">
          <draw:text-box>
            <text:p text:style-name="P1"><text:span text:style-name="T1"><text:s/></text:span><text:span text:style-name="T2"><text:s/></text:span><text:span text:style-name="T2">No</text:span></text:p>
          </draw:text-box>
        </draw:frame>
        <draw:frame draw:style-name="gr76" draw:text-style-name="P6" draw:layer="layout" svg:width="18.89cm" svg:height="1.422cm" svg:x="1.7cm" svg:y="15.052cm">
          <draw:text-box>
            <text:p text:style-name="P1"><text:span text:style-name="T2">Based on your experience as a Veteran </text:span><text:span text:style-name="T2">experiencing homelessness or former </text:span><text:span text:style-name="T2">homelessness, please help us </text:span><text:span text:style-name="T2">understand how well your needs are </text:span><text:span text:style-name="T2">being met. Within </text:span></text:p>
            <text:p text:style-name="P1"><text:span text:style-name="T2">the past 3 months (or 90 days) how </text:span><text:span text:style-name="T2">well are your needs being met in the </text:span><text:span text:style-name="T2">following:</text:span></text:p>
          </draw:text-box>
        </draw:frame>
        <draw:polygon draw:style-name="gr66" draw:text-style-name="P9" draw:layer="layout" svg:width="18.097cm" svg:height="0.537cm" svg:x="1.746cm" svg:y="20.089cm" svg:viewBox="0 0 18098 538" draw:points="0,538 18098,538 18098,0 0,0">
          <text:p/>
        </draw:polygon>
        <draw:frame draw:style-name="gr77" draw:text-style-name="P2" draw:layer="layout" svg:width="2.542cm" svg:height="0.556cm" svg:x="1.746cm" svg:y="16.798cm">
          <draw:text-box>
            <text:p text:style-name="P1"><text:span text:style-name="T7">Housing</text:span><text:span text:style-name="T7"><text:tab/></text:span></text:p>
          </draw:text-box>
        </draw:frame>
        <draw:frame draw:style-name="gr9" draw:text-style-name="P2" draw:layer="layout" svg:width="0.405cm" svg:height="0.556cm" svg:x="1.746cm" svg:y="17.451cm">
          <draw:text-box>
            <text:p text:style-name="P1"><text:span text:style-name="T2">1.</text:span></text:p>
          </draw:text-box>
        </draw:frame>
        <draw:frame draw:style-name="gr78" draw:text-style-name="P2" draw:layer="layout" svg:width="6.225cm" svg:height="0.556cm" svg:x="2.381cm" svg:y="17.451cm">
          <draw:text-box>
            <text:p text:style-name="P1"><text:span text:style-name="T2">Emergency/Immediate Shelter</text:span></text:p>
          </draw:text-box>
        </draw:frame>
        <draw:frame draw:style-name="gr9" draw:text-style-name="P2" draw:layer="layout" svg:width="0.405cm" svg:height="0.556cm" svg:x="1.746cm" svg:y="18.103cm">
          <draw:text-box>
            <text:p text:style-name="P1"><text:span text:style-name="T2">2.</text:span></text:p>
          </draw:text-box>
        </draw:frame>
        <draw:frame draw:style-name="gr79" draw:text-style-name="P2" draw:layer="layout" svg:width="9.396cm" svg:height="0.556cm" svg:x="2.381cm" svg:y="18.103cm">
          <draw:text-box>
            <text:p text:style-name="P1"><text:span text:style-name="T2">Transitional Living Facility and Halfway </text:span><text:span text:style-name="T2">House</text:span></text:p>
          </draw:text-box>
        </draw:frame>
        <draw:frame draw:style-name="gr9" draw:text-style-name="P2" draw:layer="layout" svg:width="0.405cm" svg:height="0.556cm" svg:x="1.746cm" svg:y="18.756cm">
          <draw:text-box>
            <text:p text:style-name="P1"><text:span text:style-name="T2">3.</text:span></text:p>
          </draw:text-box>
        </draw:frame>
        <draw:frame draw:style-name="gr80" draw:text-style-name="P2" draw:layer="layout" svg:width="6.356cm" svg:height="0.556cm" svg:x="2.381cm" svg:y="18.756cm">
          <draw:text-box>
            <text:p text:style-name="P1"><text:span text:style-name="T2">Long-Term Permanent Housing</text:span></text:p>
          </draw:text-box>
        </draw:frame>
        <draw:frame draw:style-name="gr9" draw:text-style-name="P2" draw:layer="layout" svg:width="0.405cm" svg:height="0.556cm" svg:x="1.746cm" svg:y="19.409cm">
          <draw:text-box>
            <text:p text:style-name="P1"><text:span text:style-name="T2">4.</text:span></text:p>
          </draw:text-box>
        </draw:frame>
        <draw:frame draw:style-name="gr81" draw:text-style-name="P2" draw:layer="layout" svg:width="6.784cm" svg:height="0.556cm" svg:x="2.381cm" svg:y="19.409cm">
          <draw:text-box>
            <text:p text:style-name="P1"><text:span text:style-name="T2">Registered Sex Offender Housing</text:span></text:p>
          </draw:text-box>
        </draw:frame>
        <draw:frame draw:style-name="gr9" draw:text-style-name="P2" draw:layer="layout" svg:width="0.405cm" svg:height="0.556cm" svg:x="1.746cm" svg:y="20.061cm">
          <draw:text-box>
            <text:p text:style-name="P1"><text:span text:style-name="T2">5.</text:span></text:p>
          </draw:text-box>
        </draw:frame>
        <draw:frame draw:style-name="gr82" draw:text-style-name="P2" draw:layer="layout" svg:width="3.892cm" svg:height="0.556cm" svg:x="2.381cm" svg:y="20.061cm">
          <draw:text-box>
            <text:p text:style-name="P1"><text:span text:style-name="T2">Affordable Housing</text:span></text:p>
          </draw:text-box>
        </draw:frame>
        <draw:frame draw:style-name="gr9" draw:text-style-name="P2" draw:layer="layout" svg:width="0.405cm" svg:height="0.556cm" svg:x="1.746cm" svg:y="20.714cm">
          <draw:text-box>
            <text:p text:style-name="P1"><text:span text:style-name="T2">6.</text:span></text:p>
          </draw:text-box>
        </draw:frame>
        <draw:frame draw:style-name="gr83" draw:text-style-name="P2" draw:layer="layout" svg:width="5.793cm" svg:height="0.556cm" svg:x="2.381cm" svg:y="20.714cm">
          <draw:text-box>
            <text:p text:style-name="P1"><text:span text:style-name="T2">Eviction Prevention Services</text:span></text:p>
          </draw:text-box>
        </draw:frame>
        <draw:frame draw:style-name="gr84" draw:text-style-name="P10" draw:layer="layout" svg:width="1.818cm" svg:height="0.48cm" svg:x="11.229cm" svg:y="16.83cm">
          <draw:text-box>
            <text:p text:style-name="P1"><text:span text:style-name="T8">Never Met</text:span></text:p>
          </draw:text-box>
        </draw:frame>
        <draw:frame draw:style-name="gr85" draw:text-style-name="P10" draw:layer="layout" svg:width="2.004cm" svg:height="0.48cm" svg:x="14.974cm" svg:y="16.83cm">
          <draw:text-box>
            <text:p text:style-name="P1"><text:span text:style-name="T8">Always Met</text:span></text:p>
          </draw:text-box>
        </draw:frame>
        <draw:line draw:style-name="gr86" draw:text-style-name="P7" draw:layer="layout" svg:x1="13.108cm" svg:y1="17.101cm" svg:x2="14.775cm" svg:y2="17.101cm">
          <text:p/>
        </draw:line>
        <draw:line draw:style-name="gr86" draw:text-style-name="P7" draw:layer="layout" svg:x1="13.108cm" svg:y1="17.061cm" svg:x2="13.108cm" svg:y2="17.14cm">
          <text:p/>
        </draw:line>
        <draw:polyline draw:style-name="gr86" draw:text-style-name="P7" draw:layer="layout" svg:width="0.123cm" svg:height="0.227cm" svg:x="14.652cm" svg:y="16.987cm" svg:viewBox="0 0 124 228" draw:points="0,0 124,114 0,228">
          <text:p/>
        </draw:polyline>
        <draw:polygon draw:style-name="gr66" draw:text-style-name="P9" draw:layer="layout" svg:width="18.097cm" svg:height="0.538cm" svg:x="1.746cm" svg:y="22.503cm" svg:viewBox="0 0 18098 539" draw:points="0,539 18098,539 18098,0 0,0">
          <text:p/>
        </draw:polygon>
        <draw:polygon draw:style-name="gr66" draw:text-style-name="P9" draw:layer="layout" svg:width="18.097cm" svg:height="0.537cm" svg:x="1.746cm" svg:y="25.114cm" svg:viewBox="0 0 18098 538" draw:points="0,538 18098,538 18098,0 0,0">
          <text:p/>
        </draw:polygon>
        <draw:frame draw:style-name="gr87" draw:text-style-name="P10" draw:layer="layout" svg:width="0.624cm" svg:height="0.48cm" svg:x="18.11cm" svg:y="16.83cm">
          <draw:text-box>
            <text:p text:style-name="P1"><text:span text:style-name="T8">N/A</text:span></text:p>
          </draw:text-box>
        </draw:frame>
        <draw:frame draw:style-name="gr88" draw:text-style-name="P2" draw:layer="layout" svg:width="4.472cm" svg:height="0.556cm" svg:x="1.746cm" svg:y="21.823cm">
          <draw:text-box>
            <text:p text:style-name="P1"><text:span text:style-name="T7">Treatment</text:span><text:span text:style-name="T7"><text:tab/></text:span><text:span text:style-name="T7">Services</text:span></text:p>
          </draw:text-box>
        </draw:frame>
        <draw:frame draw:style-name="gr9" draw:text-style-name="P2" draw:layer="layout" svg:width="0.405cm" svg:height="0.556cm" svg:x="1.746cm" svg:y="22.476cm">
          <draw:text-box>
            <text:p text:style-name="P1"><text:span text:style-name="T2">1.</text:span></text:p>
          </draw:text-box>
        </draw:frame>
        <draw:frame draw:style-name="gr89" draw:text-style-name="P2" draw:layer="layout" svg:width="3.41cm" svg:height="0.556cm" svg:x="2.381cm" svg:y="22.476cm">
          <draw:text-box>
            <text:p text:style-name="P1"><text:span text:style-name="T2">Medical Services</text:span></text:p>
          </draw:text-box>
        </draw:frame>
        <draw:frame draw:style-name="gr9" draw:text-style-name="P2" draw:layer="layout" svg:width="0.405cm" svg:height="0.556cm" svg:x="1.746cm" svg:y="23.128cm">
          <draw:text-box>
            <text:p text:style-name="P1"><text:span text:style-name="T2">2.</text:span></text:p>
          </draw:text-box>
        </draw:frame>
        <draw:frame draw:style-name="gr90" draw:text-style-name="P2" draw:layer="layout" svg:width="9.502cm" svg:height="0.556cm" svg:x="2.381cm" svg:y="23.128cm">
          <draw:text-box>
            <text:p text:style-name="P1"><text:span text:style-name="T2">Services for Emotional or Psychiatric </text:span><text:span text:style-name="T2">Problems</text:span></text:p>
          </draw:text-box>
        </draw:frame>
        <draw:frame draw:style-name="gr9" draw:text-style-name="P2" draw:layer="layout" svg:width="0.405cm" svg:height="0.556cm" svg:x="1.746cm" svg:y="23.781cm">
          <draw:text-box>
            <text:p text:style-name="P1"><text:span text:style-name="T2">3.</text:span></text:p>
          </draw:text-box>
        </draw:frame>
        <draw:frame draw:style-name="gr83" draw:text-style-name="P2" draw:layer="layout" svg:width="5.793cm" svg:height="0.556cm" svg:x="2.381cm" svg:y="23.781cm">
          <draw:text-box>
            <text:p text:style-name="P1"><text:span text:style-name="T2">Substance Abuse Treatment</text:span></text:p>
          </draw:text-box>
        </draw:frame>
        <draw:frame draw:style-name="gr9" draw:text-style-name="P2" draw:layer="layout" svg:width="0.405cm" svg:height="0.556cm" svg:x="1.746cm" svg:y="24.434cm">
          <draw:text-box>
            <text:p text:style-name="P1"><text:span text:style-name="T2">4.</text:span></text:p>
          </draw:text-box>
        </draw:frame>
        <draw:frame draw:style-name="gr91" draw:text-style-name="P2" draw:layer="layout" svg:width="6.614cm" svg:height="0.556cm" svg:x="2.381cm" svg:y="24.434cm">
          <draw:text-box>
            <text:p text:style-name="P1"><text:span text:style-name="T2">HIV/AIDS Testing and Treatment</text:span></text:p>
          </draw:text-box>
        </draw:frame>
        <draw:frame draw:style-name="gr9" draw:text-style-name="P2" draw:layer="layout" svg:width="0.405cm" svg:height="0.556cm" svg:x="1.746cm" svg:y="25.086cm">
          <draw:text-box>
            <text:p text:style-name="P1"><text:span text:style-name="T2">5.</text:span></text:p>
          </draw:text-box>
        </draw:frame>
        <draw:frame draw:style-name="gr92" draw:text-style-name="P2" draw:layer="layout" svg:width="4.422cm" svg:height="0.556cm" svg:x="2.381cm" svg:y="25.086cm">
          <draw:text-box>
            <text:p text:style-name="P1"><text:span text:style-name="T2">Eye Care and Glasses</text:span></text:p>
          </draw:text-box>
        </draw:frame>
        <draw:frame draw:style-name="gr9" draw:text-style-name="P2" draw:layer="layout" svg:width="0.405cm" svg:height="0.556cm" svg:x="1.746cm" svg:y="25.739cm">
          <draw:text-box>
            <text:p text:style-name="P1"><text:span text:style-name="T2">6.</text:span></text:p>
          </draw:text-box>
        </draw:frame>
        <draw:frame draw:style-name="gr93" draw:text-style-name="P2" draw:layer="layout" svg:width="8.189cm" svg:height="0.556cm" svg:x="2.381cm" svg:y="25.739cm">
          <draw:text-box>
            <text:p text:style-name="P1"><text:span text:style-name="T2">Personal Hygiene (shower, haircut, </text:span><text:span text:style-name="T2">etc.)</text:span></text:p>
          </draw:text-box>
        </draw:frame>
        <draw:frame draw:style-name="gr84" draw:text-style-name="P10" draw:layer="layout" svg:width="1.818cm" svg:height="0.48cm" svg:x="11.229cm" svg:y="21.846cm">
          <draw:text-box>
            <text:p text:style-name="P1"><text:span text:style-name="T8">Never Met</text:span></text:p>
          </draw:text-box>
        </draw:frame>
        <draw:frame draw:style-name="gr85" draw:text-style-name="P10" draw:layer="layout" svg:width="2.004cm" svg:height="0.48cm" svg:x="14.974cm" svg:y="21.846cm">
          <draw:text-box>
            <text:p text:style-name="P1"><text:span text:style-name="T8">Always Met</text:span></text:p>
          </draw:text-box>
        </draw:frame>
        <draw:line draw:style-name="gr86" draw:text-style-name="P7" draw:layer="layout" svg:x1="13.108cm" svg:y1="22.117cm" svg:x2="14.775cm" svg:y2="22.117cm">
          <text:p/>
        </draw:line>
        <draw:line draw:style-name="gr86" draw:text-style-name="P7" draw:layer="layout" svg:x1="13.108cm" svg:y1="22.077cm" svg:x2="13.108cm" svg:y2="22.157cm">
          <text:p/>
        </draw:line>
        <draw:polyline draw:style-name="gr86" draw:text-style-name="P7" draw:layer="layout" svg:width="0.123cm" svg:height="0.228cm" svg:x="14.652cm" svg:y="22.003cm" svg:viewBox="0 0 124 229" draw:points="0,0 124,114 0,229">
          <text:p/>
        </draw:polyline>
        <draw:frame draw:style-name="gr87" draw:text-style-name="P10" draw:layer="layout" svg:width="0.624cm" svg:height="0.48cm" svg:x="18.11cm" svg:y="21.846cm">
          <draw:text-box>
            <text:p text:style-name="P1"><text:span text:style-name="T8">N/A</text:span></text:p>
          </draw:text-box>
        </draw:frame>
        <draw:polygon draw:style-name="gr94" draw:text-style-name="P7" draw:layer="layout" svg:width="18.685cm" svg:height="5.418cm" svg:x="1.746cm" svg:y="9.423cm" svg:viewBox="0 0 18686 5419" draw:points="0,5419 18686,5419 18686,0 0,0">
          <text:p/>
        </draw:polygon>
        <draw:path draw:style-name="gr95" draw:text-style-name="P11" draw:layer="layout" svg:width="0.636cm" svg:height="0.636cm" svg:x="13.023cm" svg:y="20.797cm" svg:viewBox="0 0 637 637" svg:d="M637 318c0-176-142-318-319-318-175 0-318 142-318 318s143 319 318 319c177 0 319-143 319-319z">
          <text:p/>
        </draw:path>
        <draw:path draw:style-name="gr95" draw:text-style-name="P11" draw:layer="layout" svg:width="0.636cm" svg:height="0.635cm" svg:x="11.914cm" svg:y="24.399cm" svg:viewBox="0 0 637 636" svg:d="M637 318c0-175-143-318-318-318-176 0-319 143-319 318 0 176 143 318 319 318 175 0 318-142 318-318z">
          <text:p/>
        </draw:path>
        <draw:path draw:style-name="gr95" draw:text-style-name="P11" draw:layer="layout" svg:width="0.636cm" svg:height="0.635cm" svg:x="15.655cm" svg:y="24.399cm" svg:viewBox="0 0 637 636" svg:d="M637 318c0-175-142-318-318-318s-319 143-319 318c0 176 143 318 319 318s318-142 318-318z">
          <text:p/>
        </draw:path>
        <draw:frame draw:style-name="gr7" draw:text-style-name="P5" draw:layer="layout" svg:width="2.677cm" svg:height="0.391cm" svg:x="1.746cm" svg:y="26.351cm">
          <draw:text-box>
            <text:p text:style-name="P1"><text:span text:style-name="T6">VA Form 10-10161</text:span></text:p>
          </draw:text-box>
        </draw:frame>
        <draw:control draw:style-name="gr65" draw:text-style-name="P8" draw:layer="controls" svg:width="0.317cm" svg:height="0.635cm" svg:x="2.335cm" svg:y="2.67cm" draw:control="control41"/>
        <draw:control draw:style-name="gr65" draw:text-style-name="P8" draw:layer="controls" svg:width="0.317cm" svg:height="0.635cm" svg:x="2.336cm" svg:y="3.371cm" draw:control="control42"/>
        <draw:control draw:style-name="gr65" draw:text-style-name="P8" draw:layer="controls" svg:width="0.317cm" svg:height="0.635cm" svg:x="2.335cm" svg:y="4.04cm" draw:control="control43"/>
        <draw:control draw:style-name="gr65" draw:text-style-name="P8" draw:layer="controls" svg:width="0.317cm" svg:height="0.635cm" svg:x="2.336cm" svg:y="4.671cm" draw:control="control44"/>
        <draw:control draw:style-name="gr65" draw:text-style-name="P8" draw:layer="controls" svg:width="0.317cm" svg:height="0.635cm" svg:x="2.335cm" svg:y="5.327cm" draw:control="control45"/>
        <draw:control draw:style-name="gr65" draw:text-style-name="P8" draw:layer="controls" svg:width="0.317cm" svg:height="0.635cm" svg:x="2.337cm" svg:y="6.772cm" draw:control="control46"/>
        <draw:control draw:style-name="gr65" draw:text-style-name="P8" draw:layer="controls" svg:width="0.317cm" svg:height="0.635cm" svg:x="2.338cm" svg:y="7.473cm" draw:control="control47"/>
        <draw:control draw:style-name="gr65" draw:text-style-name="P8" draw:layer="controls" svg:width="0.317cm" svg:height="0.635cm" svg:x="2.338cm" svg:y="8.173cm" draw:control="control48"/>
        <draw:control draw:style-name="gr65" draw:text-style-name="P8" draw:layer="controls" svg:width="0.317cm" svg:height="0.635cm" svg:x="11.739cm" svg:y="3.174cm" draw:control="control49"/>
        <draw:control draw:style-name="gr65" draw:text-style-name="P8" draw:layer="controls" svg:width="0.317cm" svg:height="0.635cm" svg:x="11.74cm" svg:y="3.875cm" draw:control="control50"/>
        <draw:control draw:style-name="gr65" draw:text-style-name="P8" draw:layer="controls" svg:width="0.317cm" svg:height="0.635cm" svg:x="11.741cm" svg:y="5.876cm" draw:control="control51"/>
        <draw:control draw:style-name="gr65" draw:text-style-name="P8" draw:layer="controls" svg:width="0.317cm" svg:height="0.635cm" svg:x="11.742cm" svg:y="6.477cm" draw:control="control52"/>
        <draw:control draw:style-name="gr96" draw:text-style-name="P8" draw:layer="controls" svg:width="0.32cm" svg:height="0.318cm" svg:x="11.95cm" svg:y="17.57cm" draw:control="control53"/>
        <draw:control draw:style-name="gr96" draw:text-style-name="P8" draw:layer="controls" svg:width="0.317cm" svg:height="0.32cm" svg:x="15.661cm" svg:y="17.57cm" draw:control="control54"/>
        <draw:control draw:style-name="gr96" draw:text-style-name="P8" draw:layer="controls" svg:width="0.317cm" svg:height="0.32cm" svg:x="14.427cm" svg:y="17.57cm" draw:control="control55"/>
        <draw:control draw:style-name="gr96" draw:text-style-name="P8" draw:layer="controls" svg:width="0.317cm" svg:height="0.32cm" svg:x="13.194cm" svg:y="17.57cm" draw:control="control56"/>
        <draw:control draw:style-name="gr96" draw:text-style-name="P8" draw:layer="controls" svg:width="0.317cm" svg:height="0.32cm" svg:x="18.261cm" svg:y="17.57cm" draw:control="control57"/>
        <draw:control draw:style-name="gr65" draw:text-style-name="P8" draw:layer="controls" svg:width="0.317cm" svg:height="0.635cm" svg:x="11.96cm" svg:y="18.094cm" draw:control="control58"/>
        <draw:control draw:style-name="gr65" draw:text-style-name="P8" draw:layer="controls" svg:width="0.317cm" svg:height="0.635cm" svg:x="13.194cm" svg:y="18.095cm" draw:control="control59"/>
        <draw:control draw:style-name="gr65" draw:text-style-name="P8" draw:layer="controls" svg:width="0.317cm" svg:height="0.635cm" svg:x="14.427cm" svg:y="18.095cm" draw:control="control60"/>
        <draw:control draw:style-name="gr65" draw:text-style-name="P8" draw:layer="controls" svg:width="0.317cm" svg:height="0.635cm" svg:x="15.661cm" svg:y="18.095cm" draw:control="control61"/>
        <draw:control draw:style-name="gr65" draw:text-style-name="P8" draw:layer="controls" svg:width="0.317cm" svg:height="0.635cm" svg:x="18.261cm" svg:y="18.095cm" draw:control="control62"/>
        <draw:control draw:style-name="gr96" draw:text-style-name="P8" draw:layer="controls" svg:width="0.317cm" svg:height="0.32cm" svg:x="11.96cm" svg:y="18.85cm" draw:control="control63"/>
        <draw:control draw:style-name="gr65" draw:text-style-name="P8" draw:layer="controls" svg:width="0.317cm" svg:height="0.635cm" svg:x="11.96cm" svg:y="19.396cm" draw:control="control64"/>
        <draw:control draw:style-name="gr96" draw:text-style-name="P8" draw:layer="controls" svg:width="0.305cm" svg:height="0.533cm" svg:x="11.962cm" svg:y="20.094cm" draw:control="control65"/>
        <draw:control draw:style-name="gr65" draw:text-style-name="P8" draw:layer="controls" svg:width="0.305cm" svg:height="0.584cm" svg:x="11.962cm" svg:y="20.653cm" draw:control="control66"/>
        <draw:control draw:style-name="gr96" draw:text-style-name="P8" draw:layer="controls" svg:width="0.317cm" svg:height="0.32cm" svg:x="13.194cm" svg:y="18.85cm" draw:control="control67"/>
        <draw:control draw:style-name="gr96" draw:text-style-name="P8" draw:layer="controls" svg:width="0.32cm" svg:height="0.32cm" svg:x="14.427cm" svg:y="18.85cm" draw:control="control68"/>
        <draw:control draw:style-name="gr96" draw:text-style-name="P8" draw:layer="controls" svg:width="0.317cm" svg:height="0.32cm" svg:x="15.661cm" svg:y="18.85cm" draw:control="control69"/>
        <draw:control draw:style-name="gr96" draw:text-style-name="P8" draw:layer="controls" svg:width="0.317cm" svg:height="0.32cm" svg:x="18.261cm" svg:y="18.85cm" draw:control="control70"/>
        <draw:control draw:style-name="gr65" draw:text-style-name="P8" draw:layer="controls" svg:width="0.317cm" svg:height="0.635cm" svg:x="13.194cm" svg:y="19.397cm" draw:control="control71"/>
        <draw:control draw:style-name="gr65" draw:text-style-name="P8" draw:layer="controls" svg:width="0.317cm" svg:height="0.635cm" svg:x="14.427cm" svg:y="19.397cm" draw:control="control72"/>
        <draw:control draw:style-name="gr65" draw:text-style-name="P8" draw:layer="controls" svg:width="0.317cm" svg:height="0.635cm" svg:x="15.661cm" svg:y="19.397cm" draw:control="control73"/>
        <draw:control draw:style-name="gr65" draw:text-style-name="P8" draw:layer="controls" svg:width="0.317cm" svg:height="0.635cm" svg:x="18.261cm" svg:y="19.397cm" draw:control="control74"/>
        <draw:control draw:style-name="gr96" draw:text-style-name="P8" draw:layer="controls" svg:width="0.305cm" svg:height="0.533cm" svg:x="13.206cm" svg:y="20.094cm" draw:control="control75"/>
        <draw:control draw:style-name="gr96" draw:text-style-name="P8" draw:layer="controls" svg:width="0.305cm" svg:height="0.533cm" svg:x="14.425cm" svg:y="20.094cm" draw:control="control76"/>
        <draw:control draw:style-name="gr96" draw:text-style-name="P8" draw:layer="controls" svg:width="0.305cm" svg:height="0.533cm" svg:x="15.67cm" svg:y="20.094cm" draw:control="control77"/>
        <draw:control draw:style-name="gr96" draw:text-style-name="P8" draw:layer="controls" svg:width="0.317cm" svg:height="0.32cm" svg:x="18.261cm" svg:y="20.15cm" draw:control="control78"/>
        <draw:control draw:style-name="gr65" draw:text-style-name="P8" draw:layer="controls" svg:width="0.305cm" svg:height="0.584cm" svg:x="13.206cm" svg:y="20.653cm" draw:control="control79"/>
        <draw:control draw:style-name="gr65" draw:text-style-name="P8" draw:layer="controls" svg:width="0.305cm" svg:height="0.584cm" svg:x="14.425cm" svg:y="20.653cm" draw:control="control80"/>
        <draw:control draw:style-name="gr65" draw:text-style-name="P8" draw:layer="controls" svg:width="0.317cm" svg:height="0.467cm" svg:x="15.67cm" svg:y="20.718cm" draw:control="control81"/>
        <draw:control draw:style-name="gr65" draw:text-style-name="P8" draw:layer="controls" svg:width="0.305cm" svg:height="0.584cm" svg:x="18.261cm" svg:y="20.653cm" draw:control="control82"/>
        <draw:control draw:style-name="gr96" draw:text-style-name="P8" draw:layer="controls" svg:width="0.317cm" svg:height="0.32cm" svg:x="11.962cm" svg:y="22.55cm" draw:control="control83"/>
        <draw:control draw:style-name="gr65" draw:text-style-name="P8" draw:layer="controls" svg:width="0.317cm" svg:height="0.635cm" svg:x="11.962cm" svg:y="23.092cm" draw:control="control84"/>
        <draw:control draw:style-name="gr96" draw:text-style-name="P8" draw:layer="controls" svg:width="0.317cm" svg:height="0.32cm" svg:x="11.963cm" svg:y="23.85cm" draw:control="control85"/>
        <draw:control draw:style-name="gr65" draw:text-style-name="P8" draw:layer="controls" svg:width="0.317cm" svg:height="0.635cm" svg:x="11.963cm" svg:y="24.401cm" draw:control="control86"/>
        <draw:control draw:style-name="gr96" draw:text-style-name="P8" draw:layer="controls" svg:width="0.317cm" svg:height="0.32cm" svg:x="11.963cm" svg:y="25.15cm" draw:control="control87"/>
        <draw:control draw:style-name="gr65" draw:text-style-name="P8" draw:layer="controls" svg:width="0.317cm" svg:height="0.635cm" svg:x="11.963cm" svg:y="25.701cm" draw:control="control88"/>
        <draw:control draw:style-name="gr96" draw:text-style-name="P8" draw:layer="controls" svg:width="0.317cm" svg:height="0.32cm" svg:x="13.263cm" svg:y="22.55cm" draw:control="control89"/>
        <draw:control draw:style-name="gr96" draw:text-style-name="P8" draw:layer="controls" svg:width="0.317cm" svg:height="0.32cm" svg:x="14.463cm" svg:y="22.55cm" draw:control="control90"/>
        <draw:control draw:style-name="gr96" draw:text-style-name="P8" draw:layer="controls" svg:width="0.317cm" svg:height="0.32cm" svg:x="15.663cm" svg:y="22.55cm" draw:control="control91"/>
        <draw:control draw:style-name="gr96" draw:text-style-name="P8" draw:layer="controls" svg:width="0.317cm" svg:height="0.32cm" svg:x="18.263cm" svg:y="22.55cm" draw:control="control92"/>
        <draw:control draw:style-name="gr65" draw:text-style-name="P8" draw:layer="controls" svg:width="0.317cm" svg:height="0.635cm" svg:x="13.257cm" svg:y="23.092cm" draw:control="control93"/>
        <draw:control draw:style-name="gr65" draw:text-style-name="P8" draw:layer="controls" svg:width="0.317cm" svg:height="0.635cm" svg:x="14.476cm" svg:y="23.092cm" draw:control="control94"/>
        <draw:control draw:style-name="gr65" draw:text-style-name="P8" draw:layer="controls" svg:width="0.317cm" svg:height="0.635cm" svg:x="15.67cm" svg:y="23.092cm" draw:control="control95"/>
        <draw:control draw:style-name="gr65" draw:text-style-name="P8" draw:layer="controls" svg:width="0.317cm" svg:height="0.635cm" svg:x="18.261cm" svg:y="23.092cm" draw:control="control96"/>
        <draw:control draw:style-name="gr96" draw:text-style-name="P8" draw:layer="controls" svg:width="0.317cm" svg:height="0.32cm" svg:x="13.264cm" svg:y="23.85cm" draw:control="control97"/>
        <draw:control draw:style-name="gr96" draw:text-style-name="P8" draw:layer="controls" svg:width="0.317cm" svg:height="0.32cm" svg:x="14.464cm" svg:y="23.85cm" draw:control="control98"/>
        <draw:control draw:style-name="gr96" draw:text-style-name="P8" draw:layer="controls" svg:width="0.317cm" svg:height="0.32cm" svg:x="15.664cm" svg:y="23.85cm" draw:control="control99"/>
        <draw:control draw:style-name="gr96" draw:text-style-name="P8" draw:layer="controls" svg:width="0.317cm" svg:height="0.32cm" svg:x="18.264cm" svg:y="23.85cm" draw:control="control100"/>
        <draw:control draw:style-name="gr65" draw:text-style-name="P8" draw:layer="controls" svg:width="0.317cm" svg:height="0.635cm" svg:x="13.264cm" svg:y="24.402cm" draw:control="control101"/>
        <draw:control draw:style-name="gr65" draw:text-style-name="P8" draw:layer="controls" svg:width="0.317cm" svg:height="0.635cm" svg:x="14.464cm" svg:y="24.402cm" draw:control="control102"/>
        <draw:control draw:style-name="gr65" draw:text-style-name="P8" draw:layer="controls" svg:width="0.317cm" svg:height="0.635cm" svg:x="15.664cm" svg:y="24.402cm" draw:control="control103"/>
        <draw:control draw:style-name="gr65" draw:text-style-name="P8" draw:layer="controls" svg:width="0.317cm" svg:height="0.635cm" svg:x="18.264cm" svg:y="24.402cm" draw:control="control104"/>
        <draw:control draw:style-name="gr96" draw:text-style-name="P8" draw:layer="controls" svg:width="0.31cm" svg:height="0.31cm" svg:x="13.264cm" svg:y="25.15cm" draw:control="control105"/>
        <draw:control draw:style-name="gr96" draw:text-style-name="P8" draw:layer="controls" svg:width="0.317cm" svg:height="0.31cm" svg:x="14.464cm" svg:y="25.15cm" draw:control="control106"/>
        <draw:control draw:style-name="gr96" draw:text-style-name="P8" draw:layer="controls" svg:width="0.317cm" svg:height="0.31cm" svg:x="15.664cm" svg:y="25.15cm" draw:control="control107"/>
        <draw:control draw:style-name="gr96" draw:text-style-name="P8" draw:layer="controls" svg:width="0.317cm" svg:height="0.31cm" svg:x="18.264cm" svg:y="25.15cm" draw:control="control108"/>
        <draw:control draw:style-name="gr65" draw:text-style-name="P8" draw:layer="controls" svg:width="0.317cm" svg:height="0.635cm" svg:x="13.264cm" svg:y="25.702cm" draw:control="control109"/>
        <draw:control draw:style-name="gr65" draw:text-style-name="P8" draw:layer="controls" svg:width="0.317cm" svg:height="0.635cm" svg:x="14.464cm" svg:y="25.702cm" draw:control="control110"/>
        <draw:control draw:style-name="gr65" draw:text-style-name="P8" draw:layer="controls" svg:width="0.317cm" svg:height="0.635cm" svg:x="15.664cm" svg:y="25.702cm" draw:control="control111"/>
        <draw:control draw:style-name="gr65" draw:text-style-name="P8" draw:layer="controls" svg:width="0.317cm" svg:height="0.635cm" svg:x="18.264cm" svg:y="25.702cm" draw:control="control112"/>
        <draw:control draw:style-name="standard" draw:text-style-name="P12" draw:layer="controls" svg:width="18.097cm" svg:height="3.71cm" svg:x="1.7cm" svg:y="11.025cm" draw:control="control113"/>
        <draw:polygon draw:style-name="gr94" draw:text-style-name="P7" draw:layer="layout" svg:width="18.685cm" svg:height="5.418cm" svg:x="1.746cm" svg:y="9.424cm" svg:viewBox="0 0 18686 5419" draw:points="0,5419 18686,5419 18686,0 0,0">
          <text:p/>
        </draw:polygon>
        <draw:frame draw:style-name="gr76" draw:text-style-name="P6" draw:layer="layout" svg:width="18.89cm" svg:height="1.422cm" svg:x="1.7cm" svg:y="9.337cm">
          <draw:text-box>
            <text:p text:style-name="P1"><text:span text:style-name="T2">Please tell us in your own words: What </text:span><text:span text:style-name="T2">is the most important resource/service </text:span><text:span text:style-name="T2">that could help end your homelessness </text:span><text:span text:style-name="T2">now, or if you are formerly homeless, </text:span><text:span text:style-name="T2">what is the most important resource </text:span><text:span text:style-name="T2">that will prevent you from being </text:span><text:span text:style-name="T2">homeless in the future?</text:span></text:p>
          </draw:text-box>
        </draw:frame>
      </draw:page>
      <draw:page draw:name="page3" draw:style-name="dp1" draw:master-page-name="master-page44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obIBS1" form:control-implementation="ooo:com.sun.star.form.component.RadioButton" xml:id="control114" form:id="control114" form:tab-index="30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7" form:control-implementation="ooo:com.sun.star.form.component.RadioButton" xml:id="control115" form:id="control115" form:tab-index="17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8" form:control-implementation="ooo:com.sun.star.form.component.RadioButton" xml:id="control116" form:id="control116" form:tab-index="18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9" form:control-implementation="ooo:com.sun.star.form.component.RadioButton" xml:id="control117" form:id="control117" form:tab-index="19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0" form:control-implementation="ooo:com.sun.star.form.component.RadioButton" xml:id="control118" form:id="control118" form:tab-index="20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1" form:control-implementation="ooo:com.sun.star.form.component.RadioButton" xml:id="control119" form:id="control119" form:tab-index="2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2" form:control-implementation="ooo:com.sun.star.form.component.RadioButton" xml:id="control120" form:id="control120" form:tab-index="22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3" form:control-implementation="ooo:com.sun.star.form.component.RadioButton" xml:id="control121" form:id="control121" form:tab-index="23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7" form:control-implementation="ooo:com.sun.star.form.component.RadioButton" xml:id="control122" form:id="control122" form:tab-index="17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7" form:control-implementation="ooo:com.sun.star.form.component.RadioButton" xml:id="control123" form:id="control123" form:tab-index="17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7" form:control-implementation="ooo:com.sun.star.form.component.RadioButton" xml:id="control124" form:id="control124" form:tab-index="17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7" form:control-implementation="ooo:com.sun.star.form.component.RadioButton" xml:id="control125" form:id="control125" form:tab-index="17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8" form:control-implementation="ooo:com.sun.star.form.component.RadioButton" xml:id="control126" form:id="control126" form:tab-index="18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8" form:control-implementation="ooo:com.sun.star.form.component.RadioButton" xml:id="control127" form:id="control127" form:tab-index="18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8" form:control-implementation="ooo:com.sun.star.form.component.RadioButton" xml:id="control128" form:id="control128" form:tab-index="18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8" form:control-implementation="ooo:com.sun.star.form.component.RadioButton" xml:id="control129" form:id="control129" form:tab-index="18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9" form:control-implementation="ooo:com.sun.star.form.component.RadioButton" xml:id="control130" form:id="control130" form:tab-index="19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9" form:control-implementation="ooo:com.sun.star.form.component.RadioButton" xml:id="control131" form:id="control131" form:tab-index="19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9" form:control-implementation="ooo:com.sun.star.form.component.RadioButton" xml:id="control132" form:id="control132" form:tab-index="19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9" form:control-implementation="ooo:com.sun.star.form.component.RadioButton" xml:id="control133" form:id="control133" form:tab-index="19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0" form:control-implementation="ooo:com.sun.star.form.component.RadioButton" xml:id="control134" form:id="control134" form:tab-index="20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0" form:control-implementation="ooo:com.sun.star.form.component.RadioButton" xml:id="control135" form:id="control135" form:tab-index="20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0" form:control-implementation="ooo:com.sun.star.form.component.RadioButton" xml:id="control136" form:id="control136" form:tab-index="20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0" form:control-implementation="ooo:com.sun.star.form.component.RadioButton" xml:id="control137" form:id="control137" form:tab-index="20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1" form:control-implementation="ooo:com.sun.star.form.component.RadioButton" xml:id="control138" form:id="control138" form:tab-index="2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1" form:control-implementation="ooo:com.sun.star.form.component.RadioButton" xml:id="control139" form:id="control139" form:tab-index="2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1" form:control-implementation="ooo:com.sun.star.form.component.RadioButton" xml:id="control140" form:id="control140" form:tab-index="2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1" form:control-implementation="ooo:com.sun.star.form.component.RadioButton" xml:id="control141" form:id="control141" form:tab-index="2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2" form:control-implementation="ooo:com.sun.star.form.component.RadioButton" xml:id="control142" form:id="control142" form:tab-index="22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2" form:control-implementation="ooo:com.sun.star.form.component.RadioButton" xml:id="control143" form:id="control143" form:tab-index="22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2" form:control-implementation="ooo:com.sun.star.form.component.RadioButton" xml:id="control144" form:id="control144" form:tab-index="22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2" form:control-implementation="ooo:com.sun.star.form.component.RadioButton" xml:id="control145" form:id="control145" form:tab-index="22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3" form:control-implementation="ooo:com.sun.star.form.component.RadioButton" xml:id="control146" form:id="control146" form:tab-index="23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3" form:control-implementation="ooo:com.sun.star.form.component.RadioButton" xml:id="control147" form:id="control147" form:tab-index="23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3" form:control-implementation="ooo:com.sun.star.form.component.RadioButton" xml:id="control148" form:id="control148" form:tab-index="23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TS13" form:control-implementation="ooo:com.sun.star.form.component.RadioButton" xml:id="control149" form:id="control149" form:tab-index="23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2" form:control-implementation="ooo:com.sun.star.form.component.RadioButton" xml:id="control150" form:id="control150" form:tab-index="3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3" form:control-implementation="ooo:com.sun.star.form.component.RadioButton" xml:id="control151" form:id="control151" form:tab-index="32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4" form:control-implementation="ooo:com.sun.star.form.component.RadioButton" xml:id="control152" form:id="control152" form:tab-index="33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5" form:control-implementation="ooo:com.sun.star.form.component.RadioButton" xml:id="control153" form:id="control153" form:tab-index="34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6" form:control-implementation="ooo:com.sun.star.form.component.RadioButton" xml:id="control154" form:id="control154" form:tab-index="35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7" form:control-implementation="ooo:com.sun.star.form.component.RadioButton" xml:id="control155" form:id="control155" form:tab-index="36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8" form:control-implementation="ooo:com.sun.star.form.component.RadioButton" xml:id="control156" form:id="control156" form:tab-index="37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9" form:control-implementation="ooo:com.sun.star.form.component.RadioButton" xml:id="control157" form:id="control157" form:tab-index="38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10" form:control-implementation="ooo:com.sun.star.form.component.RadioButton" xml:id="control158" form:id="control158" form:tab-index="39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1" form:control-implementation="ooo:com.sun.star.form.component.RadioButton" xml:id="control159" form:id="control159" form:tab-index="30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1" form:control-implementation="ooo:com.sun.star.form.component.RadioButton" xml:id="control160" form:id="control160" form:tab-index="30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1" form:control-implementation="ooo:com.sun.star.form.component.RadioButton" xml:id="control161" form:id="control161" form:tab-index="30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1" form:control-implementation="ooo:com.sun.star.form.component.RadioButton" xml:id="control162" form:id="control162" form:tab-index="30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2" form:control-implementation="ooo:com.sun.star.form.component.RadioButton" xml:id="control163" form:id="control163" form:tab-index="3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2" form:control-implementation="ooo:com.sun.star.form.component.RadioButton" xml:id="control164" form:id="control164" form:tab-index="3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2" form:control-implementation="ooo:com.sun.star.form.component.RadioButton" xml:id="control165" form:id="control165" form:tab-index="3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2" form:control-implementation="ooo:com.sun.star.form.component.RadioButton" xml:id="control166" form:id="control166" form:tab-index="3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3" form:control-implementation="ooo:com.sun.star.form.component.RadioButton" xml:id="control167" form:id="control167" form:tab-index="32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3" form:control-implementation="ooo:com.sun.star.form.component.RadioButton" xml:id="control168" form:id="control168" form:tab-index="32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3" form:control-implementation="ooo:com.sun.star.form.component.RadioButton" xml:id="control169" form:id="control169" form:tab-index="32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3" form:control-implementation="ooo:com.sun.star.form.component.RadioButton" xml:id="control170" form:id="control170" form:tab-index="32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4" form:control-implementation="ooo:com.sun.star.form.component.RadioButton" xml:id="control171" form:id="control171" form:tab-index="33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4" form:control-implementation="ooo:com.sun.star.form.component.RadioButton" xml:id="control172" form:id="control172" form:tab-index="33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4" form:control-implementation="ooo:com.sun.star.form.component.RadioButton" xml:id="control173" form:id="control173" form:tab-index="33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4" form:control-implementation="ooo:com.sun.star.form.component.RadioButton" xml:id="control174" form:id="control174" form:tab-index="33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5" form:control-implementation="ooo:com.sun.star.form.component.RadioButton" xml:id="control175" form:id="control175" form:tab-index="34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5" form:control-implementation="ooo:com.sun.star.form.component.RadioButton" xml:id="control176" form:id="control176" form:tab-index="34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5" form:control-implementation="ooo:com.sun.star.form.component.RadioButton" xml:id="control177" form:id="control177" form:tab-index="34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5" form:control-implementation="ooo:com.sun.star.form.component.RadioButton" xml:id="control178" form:id="control178" form:tab-index="34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6" form:control-implementation="ooo:com.sun.star.form.component.RadioButton" xml:id="control179" form:id="control179" form:tab-index="35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6" form:control-implementation="ooo:com.sun.star.form.component.RadioButton" xml:id="control180" form:id="control180" form:tab-index="35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6" form:control-implementation="ooo:com.sun.star.form.component.RadioButton" xml:id="control181" form:id="control181" form:tab-index="35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6" form:control-implementation="ooo:com.sun.star.form.component.RadioButton" xml:id="control182" form:id="control182" form:tab-index="35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7" form:control-implementation="ooo:com.sun.star.form.component.RadioButton" xml:id="control183" form:id="control183" form:tab-index="36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7" form:control-implementation="ooo:com.sun.star.form.component.RadioButton" xml:id="control184" form:id="control184" form:tab-index="36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7" form:control-implementation="ooo:com.sun.star.form.component.RadioButton" xml:id="control185" form:id="control185" form:tab-index="36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7" form:control-implementation="ooo:com.sun.star.form.component.RadioButton" xml:id="control186" form:id="control186" form:tab-index="36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8" form:control-implementation="ooo:com.sun.star.form.component.RadioButton" xml:id="control187" form:id="control187" form:tab-index="37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8" form:control-implementation="ooo:com.sun.star.form.component.RadioButton" xml:id="control188" form:id="control188" form:tab-index="37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8" form:control-implementation="ooo:com.sun.star.form.component.RadioButton" xml:id="control189" form:id="control189" form:tab-index="37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8" form:control-implementation="ooo:com.sun.star.form.component.RadioButton" xml:id="control190" form:id="control190" form:tab-index="37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9" form:control-implementation="ooo:com.sun.star.form.component.RadioButton" xml:id="control191" form:id="control191" form:tab-index="38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9" form:control-implementation="ooo:com.sun.star.form.component.RadioButton" xml:id="control192" form:id="control192" form:tab-index="38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9" form:control-implementation="ooo:com.sun.star.form.component.RadioButton" xml:id="control193" form:id="control193" form:tab-index="38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9" form:control-implementation="ooo:com.sun.star.form.component.RadioButton" xml:id="control194" form:id="control194" form:tab-index="38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10" form:control-implementation="ooo:com.sun.star.form.component.RadioButton" xml:id="control195" form:id="control195" form:tab-index="39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10" form:control-implementation="ooo:com.sun.star.form.component.RadioButton" xml:id="control196" form:id="control196" form:tab-index="39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10" form:control-implementation="ooo:com.sun.star.form.component.RadioButton" xml:id="control197" form:id="control197" form:tab-index="39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IBS10" form:control-implementation="ooo:com.sun.star.form.component.RadioButton" xml:id="control198" form:id="control198" form:tab-index="39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" form:control-implementation="ooo:com.sun.star.form.component.RadioButton" xml:id="control199" form:id="control199" form:tab-index="40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2" form:control-implementation="ooo:com.sun.star.form.component.RadioButton" xml:id="control200" form:id="control200" form:tab-index="4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3" form:control-implementation="ooo:com.sun.star.form.component.RadioButton" xml:id="control201" form:id="control201" form:tab-index="42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4" form:control-implementation="ooo:com.sun.star.form.component.RadioButton" xml:id="control202" form:id="control202" form:tab-index="43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5" form:control-implementation="ooo:com.sun.star.form.component.RadioButton" xml:id="control203" form:id="control203" form:tab-index="44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" form:control-implementation="ooo:com.sun.star.form.component.RadioButton" xml:id="control204" form:id="control204" form:tab-index="40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" form:control-implementation="ooo:com.sun.star.form.component.RadioButton" xml:id="control205" form:id="control205" form:tab-index="40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" form:control-implementation="ooo:com.sun.star.form.component.RadioButton" xml:id="control206" form:id="control206" form:tab-index="40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" form:control-implementation="ooo:com.sun.star.form.component.RadioButton" xml:id="control207" form:id="control207" form:tab-index="40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2" form:control-implementation="ooo:com.sun.star.form.component.RadioButton" xml:id="control208" form:id="control208" form:tab-index="4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2" form:control-implementation="ooo:com.sun.star.form.component.RadioButton" xml:id="control209" form:id="control209" form:tab-index="4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2" form:control-implementation="ooo:com.sun.star.form.component.RadioButton" xml:id="control210" form:id="control210" form:tab-index="4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2" form:control-implementation="ooo:com.sun.star.form.component.RadioButton" xml:id="control211" form:id="control211" form:tab-index="4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3" form:control-implementation="ooo:com.sun.star.form.component.RadioButton" xml:id="control212" form:id="control212" form:tab-index="42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3" form:control-implementation="ooo:com.sun.star.form.component.RadioButton" xml:id="control213" form:id="control213" form:tab-index="42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3" form:control-implementation="ooo:com.sun.star.form.component.RadioButton" xml:id="control214" form:id="control214" form:tab-index="42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3" form:control-implementation="ooo:com.sun.star.form.component.RadioButton" xml:id="control215" form:id="control215" form:tab-index="42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4" form:control-implementation="ooo:com.sun.star.form.component.RadioButton" xml:id="control216" form:id="control216" form:tab-index="43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4" form:control-implementation="ooo:com.sun.star.form.component.RadioButton" xml:id="control217" form:id="control217" form:tab-index="43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4" form:control-implementation="ooo:com.sun.star.form.component.RadioButton" xml:id="control218" form:id="control218" form:tab-index="43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4" form:control-implementation="ooo:com.sun.star.form.component.RadioButton" xml:id="control219" form:id="control219" form:tab-index="43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5" form:control-implementation="ooo:com.sun.star.form.component.RadioButton" xml:id="control220" form:id="control220" form:tab-index="44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5" form:control-implementation="ooo:com.sun.star.form.component.RadioButton" xml:id="control221" form:id="control221" form:tab-index="44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5" form:control-implementation="ooo:com.sun.star.form.component.RadioButton" xml:id="control222" form:id="control222" form:tab-index="44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5" form:control-implementation="ooo:com.sun.star.form.component.RadioButton" xml:id="control223" form:id="control223" form:tab-index="44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polygon draw:style-name="gr66" draw:text-style-name="P9" draw:layer="layout" svg:width="18.097cm" svg:height="0.537cm" svg:x="1.746cm" svg:y="16.056cm" svg:viewBox="0 0 18098 538" draw:points="0,538 18098,538 18098,0 0,0">
          <text:p/>
        </draw:polygon>
        <draw:frame draw:style-name="gr84" draw:text-style-name="P10" draw:layer="layout" svg:width="1.818cm" svg:height="0.48cm" svg:x="11.192cm" svg:y="1.722cm">
          <draw:text-box>
            <text:p text:style-name="P1"><text:span text:style-name="T8">Never Met</text:span></text:p>
          </draw:text-box>
        </draw:frame>
        <draw:frame draw:style-name="gr85" draw:text-style-name="P10" draw:layer="layout" svg:width="2.004cm" svg:height="0.48cm" svg:x="14.937cm" svg:y="1.722cm">
          <draw:text-box>
            <text:p text:style-name="P1"><text:span text:style-name="T8">Always Met</text:span></text:p>
          </draw:text-box>
        </draw:frame>
        <draw:line draw:style-name="gr86" draw:text-style-name="P7" draw:layer="layout" svg:x1="13.071cm" svg:y1="1.993cm" svg:x2="14.737cm" svg:y2="1.993cm">
          <text:p/>
        </draw:line>
        <draw:line draw:style-name="gr86" draw:text-style-name="P7" draw:layer="layout" svg:x1="13.071cm" svg:y1="1.953cm" svg:x2="13.071cm" svg:y2="2.032cm">
          <text:p/>
        </draw:line>
        <draw:polyline draw:style-name="gr86" draw:text-style-name="P7" draw:layer="layout" svg:width="0.122cm" svg:height="0.227cm" svg:x="14.615cm" svg:y="1.879cm" svg:viewBox="0 0 123 228" draw:points="0,0 123,115 0,228">
          <text:p/>
        </draw:polyline>
        <draw:polygon draw:style-name="gr66" draw:text-style-name="P9" draw:layer="layout" svg:width="18.097cm" svg:height="0.538cm" svg:x="1.746cm" svg:y="2.345cm" svg:viewBox="0 0 18098 539" draw:points="0,539 18098,539 18098,0 0,0">
          <text:p/>
        </draw:polygon>
        <draw:polygon draw:style-name="gr66" draw:text-style-name="P9" draw:layer="layout" svg:width="18.097cm" svg:height="0.537cm" svg:x="1.746cm" svg:y="4.545cm" svg:viewBox="0 0 18098 538" draw:points="0,538 18098,538 18098,0 0,0">
          <text:p/>
        </draw:polygon>
        <draw:polygon draw:style-name="gr66" draw:text-style-name="P9" draw:layer="layout" svg:width="18.097cm" svg:height="0.537cm" svg:x="1.746cm" svg:y="5.85cm" svg:viewBox="0 0 18098 538" draw:points="0,538 18098,538 18098,0 0,0">
          <text:p/>
        </draw:polygon>
        <draw:polygon draw:style-name="gr66" draw:text-style-name="P9" draw:layer="layout" svg:width="18.097cm" svg:height="0.538cm" svg:x="1.746cm" svg:y="7.555cm" svg:viewBox="0 0 18098 539" draw:points="0,539 18098,539 18098,0 0,0">
          <text:p/>
        </draw:polygon>
        <draw:frame draw:style-name="gr87" draw:text-style-name="P10" draw:layer="layout" svg:width="0.624cm" svg:height="0.48cm" svg:x="18.073cm" svg:y="1.722cm">
          <draw:text-box>
            <text:p text:style-name="P1"><text:span text:style-name="T8">N/A</text:span></text:p>
          </draw:text-box>
        </draw:frame>
        <draw:frame draw:style-name="gr9" draw:text-style-name="P2" draw:layer="layout" svg:width="0.405cm" svg:height="0.556cm" svg:x="1.746cm" svg:y="2.318cm">
          <draw:text-box>
            <text:p text:style-name="P1"><text:span text:style-name="T2">7.</text:span></text:p>
          </draw:text-box>
        </draw:frame>
        <draw:frame draw:style-name="gr97" draw:text-style-name="P2" draw:layer="layout" svg:width="6.538cm" svg:height="0.556cm" svg:x="2.381cm" svg:y="2.318cm">
          <draw:text-box>
            <text:p text:style-name="P1"><text:span text:style-name="T2">Elder Healthcare and Resources</text:span></text:p>
          </draw:text-box>
        </draw:frame>
        <draw:frame draw:style-name="gr9" draw:text-style-name="P2" draw:layer="layout" svg:width="0.405cm" svg:height="0.556cm" svg:x="1.746cm" svg:y="2.971cm">
          <draw:text-box>
            <text:p text:style-name="P1"><text:span text:style-name="T2">8.</text:span></text:p>
          </draw:text-box>
        </draw:frame>
        <draw:frame draw:style-name="gr98" draw:text-style-name="P2" draw:layer="layout" svg:width="8.325cm" svg:height="0.556cm" svg:x="2.381cm" svg:y="2.971cm">
          <draw:text-box>
            <text:p text:style-name="P1"><text:span text:style-name="T2">Health and Wellness (preventing illness </text:span></text:p>
          </draw:text-box>
        </draw:frame>
        <draw:frame draw:style-name="gr99" draw:text-style-name="P2" draw:layer="layout" svg:width="9.853cm" svg:height="0.949cm" svg:x="2.381cm" svg:y="3.465cm">
          <draw:text-box>
            <text:p text:style-name="P1"><text:span text:style-name="T2">and prolonging life through diet, </text:span><text:span text:style-name="T2">exercise </text:span></text:p>
            <text:p text:style-name="P1"><text:span text:style-name="T2">and self care) </text:span></text:p>
          </draw:text-box>
        </draw:frame>
        <draw:frame draw:style-name="gr9" draw:text-style-name="P2" draw:layer="layout" svg:width="0.405cm" svg:height="0.556cm" svg:x="1.746cm" svg:y="4.517cm">
          <draw:text-box>
            <text:p text:style-name="P1"><text:span text:style-name="T2">9.</text:span></text:p>
          </draw:text-box>
        </draw:frame>
        <draw:frame draw:style-name="gr100" draw:text-style-name="P2" draw:layer="layout" svg:width="6.013cm" svg:height="0.556cm" svg:x="2.381cm" svg:y="4.517cm">
          <draw:text-box>
            <text:p text:style-name="P1"><text:span text:style-name="T2">Treatment for Dual Diagnosis</text:span></text:p>
          </draw:text-box>
        </draw:frame>
        <draw:frame draw:style-name="gr101" draw:text-style-name="P2" draw:layer="layout" svg:width="4.591cm" svg:height="0.556cm" svg:x="1.746cm" svg:y="5.17cm">
          <draw:text-box>
            <text:p text:style-name="P1"><text:span text:style-name="T2">10. Case Management</text:span></text:p>
          </draw:text-box>
        </draw:frame>
        <draw:frame draw:style-name="gr102" draw:text-style-name="P2" draw:layer="layout" svg:width="5.497cm" svg:height="0.556cm" svg:x="1.746cm" svg:y="5.822cm">
          <draw:text-box>
            <text:p text:style-name="P1"><text:span text:style-name="T2">11. Military Sexual Trauma</text:span></text:p>
          </draw:text-box>
        </draw:frame>
        <draw:frame draw:style-name="gr103" draw:text-style-name="P2" draw:layer="layout" svg:width="9.883cm" svg:height="0.949cm" svg:x="1.746cm" svg:y="6.475cm">
          <draw:text-box>
            <text:p text:style-name="P1"><text:span text:style-name="T2">12. Gender Specific Health Care </text:span><text:span text:style-name="T2">Provider </text:span></text:p>
            <text:p text:style-name="P1"><text:span text:style-name="T2"><text:s text:c="6"/></text:span><text:span text:style-name="T2">Availability</text:span></text:p>
          </draw:text-box>
        </draw:frame>
        <draw:frame draw:style-name="gr104" draw:text-style-name="P2" draw:layer="layout" svg:width="3.207cm" svg:height="0.556cm" svg:x="1.746cm" svg:y="7.528cm">
          <draw:text-box>
            <text:p text:style-name="P1"><text:span text:style-name="T2">13. Dental Care</text:span></text:p>
          </draw:text-box>
        </draw:frame>
        <draw:frame draw:style-name="gr105" draw:text-style-name="P6" draw:layer="layout" svg:width="12.486cm" svg:height="0.556cm" svg:x="2.503cm" svg:y="8.204cm">
          <draw:text-box>
            <text:p text:style-name="P1"><text:span text:style-name="T2">How would you describe the health of </text:span><text:span text:style-name="T2">your teeth and gums? </text:span></text:p>
          </draw:text-box>
        </draw:frame>
        <draw:frame draw:style-name="gr106" draw:text-style-name="P2" draw:layer="layout" svg:width="2.41cm" svg:height="0.556cm" svg:x="2.403cm" svg:y="8.851cm">
          <draw:text-box>
            <text:p text:style-name="P1"><text:span text:style-name="T1"><text:s/></text:span><text:span text:style-name="T2"><text:s/></text:span><text:span text:style-name="T2">Excellent</text:span></text:p>
          </draw:text-box>
        </draw:frame>
        <draw:frame draw:style-name="gr107" draw:text-style-name="P2" draw:layer="layout" svg:width="2.677cm" svg:height="0.556cm" svg:x="2.403cm" svg:y="9.503cm">
          <draw:text-box>
            <text:p text:style-name="P1"><text:span text:style-name="T1"><text:s/></text:span><text:span text:style-name="T2"><text:s/></text:span><text:span text:style-name="T2">Very Good</text:span></text:p>
          </draw:text-box>
        </draw:frame>
        <draw:frame draw:style-name="gr9" draw:text-style-name="P2" draw:layer="layout" svg:width="0.405cm" svg:height="0.556cm" svg:x="2.765cm" svg:y="10.256cm">
          <draw:text-box>
            <text:p text:style-name="P1"><text:span text:style-name="T2"><text:s/></text:span></text:p>
          </draw:text-box>
        </draw:frame>
        <draw:frame draw:style-name="gr108" draw:text-style-name="P2" draw:layer="layout" svg:width="1.61cm" svg:height="0.556cm" svg:x="2.403cm" svg:y="10.156cm">
          <draw:text-box>
            <text:p text:style-name="P1"><text:span text:style-name="T1"><text:s/></text:span><text:span text:style-name="T2"><text:s/></text:span><text:span text:style-name="T2">Good</text:span></text:p>
          </draw:text-box>
        </draw:frame>
        <draw:frame draw:style-name="gr9" draw:text-style-name="P2" draw:layer="layout" svg:width="0.405cm" svg:height="0.556cm" svg:x="2.765cm" svg:y="10.909cm">
          <draw:text-box>
            <text:p text:style-name="P1"><text:span text:style-name="T2"><text:s/></text:span></text:p>
          </draw:text-box>
        </draw:frame>
        <draw:frame draw:style-name="gr13" draw:text-style-name="P2" draw:layer="layout" svg:width="1.301cm" svg:height="0.556cm" svg:x="2.403cm" svg:y="10.809cm">
          <draw:text-box>
            <text:p text:style-name="P1"><text:span text:style-name="T1"><text:s/></text:span><text:span text:style-name="T2"><text:s/></text:span><text:span text:style-name="T2">Fair</text:span></text:p>
          </draw:text-box>
        </draw:frame>
        <draw:frame draw:style-name="gr9" draw:text-style-name="P2" draw:layer="layout" svg:width="0.405cm" svg:height="0.556cm" svg:x="2.765cm" svg:y="11.561cm">
          <draw:text-box>
            <text:p text:style-name="P1"><text:span text:style-name="T2"><text:s/></text:span></text:p>
          </draw:text-box>
        </draw:frame>
        <draw:polygon draw:style-name="gr66" draw:text-style-name="P9" draw:layer="layout" svg:width="18.097cm" svg:height="1.031cm" svg:x="1.746cm" svg:y="21.577cm" svg:viewBox="0 0 18098 1032" draw:points="0,1032 18098,1032 18098,0 0,0">
          <text:p/>
        </draw:polygon>
        <draw:polygon draw:style-name="gr66" draw:text-style-name="P9" draw:layer="layout" svg:width="18.097cm" svg:height="0.537cm" svg:x="1.7cm" svg:y="23.404cm" svg:viewBox="0 0 18098 538" draw:points="0,538 18098,538 18098,0 0,0">
          <text:p/>
        </draw:polygon>
        <draw:polygon draw:style-name="gr66" draw:text-style-name="P9" draw:layer="layout" svg:width="18.097cm" svg:height="1.032cm" svg:x="1.717cm" svg:y="24.577cm" svg:viewBox="0 0 18098 1033" draw:points="0,1033 18098,1033 18098,0 0,0">
          <text:p/>
        </draw:polygon>
        <draw:frame draw:style-name="gr109" draw:text-style-name="P2" draw:layer="layout" svg:width="1.449cm" svg:height="0.556cm" svg:x="2.403cm" svg:y="11.461cm">
          <draw:text-box>
            <text:p text:style-name="P1"><text:span text:style-name="T1"><text:s/></text:span><text:span text:style-name="T2"><text:s/></text:span><text:span text:style-name="T2">Poor</text:span></text:p>
          </draw:text-box>
        </draw:frame>
        <draw:frame draw:style-name="gr110" draw:text-style-name="P2" draw:layer="layout" svg:width="3.723cm" svg:height="0.556cm" svg:x="1.746cm" svg:y="20.897cm">
          <draw:text-box>
            <text:p text:style-name="P1"><text:span text:style-name="T7">Legal</text:span><text:span text:style-name="T7"><text:tab/></text:span><text:span text:style-name="T7">Assistance</text:span></text:p>
          </draw:text-box>
        </draw:frame>
        <draw:frame draw:style-name="gr9" draw:text-style-name="P2" draw:layer="layout" svg:width="0.405cm" svg:height="0.556cm" svg:x="1.746cm" svg:y="21.549cm">
          <draw:text-box>
            <text:p text:style-name="P1"><text:span text:style-name="T2">1.</text:span></text:p>
          </draw:text-box>
        </draw:frame>
        <draw:frame draw:style-name="gr111" draw:text-style-name="P2" draw:layer="layout" svg:width="7.084cm" svg:height="0.556cm" svg:x="2.381cm" svg:y="21.549cm">
          <draw:text-box>
            <text:p text:style-name="P1"><text:span text:style-name="T2">Legal Assistance to Help Restore a</text:span></text:p>
          </draw:text-box>
        </draw:frame>
        <draw:frame draw:style-name="gr112" draw:text-style-name="P2" draw:layer="layout" svg:width="3.257cm" svg:height="0.556cm" svg:x="2.381cm" svg:y="22.043cm">
          <draw:text-box>
            <text:p text:style-name="P1"><text:span text:style-name="T2">Driver’s License</text:span></text:p>
          </draw:text-box>
        </draw:frame>
        <draw:frame draw:style-name="gr9" draw:text-style-name="P2" draw:layer="layout" svg:width="0.405cm" svg:height="0.556cm" svg:x="1.746cm" svg:y="22.696cm">
          <draw:text-box>
            <text:p text:style-name="P1"><text:span text:style-name="T2">2.</text:span></text:p>
          </draw:text-box>
        </draw:frame>
        <draw:frame draw:style-name="gr113" draw:text-style-name="P2" draw:layer="layout" svg:width="4.659cm" svg:height="0.556cm" svg:x="2.381cm" svg:y="22.696cm">
          <draw:text-box>
            <text:p text:style-name="P1"><text:span text:style-name="T2">Financial Guardianship</text:span></text:p>
          </draw:text-box>
        </draw:frame>
        <draw:frame draw:style-name="gr9" draw:text-style-name="P2" draw:layer="layout" svg:width="0.405cm" svg:height="0.556cm" svg:x="1.746cm" svg:y="23.348cm">
          <draw:text-box>
            <text:p text:style-name="P1"><text:span text:style-name="T2">3.</text:span></text:p>
          </draw:text-box>
        </draw:frame>
        <draw:frame draw:style-name="gr114" draw:text-style-name="P2" draw:layer="layout" svg:width="8.964cm" svg:height="0.556cm" svg:x="2.381cm" svg:y="23.348cm">
          <draw:text-box>
            <text:p text:style-name="P1"><text:span text:style-name="T2">Re-Entry Services for Incarcerated </text:span><text:span text:style-name="T2">Veterans</text:span></text:p>
          </draw:text-box>
        </draw:frame>
        <draw:frame draw:style-name="gr9" draw:text-style-name="P2" draw:layer="layout" svg:width="0.405cm" svg:height="0.556cm" svg:x="1.746cm" svg:y="24.001cm">
          <draw:text-box>
            <text:p text:style-name="P1"><text:span text:style-name="T2">4.</text:span></text:p>
          </draw:text-box>
        </draw:frame>
        <draw:frame draw:style-name="gr115" draw:text-style-name="P2" draw:layer="layout" svg:width="8.384cm" svg:height="0.556cm" svg:x="2.381cm" svg:y="24.001cm">
          <draw:text-box>
            <text:p text:style-name="P1"><text:span text:style-name="T2">Legal Assistance for Child Support </text:span><text:span text:style-name="T2">Issues</text:span></text:p>
          </draw:text-box>
        </draw:frame>
        <draw:frame draw:style-name="gr9" draw:text-style-name="P2" draw:layer="layout" svg:width="0.405cm" svg:height="0.556cm" svg:x="1.746cm" svg:y="24.654cm">
          <draw:text-box>
            <text:p text:style-name="P1"><text:span text:style-name="T2">5.</text:span></text:p>
          </draw:text-box>
        </draw:frame>
        <draw:frame draw:style-name="gr116" draw:text-style-name="P2" draw:layer="layout" svg:width="8.727cm" svg:height="0.556cm" svg:x="2.381cm" svg:y="24.654cm">
          <draw:text-box>
            <text:p text:style-name="P1"><text:span text:style-name="T2">Legal Assistance for Outstanding </text:span><text:span text:style-name="T2">Warrants</text:span></text:p>
          </draw:text-box>
        </draw:frame>
        <draw:frame draw:style-name="gr117" draw:text-style-name="P2" draw:layer="layout" svg:width="1.966cm" svg:height="0.556cm" svg:x="2.381cm" svg:y="25.148cm">
          <draw:text-box>
            <text:p text:style-name="P1"><text:span text:style-name="T2">and Fines</text:span></text:p>
          </draw:text-box>
        </draw:frame>
        <draw:polygon draw:style-name="gr66" draw:text-style-name="P9" draw:layer="layout" svg:width="18.097cm" svg:height="0.538cm" svg:x="1.746cm" svg:y="12.951cm" svg:viewBox="0 0 18098 539" draw:points="0,539 18098,539 18098,0 0,0">
          <text:p/>
        </draw:polygon>
        <draw:polygon draw:style-name="gr66" draw:text-style-name="P9" draw:layer="layout" svg:width="18.097cm" svg:height="0.537cm" svg:x="1.746cm" svg:y="14.751cm" svg:viewBox="0 0 18098 538" draw:points="0,538 18098,538 18098,0 0,0">
          <text:p/>
        </draw:polygon>
        <draw:polygon draw:style-name="gr66" draw:text-style-name="P9" draw:layer="layout" svg:width="18.097cm" svg:height="0.538cm" svg:x="1.746cm" svg:y="17.855cm" svg:viewBox="0 0 18098 539" draw:points="0,539 18098,539 18098,0 0,0">
          <text:p/>
        </draw:polygon>
        <draw:polygon draw:style-name="gr66" draw:text-style-name="P9" draw:layer="layout" svg:width="18.097cm" svg:height="0.538cm" svg:x="1.746cm" svg:y="19.16cm" svg:viewBox="0 0 18098 539" draw:points="0,539 18098,539 18098,0 0,0">
          <text:p/>
        </draw:polygon>
        <draw:frame draw:style-name="gr118" draw:text-style-name="P2" draw:layer="layout" svg:width="5.742cm" svg:height="0.556cm" svg:x="1.746cm" svg:y="12.271cm">
          <draw:text-box>
            <text:p text:style-name="P1"><text:span text:style-name="T7">Income/Benefits</text:span><text:span text:style-name="T7"><text:tab/></text:span><text:span text:style-name="T7">Services</text:span></text:p>
          </draw:text-box>
        </draw:frame>
        <draw:frame draw:style-name="gr9" draw:text-style-name="P2" draw:layer="layout" svg:width="0.405cm" svg:height="0.556cm" svg:x="1.746cm" svg:y="12.924cm">
          <draw:text-box>
            <text:p text:style-name="P1"><text:span text:style-name="T2">1.</text:span></text:p>
          </draw:text-box>
        </draw:frame>
        <draw:frame draw:style-name="gr119" draw:text-style-name="P2" draw:layer="layout" svg:width="4.307cm" svg:height="0.556cm" svg:x="2.381cm" svg:y="12.924cm">
          <draw:text-box>
            <text:p text:style-name="P1"><text:span text:style-name="T2">VA Disability/Pension</text:span></text:p>
          </draw:text-box>
        </draw:frame>
        <draw:frame draw:style-name="gr9" draw:text-style-name="P2" draw:layer="layout" svg:width="0.405cm" svg:height="0.556cm" svg:x="1.746cm" svg:y="13.577cm">
          <draw:text-box>
            <text:p text:style-name="P1"><text:span text:style-name="T2">2.</text:span></text:p>
          </draw:text-box>
        </draw:frame>
        <draw:frame draw:style-name="gr120" draw:text-style-name="P2" draw:layer="layout" svg:width="8.24cm" svg:height="0.556cm" svg:x="2.381cm" svg:y="13.577cm">
          <draw:text-box>
            <text:p text:style-name="P1"><text:span text:style-name="T2">Supplemental Security Income (SSI) </text:span><text:span text:style-name="T2">and</text:span></text:p>
          </draw:text-box>
        </draw:frame>
        <draw:frame draw:style-name="gr121" draw:text-style-name="P2" draw:layer="layout" svg:width="6.314cm" svg:height="0.556cm" svg:x="2.381cm" svg:y="14.07cm">
          <draw:text-box>
            <text:p text:style-name="P1"><text:span text:style-name="T2">Social Security Disability (SSD)</text:span></text:p>
          </draw:text-box>
        </draw:frame>
        <draw:frame draw:style-name="gr9" draw:text-style-name="P2" draw:layer="layout" svg:width="0.405cm" svg:height="0.556cm" svg:x="1.746cm" svg:y="14.723cm">
          <draw:text-box>
            <text:p text:style-name="P1"><text:span text:style-name="T2">3.</text:span></text:p>
          </draw:text-box>
        </draw:frame>
        <draw:frame draw:style-name="gr122" draw:text-style-name="P2" draw:layer="layout" svg:width="7.292cm" svg:height="0.556cm" svg:x="2.381cm" svg:y="14.723cm">
          <draw:text-box>
            <text:p text:style-name="P1"><text:span text:style-name="T2">Money Management and Budgeting</text:span></text:p>
          </draw:text-box>
        </draw:frame>
        <draw:frame draw:style-name="gr9" draw:text-style-name="P2" draw:layer="layout" svg:width="0.405cm" svg:height="0.556cm" svg:x="1.746cm" svg:y="15.376cm">
          <draw:text-box>
            <text:p text:style-name="P1"><text:span text:style-name="T2">4.</text:span></text:p>
          </draw:text-box>
        </draw:frame>
        <draw:frame draw:style-name="gr123" draw:text-style-name="P2" draw:layer="layout" svg:width="0.993cm" svg:height="0.556cm" svg:x="2.381cm" svg:y="15.376cm">
          <draw:text-box>
            <text:p text:style-name="P1"><text:span text:style-name="T2">Food</text:span></text:p>
          </draw:text-box>
        </draw:frame>
        <draw:frame draw:style-name="gr9" draw:text-style-name="P2" draw:layer="layout" svg:width="0.405cm" svg:height="0.556cm" svg:x="1.746cm" svg:y="16.028cm">
          <draw:text-box>
            <text:p text:style-name="P1"><text:span text:style-name="T2">5.</text:span></text:p>
          </draw:text-box>
        </draw:frame>
        <draw:frame draw:style-name="gr124" draw:text-style-name="P2" draw:layer="layout" svg:width="1.7cm" svg:height="0.556cm" svg:x="2.381cm" svg:y="16.028cm">
          <draw:text-box>
            <text:p text:style-name="P1"><text:span text:style-name="T2">Clothing</text:span></text:p>
          </draw:text-box>
        </draw:frame>
        <draw:frame draw:style-name="gr9" draw:text-style-name="P2" draw:layer="layout" svg:width="0.405cm" svg:height="0.556cm" svg:x="1.746cm" svg:y="16.681cm">
          <draw:text-box>
            <text:p text:style-name="P1"><text:span text:style-name="T2">6.</text:span></text:p>
          </draw:text-box>
        </draw:frame>
        <draw:frame draw:style-name="gr125" draw:text-style-name="P2" draw:layer="layout" svg:width="6.788cm" svg:height="0.556cm" svg:x="2.381cm" svg:y="16.681cm">
          <draw:text-box>
            <text:p text:style-name="P1"><text:span text:style-name="T2">Family Reconciliation Assistance/</text:span></text:p>
          </draw:text-box>
        </draw:frame>
        <draw:frame draw:style-name="gr126" draw:text-style-name="P2" draw:layer="layout" svg:width="3.74cm" svg:height="0.556cm" svg:x="2.381cm" svg:y="17.175cm">
          <draw:text-box>
            <text:p text:style-name="P1"><text:span text:style-name="T2">Family Counseling</text:span></text:p>
          </draw:text-box>
        </draw:frame>
        <draw:frame draw:style-name="gr9" draw:text-style-name="P2" draw:layer="layout" svg:width="0.405cm" svg:height="0.556cm" svg:x="1.746cm" svg:y="17.828cm">
          <draw:text-box>
            <text:p text:style-name="P1"><text:span text:style-name="T2">7.</text:span></text:p>
          </draw:text-box>
        </draw:frame>
        <draw:frame draw:style-name="gr127" draw:text-style-name="P2" draw:layer="layout" svg:width="3.922cm" svg:height="0.556cm" svg:x="2.381cm" svg:y="17.828cm">
          <draw:text-box>
            <text:p text:style-name="P1"><text:span text:style-name="T2">Move-In Assistance</text:span></text:p>
          </draw:text-box>
        </draw:frame>
        <draw:frame draw:style-name="gr9" draw:text-style-name="P2" draw:layer="layout" svg:width="0.405cm" svg:height="0.556cm" svg:x="1.746cm" svg:y="18.48cm">
          <draw:text-box>
            <text:p text:style-name="P1"><text:span text:style-name="T2">8.</text:span></text:p>
          </draw:text-box>
        </draw:frame>
        <draw:frame draw:style-name="gr128" draw:text-style-name="P2" draw:layer="layout" svg:width="3.507cm" svg:height="0.556cm" svg:x="2.381cm" svg:y="18.48cm">
          <draw:text-box>
            <text:p text:style-name="P1"><text:span text:style-name="T2">Utility Assistance</text:span></text:p>
          </draw:text-box>
        </draw:frame>
        <draw:frame draw:style-name="gr9" draw:text-style-name="P2" draw:layer="layout" svg:width="0.405cm" svg:height="0.556cm" svg:x="1.746cm" svg:y="19.133cm">
          <draw:text-box>
            <text:p text:style-name="P1"><text:span text:style-name="T2">9.</text:span></text:p>
          </draw:text-box>
        </draw:frame>
        <draw:frame draw:style-name="gr129" draw:text-style-name="P2" draw:layer="layout" svg:width="3.003cm" svg:height="0.556cm" svg:x="2.381cm" svg:y="19.133cm">
          <draw:text-box>
            <text:p text:style-name="P1"><text:span text:style-name="T2">Transportation</text:span></text:p>
          </draw:text-box>
        </draw:frame>
        <draw:frame draw:style-name="gr130" draw:text-style-name="P2" draw:layer="layout" svg:width="2.889cm" svg:height="0.556cm" svg:x="1.746cm" svg:y="19.785cm">
          <draw:text-box>
            <text:p text:style-name="P1"><text:span text:style-name="T2">10. Child Care</text:span></text:p>
          </draw:text-box>
        </draw:frame>
        <draw:frame draw:style-name="gr84" draw:text-style-name="P10" draw:layer="layout" svg:width="1.818cm" svg:height="0.48cm" svg:x="11.192cm" svg:y="20.945cm">
          <draw:text-box>
            <text:p text:style-name="P1"><text:span text:style-name="T8">Never Met</text:span></text:p>
          </draw:text-box>
        </draw:frame>
        <draw:frame draw:style-name="gr85" draw:text-style-name="P10" draw:layer="layout" svg:width="2.004cm" svg:height="0.48cm" svg:x="14.937cm" svg:y="20.945cm">
          <draw:text-box>
            <text:p text:style-name="P1"><text:span text:style-name="T8">Always Met</text:span></text:p>
          </draw:text-box>
        </draw:frame>
        <draw:line draw:style-name="gr86" draw:text-style-name="P7" draw:layer="layout" svg:x1="13.071cm" svg:y1="21.216cm" svg:x2="14.737cm" svg:y2="21.216cm">
          <text:p/>
        </draw:line>
        <draw:line draw:style-name="gr86" draw:text-style-name="P7" draw:layer="layout" svg:x1="13.071cm" svg:y1="21.176cm" svg:x2="13.071cm" svg:y2="21.256cm">
          <text:p/>
        </draw:line>
        <draw:polyline draw:style-name="gr86" draw:text-style-name="P7" draw:layer="layout" svg:width="0.122cm" svg:height="0.228cm" svg:x="14.615cm" svg:y="21.102cm" svg:viewBox="0 0 123 229" draw:points="0,0 123,114 0,229">
          <text:p/>
        </draw:polyline>
        <draw:frame draw:style-name="gr87" draw:text-style-name="P10" draw:layer="layout" svg:width="0.624cm" svg:height="0.48cm" svg:x="18.073cm" svg:y="20.945cm">
          <draw:text-box>
            <text:p text:style-name="P1"><text:span text:style-name="T8">N/A</text:span></text:p>
          </draw:text-box>
        </draw:frame>
        <draw:frame draw:style-name="gr85" draw:text-style-name="P10" draw:layer="layout" svg:width="2.004cm" svg:height="0.48cm" svg:x="14.937cm" svg:y="12.321cm">
          <draw:text-box>
            <text:p text:style-name="P1"><text:span text:style-name="T8">Always Met</text:span></text:p>
          </draw:text-box>
        </draw:frame>
        <draw:line draw:style-name="gr86" draw:text-style-name="P7" draw:layer="layout" svg:x1="13.071cm" svg:y1="12.591cm" svg:x2="14.737cm" svg:y2="12.591cm">
          <text:p/>
        </draw:line>
        <draw:line draw:style-name="gr86" draw:text-style-name="P7" draw:layer="layout" svg:x1="13.071cm" svg:y1="12.552cm" svg:x2="13.071cm" svg:y2="12.631cm">
          <text:p/>
        </draw:line>
        <draw:polyline draw:style-name="gr86" draw:text-style-name="P7" draw:layer="layout" svg:width="0.122cm" svg:height="0.227cm" svg:x="14.615cm" svg:y="12.478cm" svg:viewBox="0 0 123 228" draw:points="0,0 123,113 0,228">
          <text:p/>
        </draw:polyline>
        <draw:frame draw:style-name="gr87" draw:text-style-name="P10" draw:layer="layout" svg:width="0.624cm" svg:height="0.48cm" svg:x="18.173cm" svg:y="12.321cm">
          <draw:text-box>
            <text:p text:style-name="P1"><text:span text:style-name="T8">N/A</text:span></text:p>
          </draw:text-box>
        </draw:frame>
        <draw:path draw:style-name="gr95" draw:text-style-name="P11" draw:layer="layout" svg:width="0.636cm" svg:height="0.636cm" svg:x="14.397cm" svg:y="14.073cm" svg:viewBox="0 0 637 637" svg:d="M637 318c0-175-142-318-319-318-175 0-318 143-318 318 0 177 143 319 318 319 177 0 319-142 319-319z">
          <text:p/>
        </draw:path>
        <draw:path draw:style-name="gr95" draw:text-style-name="P11" draw:layer="layout" svg:width="0.636cm" svg:height="0.636cm" svg:x="15.515cm" svg:y="14.073cm" svg:viewBox="0 0 637 637" svg:d="M637 318c0-175-143-318-318-318-176 0-319 143-319 318 0 177 143 319 319 319 175 0 318-142 318-319z">
          <text:p/>
        </draw:path>
        <draw:frame draw:style-name="gr7" draw:text-style-name="P5" draw:layer="layout" svg:width="2.677cm" svg:height="0.391cm" svg:x="1.746cm" svg:y="26.351cm">
          <draw:text-box>
            <text:p text:style-name="P1"><text:span text:style-name="T6">VA Form 10-10161</text:span></text:p>
          </draw:text-box>
        </draw:frame>
        <draw:control draw:style-name="gr96" draw:text-style-name="P8" draw:layer="controls" svg:width="0.317cm" svg:height="0.31cm" svg:x="11.461cm" svg:y="13.02cm" draw:control="control114"/>
        <draw:control draw:style-name="gr96" draw:text-style-name="P8" draw:layer="controls" svg:width="0.317cm" svg:height="0.44cm" svg:x="11.461cm" svg:y="2.41cm" draw:control="control115"/>
        <draw:control draw:style-name="gr65" draw:text-style-name="P8" draw:layer="controls" svg:width="0.317cm" svg:height="0.635cm" svg:x="11.462cm" svg:y="3.262cm" draw:control="control116"/>
        <draw:control draw:style-name="gr96" draw:text-style-name="P8" draw:layer="controls" svg:width="0.317cm" svg:height="0.44cm" svg:x="11.508cm" svg:y="4.55cm" draw:control="control117"/>
        <draw:control draw:style-name="gr65" draw:text-style-name="P8" draw:layer="controls" svg:width="0.317cm" svg:height="0.635cm" svg:x="11.507cm" svg:y="5.11cm" draw:control="control118"/>
        <draw:control draw:style-name="gr96" draw:text-style-name="P8" draw:layer="controls" svg:width="0.317cm" svg:height="0.44cm" svg:x="11.507cm" svg:y="5.85cm" draw:control="control119"/>
        <draw:control draw:style-name="gr65" draw:text-style-name="P8" draw:layer="controls" svg:width="0.317cm" svg:height="0.635cm" svg:x="11.507cm" svg:y="6.424cm" draw:control="control120"/>
        <draw:control draw:style-name="gr65" draw:text-style-name="P8" draw:layer="controls" svg:width="0.317cm" svg:height="0.635cm" svg:x="2.548cm" svg:y="8.755cm" draw:control="control121"/>
        <draw:control draw:style-name="gr96" draw:text-style-name="P8" draw:layer="controls" svg:width="0.317cm" svg:height="0.44cm" svg:x="13.008cm" svg:y="2.41cm" draw:control="control122"/>
        <draw:control draw:style-name="gr96" draw:text-style-name="P8" draw:layer="controls" svg:width="0.317cm" svg:height="0.44cm" svg:x="14.562cm" svg:y="2.41cm" draw:control="control123"/>
        <draw:control draw:style-name="gr96" draw:text-style-name="P8" draw:layer="controls" svg:width="0.317cm" svg:height="0.44cm" svg:x="15.962cm" svg:y="2.41cm" draw:control="control124"/>
        <draw:control draw:style-name="gr96" draw:text-style-name="P8" draw:layer="controls" svg:width="0.317cm" svg:height="0.44cm" svg:x="18.262cm" svg:y="2.41cm" draw:control="control125"/>
        <draw:control draw:style-name="gr65" draw:text-style-name="P8" draw:layer="controls" svg:width="0.317cm" svg:height="0.635cm" svg:x="13.008cm" svg:y="3.305cm" draw:control="control126"/>
        <draw:control draw:style-name="gr65" draw:text-style-name="P8" draw:layer="controls" svg:width="0.317cm" svg:height="0.635cm" svg:x="14.563cm" svg:y="3.263cm" draw:control="control127"/>
        <draw:control draw:style-name="gr65" draw:text-style-name="P8" draw:layer="controls" svg:width="0.317cm" svg:height="0.635cm" svg:x="15.963cm" svg:y="3.263cm" draw:control="control128"/>
        <draw:control draw:style-name="gr65" draw:text-style-name="P8" draw:layer="controls" svg:width="0.317cm" svg:height="0.635cm" svg:x="18.263cm" svg:y="3.263cm" draw:control="control129"/>
        <draw:control draw:style-name="gr96" draw:text-style-name="P8" draw:layer="controls" svg:width="0.317cm" svg:height="0.44cm" svg:x="13.008cm" svg:y="4.55cm" draw:control="control130"/>
        <draw:control draw:style-name="gr96" draw:text-style-name="P8" draw:layer="controls" svg:width="0.317cm" svg:height="0.44cm" svg:x="14.609cm" svg:y="4.55cm" draw:control="control131"/>
        <draw:control draw:style-name="gr96" draw:text-style-name="P8" draw:layer="controls" svg:width="0.317cm" svg:height="0.44cm" svg:x="16.009cm" svg:y="4.55cm" draw:control="control132"/>
        <draw:control draw:style-name="gr96" draw:text-style-name="P8" draw:layer="controls" svg:width="0.317cm" svg:height="0.44cm" svg:x="18.309cm" svg:y="4.55cm" draw:control="control133"/>
        <draw:control draw:style-name="gr65" draw:text-style-name="P8" draw:layer="controls" svg:width="0.317cm" svg:height="0.635cm" svg:x="13.008cm" svg:y="5.111cm" draw:control="control134"/>
        <draw:control draw:style-name="gr65" draw:text-style-name="P8" draw:layer="controls" svg:width="0.317cm" svg:height="0.635cm" svg:x="14.608cm" svg:y="5.111cm" draw:control="control135"/>
        <draw:control draw:style-name="gr65" draw:text-style-name="P8" draw:layer="controls" svg:width="0.317cm" svg:height="0.635cm" svg:x="16.008cm" svg:y="5.111cm" draw:control="control136"/>
        <draw:control draw:style-name="gr65" draw:text-style-name="P8" draw:layer="controls" svg:width="0.317cm" svg:height="0.635cm" svg:x="18.308cm" svg:y="5.111cm" draw:control="control137"/>
        <draw:control draw:style-name="gr96" draw:text-style-name="P8" draw:layer="controls" svg:width="0.317cm" svg:height="0.44cm" svg:x="13.008cm" svg:y="5.85cm" draw:control="control138"/>
        <draw:control draw:style-name="gr96" draw:text-style-name="P8" draw:layer="controls" svg:width="0.317cm" svg:height="0.44cm" svg:x="14.609cm" svg:y="5.85cm" draw:control="control139"/>
        <draw:control draw:style-name="gr96" draw:text-style-name="P8" draw:layer="controls" svg:width="0.317cm" svg:height="0.44cm" svg:x="16.008cm" svg:y="5.85cm" draw:control="control140"/>
        <draw:control draw:style-name="gr96" draw:text-style-name="P8" draw:layer="controls" svg:width="0.317cm" svg:height="0.44cm" svg:x="18.308cm" svg:y="5.85cm" draw:control="control141"/>
        <draw:control draw:style-name="gr65" draw:text-style-name="P8" draw:layer="controls" svg:width="0.305cm" svg:height="0.635cm" svg:x="13.008cm" svg:y="6.425cm" draw:control="control142"/>
        <draw:control draw:style-name="gr65" draw:text-style-name="P8" draw:layer="controls" svg:width="0.317cm" svg:height="0.635cm" svg:x="14.609cm" svg:y="6.425cm" draw:control="control143"/>
        <draw:control draw:style-name="gr65" draw:text-style-name="P8" draw:layer="controls" svg:width="0.317cm" svg:height="0.635cm" svg:x="16.02cm" svg:y="6.425cm" draw:control="control144"/>
        <draw:control draw:style-name="gr65" draw:text-style-name="P8" draw:layer="controls" svg:width="0.317cm" svg:height="0.635cm" svg:x="18.32cm" svg:y="6.425cm" draw:control="control145"/>
        <draw:control draw:style-name="gr65" draw:text-style-name="P8" draw:layer="controls" svg:width="0.317cm" svg:height="0.635cm" svg:x="2.549cm" svg:y="9.356cm" draw:control="control146"/>
        <draw:control draw:style-name="gr65" draw:text-style-name="P8" draw:layer="controls" svg:width="0.317cm" svg:height="0.635cm" svg:x="2.549cm" svg:y="10.056cm" draw:control="control147"/>
        <draw:control draw:style-name="gr65" draw:text-style-name="P8" draw:layer="controls" svg:width="0.317cm" svg:height="0.635cm" svg:x="2.549cm" svg:y="10.656cm" draw:control="control148"/>
        <draw:control draw:style-name="gr65" draw:text-style-name="P8" draw:layer="controls" svg:width="0.317cm" svg:height="0.635cm" svg:x="2.549cm" svg:y="11.356cm" draw:control="control149"/>
        <draw:control draw:style-name="gr65" draw:text-style-name="P8" draw:layer="controls" svg:width="0.317cm" svg:height="0.635cm" svg:x="11.461cm" svg:y="13.761cm" draw:control="control150"/>
        <draw:control draw:style-name="gr96" draw:text-style-name="P8" draw:layer="controls" svg:width="0.317cm" svg:height="0.31cm" svg:x="11.461cm" svg:y="14.81cm" draw:control="control151"/>
        <draw:control draw:style-name="gr65" draw:text-style-name="P8" draw:layer="controls" svg:width="0.317cm" svg:height="0.635cm" svg:x="11.461cm" svg:y="15.37cm" draw:control="control152"/>
        <draw:control draw:style-name="gr96" draw:text-style-name="P8" draw:layer="controls" svg:width="0.317cm" svg:height="0.31cm" svg:x="11.461cm" svg:y="16.11cm" draw:control="control153"/>
        <draw:control draw:style-name="gr65" draw:text-style-name="P8" draw:layer="controls" svg:width="0.317cm" svg:height="0.635cm" svg:x="11.461cm" svg:y="16.865cm" draw:control="control154"/>
        <draw:control draw:style-name="gr96" draw:text-style-name="P8" draw:layer="controls" svg:width="0.317cm" svg:height="0.44cm" svg:x="11.461cm" svg:y="17.87cm" draw:control="control155"/>
        <draw:control draw:style-name="gr65" draw:text-style-name="P8" draw:layer="controls" svg:width="0.317cm" svg:height="0.635cm" svg:x="11.461cm" svg:y="18.467cm" draw:control="control156"/>
        <draw:control draw:style-name="gr96" draw:text-style-name="P8" draw:layer="controls" svg:width="0.317cm" svg:height="0.44cm" svg:x="11.461cm" svg:y="19.17cm" draw:control="control157"/>
        <draw:control draw:style-name="gr65" draw:text-style-name="P8" draw:layer="controls" svg:width="0.317cm" svg:height="0.635cm" svg:x="11.461cm" svg:y="19.769cm" draw:control="control158"/>
        <draw:frame draw:style-name="gr84" draw:text-style-name="P10" draw:layer="layout" svg:width="1.818cm" svg:height="0.48cm" svg:x="11.192cm" svg:y="12.322cm">
          <draw:text-box>
            <text:p text:style-name="P1"><text:span text:style-name="T8">Never Met</text:span></text:p>
          </draw:text-box>
        </draw:frame>
        <draw:control draw:style-name="gr96" draw:text-style-name="P8" draw:layer="controls" svg:width="0.317cm" svg:height="0.31cm" svg:x="13.008cm" svg:y="13.02cm" draw:control="control159"/>
        <draw:control draw:style-name="gr96" draw:text-style-name="P8" draw:layer="controls" svg:width="0.317cm" svg:height="0.31cm" svg:x="14.462cm" svg:y="13.02cm" draw:control="control160"/>
        <draw:control draw:style-name="gr96" draw:text-style-name="P8" draw:layer="controls" svg:width="0.317cm" svg:height="0.31cm" svg:x="16.009cm" svg:y="13.02cm" draw:control="control161"/>
        <draw:control draw:style-name="gr96" draw:text-style-name="P8" draw:layer="controls" svg:width="0.317cm" svg:height="0.44cm" svg:x="18.309cm" svg:y="12.96cm" draw:control="control162"/>
        <draw:control draw:style-name="gr65" draw:text-style-name="P8" draw:layer="controls" svg:width="0.317cm" svg:height="0.635cm" svg:x="13.008cm" svg:y="13.762cm" draw:control="control163"/>
        <draw:control draw:style-name="gr65" draw:text-style-name="P8" draw:layer="controls" svg:width="0.317cm" svg:height="0.635cm" svg:x="14.462cm" svg:y="13.762cm" draw:control="control164"/>
        <draw:control draw:style-name="gr65" draw:text-style-name="P8" draw:layer="controls" svg:width="0.317cm" svg:height="0.635cm" svg:x="16.009cm" svg:y="13.762cm" draw:control="control165"/>
        <draw:control draw:style-name="gr65" draw:text-style-name="P8" draw:layer="controls" svg:width="0.317cm" svg:height="0.635cm" svg:x="18.309cm" svg:y="13.762cm" draw:control="control166"/>
        <draw:control draw:style-name="gr96" draw:text-style-name="P8" draw:layer="controls" svg:width="0.317cm" svg:height="0.31cm" svg:x="13.008cm" svg:y="14.81cm" draw:control="control167"/>
        <draw:control draw:style-name="gr96" draw:text-style-name="P8" draw:layer="controls" svg:width="0.317cm" svg:height="0.31cm" svg:x="14.462cm" svg:y="14.81cm" draw:control="control168"/>
        <draw:control draw:style-name="gr96" draw:text-style-name="P8" draw:layer="controls" svg:width="0.317cm" svg:height="0.31cm" svg:x="16.009cm" svg:y="14.81cm" draw:control="control169"/>
        <draw:control draw:style-name="gr96" draw:text-style-name="P8" draw:layer="controls" svg:width="0.317cm" svg:height="0.44cm" svg:x="18.309cm" svg:y="14.76cm" draw:control="control170"/>
        <draw:control draw:style-name="gr65" draw:text-style-name="P8" draw:layer="controls" svg:width="0.317cm" svg:height="0.635cm" svg:x="13.008cm" svg:y="15.364cm" draw:control="control171"/>
        <draw:control draw:style-name="gr65" draw:text-style-name="P8" draw:layer="controls" svg:width="0.317cm" svg:height="0.635cm" svg:x="14.462cm" svg:y="15.364cm" draw:control="control172"/>
        <draw:control draw:style-name="gr65" draw:text-style-name="P8" draw:layer="controls" svg:width="0.317cm" svg:height="0.635cm" svg:x="16.009cm" svg:y="15.364cm" draw:control="control173"/>
        <draw:control draw:style-name="gr65" draw:text-style-name="P8" draw:layer="controls" svg:width="0.317cm" svg:height="0.635cm" svg:x="18.309cm" svg:y="15.364cm" draw:control="control174"/>
        <draw:control draw:style-name="gr96" draw:text-style-name="P8" draw:layer="controls" svg:width="0.317cm" svg:height="0.31cm" svg:x="13.008cm" svg:y="16.11cm" draw:control="control175"/>
        <draw:control draw:style-name="gr96" draw:text-style-name="P8" draw:layer="controls" svg:width="0.317cm" svg:height="0.44cm" svg:x="14.46cm" svg:y="16.08cm" draw:control="control176"/>
        <draw:control draw:style-name="gr96" draw:text-style-name="P8" draw:layer="controls" svg:width="0.317cm" svg:height="0.44cm" svg:x="16.009cm" svg:y="16.08cm" draw:control="control177"/>
        <draw:control draw:style-name="gr96" draw:text-style-name="P8" draw:layer="controls" svg:width="0.317cm" svg:height="0.44cm" svg:x="18.309cm" svg:y="16.08cm" draw:control="control178"/>
        <draw:control draw:style-name="gr65" draw:text-style-name="P8" draw:layer="controls" svg:width="0.317cm" svg:height="0.635cm" svg:x="13.008cm" svg:y="16.866cm" draw:control="control179"/>
        <draw:control draw:style-name="gr65" draw:text-style-name="P8" draw:layer="controls" svg:width="0.317cm" svg:height="0.635cm" svg:x="14.462cm" svg:y="16.866cm" draw:control="control180"/>
        <draw:control draw:style-name="gr65" draw:text-style-name="P8" draw:layer="controls" svg:width="0.317cm" svg:height="0.635cm" svg:x="16.009cm" svg:y="16.866cm" draw:control="control181"/>
        <draw:control draw:style-name="gr65" draw:text-style-name="P8" draw:layer="controls" svg:width="0.317cm" svg:height="0.635cm" svg:x="18.309cm" svg:y="16.866cm" draw:control="control182"/>
        <draw:control draw:style-name="gr96" draw:text-style-name="P8" draw:layer="controls" svg:width="0.317cm" svg:height="0.44cm" svg:x="13.008cm" svg:y="17.87cm" draw:control="control183"/>
        <draw:control draw:style-name="gr96" draw:text-style-name="P8" draw:layer="controls" svg:width="0.317cm" svg:height="0.44cm" svg:x="14.462cm" svg:y="17.87cm" draw:control="control184"/>
        <draw:control draw:style-name="gr96" draw:text-style-name="P8" draw:layer="controls" svg:width="0.317cm" svg:height="0.44cm" svg:x="16.009cm" svg:y="17.87cm" draw:control="control185"/>
        <draw:control draw:style-name="gr96" draw:text-style-name="P8" draw:layer="controls" svg:width="0.317cm" svg:height="0.44cm" svg:x="18.309cm" svg:y="17.87cm" draw:control="control186"/>
        <draw:control draw:style-name="gr65" draw:text-style-name="P8" draw:layer="controls" svg:width="0.317cm" svg:height="0.635cm" svg:x="13.008cm" svg:y="18.468cm" draw:control="control187"/>
        <draw:control draw:style-name="gr65" draw:text-style-name="P8" draw:layer="controls" svg:width="0.317cm" svg:height="0.635cm" svg:x="14.462cm" svg:y="18.468cm" draw:control="control188"/>
        <draw:control draw:style-name="gr65" draw:text-style-name="P8" draw:layer="controls" svg:width="0.317cm" svg:height="0.635cm" svg:x="16.009cm" svg:y="18.468cm" draw:control="control189"/>
        <draw:control draw:style-name="gr65" draw:text-style-name="P8" draw:layer="controls" svg:width="0.317cm" svg:height="0.635cm" svg:x="18.309cm" svg:y="18.468cm" draw:control="control190"/>
        <draw:control draw:style-name="gr96" draw:text-style-name="P8" draw:layer="controls" svg:width="0.317cm" svg:height="0.44cm" svg:x="13.008cm" svg:y="19.17cm" draw:control="control191"/>
        <draw:control draw:style-name="gr96" draw:text-style-name="P8" draw:layer="controls" svg:width="0.317cm" svg:height="0.44cm" svg:x="14.462cm" svg:y="19.17cm" draw:control="control192"/>
        <draw:control draw:style-name="gr96" draw:text-style-name="P8" draw:layer="controls" svg:width="0.317cm" svg:height="0.44cm" svg:x="16.009cm" svg:y="19.17cm" draw:control="control193"/>
        <draw:control draw:style-name="gr96" draw:text-style-name="P8" draw:layer="controls" svg:width="0.317cm" svg:height="0.44cm" svg:x="18.309cm" svg:y="19.17cm" draw:control="control194"/>
        <draw:control draw:style-name="gr65" draw:text-style-name="P8" draw:layer="controls" svg:width="0.317cm" svg:height="0.635cm" svg:x="13.008cm" svg:y="19.77cm" draw:control="control195"/>
        <draw:control draw:style-name="gr65" draw:text-style-name="P8" draw:layer="controls" svg:width="0.317cm" svg:height="0.635cm" svg:x="14.462cm" svg:y="19.77cm" draw:control="control196"/>
        <draw:control draw:style-name="gr65" draw:text-style-name="P8" draw:layer="controls" svg:width="0.317cm" svg:height="0.635cm" svg:x="16.009cm" svg:y="19.77cm" draw:control="control197"/>
        <draw:control draw:style-name="gr65" draw:text-style-name="P8" draw:layer="controls" svg:width="0.317cm" svg:height="0.635cm" svg:x="18.309cm" svg:y="19.77cm" draw:control="control198"/>
        <draw:control draw:style-name="gr96" draw:text-style-name="P8" draw:layer="controls" svg:width="0.317cm" svg:height="0.635cm" svg:x="11.442cm" svg:y="21.77cm" draw:control="control199"/>
        <draw:control draw:style-name="gr65" draw:text-style-name="P8" draw:layer="controls" svg:width="0.317cm" svg:height="0.635cm" svg:x="11.442cm" svg:y="22.671cm" draw:control="control200"/>
        <draw:control draw:style-name="gr96" draw:text-style-name="P8" draw:layer="controls" svg:width="0.317cm" svg:height="0.44cm" svg:x="11.442cm" svg:y="23.47cm" draw:control="control201"/>
        <draw:control draw:style-name="gr65" draw:text-style-name="P8" draw:layer="controls" svg:width="0.317cm" svg:height="0.54cm" svg:x="11.442cm" svg:y="23.942cm" draw:control="control202"/>
        <draw:control draw:style-name="gr96" draw:text-style-name="P8" draw:layer="controls" svg:width="0.317cm" svg:height="0.635cm" svg:x="11.442cm" svg:y="24.771cm" draw:control="control203"/>
        <draw:control draw:style-name="gr96" draw:text-style-name="P8" draw:layer="controls" svg:width="0.317cm" svg:height="0.635cm" svg:x="13.043cm" svg:y="21.771cm" draw:control="control204"/>
        <draw:control draw:style-name="gr96" draw:text-style-name="P8" draw:layer="controls" svg:width="0.317cm" svg:height="0.635cm" svg:x="14.443cm" svg:y="21.771cm" draw:control="control205"/>
        <draw:control draw:style-name="gr96" draw:text-style-name="P8" draw:layer="controls" svg:width="0.317cm" svg:height="0.635cm" svg:x="16.043cm" svg:y="21.771cm" draw:control="control206"/>
        <draw:control draw:style-name="gr96" draw:text-style-name="P8" draw:layer="controls" svg:width="0.317cm" svg:height="0.635cm" svg:x="18.343cm" svg:y="21.771cm" draw:control="control207"/>
        <draw:control draw:style-name="gr65" draw:text-style-name="P8" draw:layer="controls" svg:width="0.317cm" svg:height="0.635cm" svg:x="13.043cm" svg:y="22.672cm" draw:control="control208"/>
        <draw:control draw:style-name="gr65" draw:text-style-name="P8" draw:layer="controls" svg:width="0.317cm" svg:height="0.635cm" svg:x="14.443cm" svg:y="22.672cm" draw:control="control209"/>
        <draw:control draw:style-name="gr65" draw:text-style-name="P8" draw:layer="controls" svg:width="0.317cm" svg:height="0.635cm" svg:x="16.043cm" svg:y="22.672cm" draw:control="control210"/>
        <draw:control draw:style-name="gr65" draw:text-style-name="P8" draw:layer="controls" svg:width="0.317cm" svg:height="0.635cm" svg:x="18.343cm" svg:y="22.672cm" draw:control="control211"/>
        <draw:control draw:style-name="gr96" draw:text-style-name="P8" draw:layer="controls" svg:width="0.33cm" svg:height="0.432cm" svg:x="13.03cm" svg:y="23.47cm" draw:control="control212"/>
        <draw:control draw:style-name="gr96" draw:text-style-name="P8" draw:layer="controls" svg:width="0.317cm" svg:height="0.44cm" svg:x="14.443cm" svg:y="23.47cm" draw:control="control213"/>
        <draw:control draw:style-name="gr96" draw:text-style-name="P8" draw:layer="controls" svg:width="0.317cm" svg:height="0.44cm" svg:x="16.043cm" svg:y="23.47cm" draw:control="control214"/>
        <draw:control draw:style-name="gr96" draw:text-style-name="P8" draw:layer="controls" svg:width="0.317cm" svg:height="0.44cm" svg:x="18.343cm" svg:y="23.47cm" draw:control="control215"/>
        <draw:control draw:style-name="gr65" draw:text-style-name="P8" draw:layer="controls" svg:width="0.317cm" svg:height="0.54cm" svg:x="13.043cm" svg:y="23.943cm" draw:control="control216"/>
        <draw:control draw:style-name="gr65" draw:text-style-name="P8" draw:layer="controls" svg:width="0.317cm" svg:height="0.54cm" svg:x="14.443cm" svg:y="23.943cm" draw:control="control217"/>
        <draw:control draw:style-name="gr65" draw:text-style-name="P8" draw:layer="controls" svg:width="0.317cm" svg:height="0.54cm" svg:x="16.043cm" svg:y="23.943cm" draw:control="control218"/>
        <draw:control draw:style-name="gr65" draw:text-style-name="P8" draw:layer="controls" svg:width="0.317cm" svg:height="0.54cm" svg:x="18.343cm" svg:y="23.943cm" draw:control="control219"/>
        <draw:control draw:style-name="gr96" draw:text-style-name="P8" draw:layer="controls" svg:width="0.317cm" svg:height="0.635cm" svg:x="13.043cm" svg:y="24.772cm" draw:control="control220"/>
        <draw:control draw:style-name="gr96" draw:text-style-name="P8" draw:layer="controls" svg:width="0.317cm" svg:height="0.635cm" svg:x="14.443cm" svg:y="24.772cm" draw:control="control221"/>
        <draw:control draw:style-name="gr96" draw:text-style-name="P8" draw:layer="controls" svg:width="0.317cm" svg:height="0.635cm" svg:x="16.043cm" svg:y="24.772cm" draw:control="control222"/>
        <draw:control draw:style-name="gr96" draw:text-style-name="P8" draw:layer="controls" svg:width="0.317cm" svg:height="0.635cm" svg:x="18.343cm" svg:y="24.772cm" draw:control="control223"/>
      </draw:page>
      <draw:page draw:name="page4" draw:style-name="dp1" draw:master-page-name="master-page44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obLA6" form:control-implementation="ooo:com.sun.star.form.component.RadioButton" xml:id="control224" form:id="control224" form:tab-index="45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7" form:control-implementation="ooo:com.sun.star.form.component.RadioButton" xml:id="control225" form:id="control225" form:tab-index="46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8" form:control-implementation="ooo:com.sun.star.form.component.RadioButton" xml:id="control226" form:id="control226" form:tab-index="47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0" form:control-implementation="ooo:com.sun.star.form.component.RadioButton" xml:id="control227" form:id="control227" form:tab-index="49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1" form:control-implementation="ooo:com.sun.star.form.component.RadioButton" xml:id="control228" form:id="control228" form:tab-index="49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2" form:control-implementation="ooo:com.sun.star.form.component.RadioButton" xml:id="control229" form:id="control229" form:tab-index="49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6" form:control-implementation="ooo:com.sun.star.form.component.RadioButton" xml:id="control230" form:id="control230" form:tab-index="45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6" form:control-implementation="ooo:com.sun.star.form.component.RadioButton" xml:id="control231" form:id="control231" form:tab-index="45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6" form:control-implementation="ooo:com.sun.star.form.component.RadioButton" xml:id="control232" form:id="control232" form:tab-index="45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6" form:control-implementation="ooo:com.sun.star.form.component.RadioButton" xml:id="control233" form:id="control233" form:tab-index="45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9" form:control-implementation="ooo:com.sun.star.form.component.RadioButton" xml:id="control234" form:id="control234" form:tab-index="48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7" form:control-implementation="ooo:com.sun.star.form.component.RadioButton" xml:id="control235" form:id="control235" form:tab-index="46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7" form:control-implementation="ooo:com.sun.star.form.component.RadioButton" xml:id="control236" form:id="control236" form:tab-index="46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7" form:control-implementation="ooo:com.sun.star.form.component.RadioButton" xml:id="control237" form:id="control237" form:tab-index="46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7" form:control-implementation="ooo:com.sun.star.form.component.RadioButton" xml:id="control238" form:id="control238" form:tab-index="46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8" form:control-implementation="ooo:com.sun.star.form.component.RadioButton" xml:id="control239" form:id="control239" form:tab-index="47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8" form:control-implementation="ooo:com.sun.star.form.component.RadioButton" xml:id="control240" form:id="control240" form:tab-index="47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8" form:control-implementation="ooo:com.sun.star.form.component.RadioButton" xml:id="control241" form:id="control241" form:tab-index="47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8" form:control-implementation="ooo:com.sun.star.form.component.RadioButton" xml:id="control242" form:id="control242" form:tab-index="47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9" form:control-implementation="ooo:com.sun.star.form.component.RadioButton" xml:id="control243" form:id="control243" form:tab-index="48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9" form:control-implementation="ooo:com.sun.star.form.component.RadioButton" xml:id="control244" form:id="control244" form:tab-index="48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9" form:control-implementation="ooo:com.sun.star.form.component.RadioButton" xml:id="control245" form:id="control245" form:tab-index="48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9" form:control-implementation="ooo:com.sun.star.form.component.RadioButton" xml:id="control246" form:id="control246" form:tab-index="48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0" form:control-implementation="ooo:com.sun.star.form.component.RadioButton" xml:id="control247" form:id="control247" form:tab-index="49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0" form:control-implementation="ooo:com.sun.star.form.component.RadioButton" xml:id="control248" form:id="control248" form:tab-index="49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0" form:control-implementation="ooo:com.sun.star.form.component.RadioButton" xml:id="control249" form:id="control249" form:tab-index="49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0" form:control-implementation="ooo:com.sun.star.form.component.RadioButton" xml:id="control250" form:id="control250" form:tab-index="49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1" form:control-implementation="ooo:com.sun.star.form.component.RadioButton" xml:id="control251" form:id="control251" form:tab-index="49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1" form:control-implementation="ooo:com.sun.star.form.component.RadioButton" xml:id="control252" form:id="control252" form:tab-index="49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1" form:control-implementation="ooo:com.sun.star.form.component.RadioButton" xml:id="control253" form:id="control253" form:tab-index="49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1" form:control-implementation="ooo:com.sun.star.form.component.RadioButton" xml:id="control254" form:id="control254" form:tab-index="49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2" form:control-implementation="ooo:com.sun.star.form.component.RadioButton" xml:id="control255" form:id="control255" form:tab-index="49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2" form:control-implementation="ooo:com.sun.star.form.component.RadioButton" xml:id="control256" form:id="control256" form:tab-index="49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2" form:control-implementation="ooo:com.sun.star.form.component.RadioButton" xml:id="control257" form:id="control257" form:tab-index="49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LA12" form:control-implementation="ooo:com.sun.star.form.component.RadioButton" xml:id="control258" form:id="control258" form:tab-index="49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1" form:control-implementation="ooo:com.sun.star.form.component.RadioButton" xml:id="control259" form:id="control259" form:tab-index="50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2" form:control-implementation="ooo:com.sun.star.form.component.RadioButton" xml:id="control260" form:id="control260" form:tab-index="5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3" form:control-implementation="ooo:com.sun.star.form.component.RadioButton" xml:id="control261" form:id="control261" form:tab-index="52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4" form:control-implementation="ooo:com.sun.star.form.component.RadioButton" xml:id="control262" form:id="control262" form:tab-index="53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1" form:control-implementation="ooo:com.sun.star.form.component.RadioButton" xml:id="control263" form:id="control263" form:tab-index="50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1" form:control-implementation="ooo:com.sun.star.form.component.RadioButton" xml:id="control264" form:id="control264" form:tab-index="50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1" form:control-implementation="ooo:com.sun.star.form.component.RadioButton" xml:id="control265" form:id="control265" form:tab-index="50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1" form:control-implementation="ooo:com.sun.star.form.component.RadioButton" xml:id="control266" form:id="control266" form:tab-index="50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2" form:control-implementation="ooo:com.sun.star.form.component.RadioButton" xml:id="control267" form:id="control267" form:tab-index="5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2" form:control-implementation="ooo:com.sun.star.form.component.RadioButton" xml:id="control268" form:id="control268" form:tab-index="5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2" form:control-implementation="ooo:com.sun.star.form.component.RadioButton" xml:id="control269" form:id="control269" form:tab-index="5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2" form:control-implementation="ooo:com.sun.star.form.component.RadioButton" xml:id="control270" form:id="control270" form:tab-index="5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3" form:control-implementation="ooo:com.sun.star.form.component.RadioButton" xml:id="control271" form:id="control271" form:tab-index="52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3" form:control-implementation="ooo:com.sun.star.form.component.RadioButton" xml:id="control272" form:id="control272" form:tab-index="52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3" form:control-implementation="ooo:com.sun.star.form.component.RadioButton" xml:id="control273" form:id="control273" form:tab-index="52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3" form:control-implementation="ooo:com.sun.star.form.component.RadioButton" xml:id="control274" form:id="control274" form:tab-index="52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4" form:control-implementation="ooo:com.sun.star.form.component.RadioButton" xml:id="control275" form:id="control275" form:tab-index="53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4" form:control-implementation="ooo:com.sun.star.form.component.RadioButton" xml:id="control276" form:id="control276" form:tab-index="53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4" form:control-implementation="ooo:com.sun.star.form.component.RadioButton" xml:id="control277" form:id="control277" form:tab-index="53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EJS4" form:control-implementation="ooo:com.sun.star.form.component.RadioButton" xml:id="control278" form:id="control278" form:tab-index="53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1" form:control-implementation="ooo:com.sun.star.form.component.RadioButton" xml:id="control279" form:id="control279" form:tab-index="60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1" form:control-implementation="ooo:com.sun.star.form.component.RadioButton" xml:id="control280" form:id="control280" form:tab-index="60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1" form:control-implementation="ooo:com.sun.star.form.component.RadioButton" xml:id="control281" form:id="control281" form:tab-index="60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2" form:control-implementation="ooo:com.sun.star.form.component.RadioButton" xml:id="control282" form:id="control282" form:tab-index="6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2" form:control-implementation="ooo:com.sun.star.form.component.RadioButton" xml:id="control283" form:id="control283" form:tab-index="6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2" form:control-implementation="ooo:com.sun.star.form.component.RadioButton" xml:id="control284" form:id="control284" form:tab-index="6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2" form:control-implementation="ooo:com.sun.star.form.component.RadioButton" xml:id="control285" form:id="control285" form:tab-index="6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2" form:control-implementation="ooo:com.sun.star.form.component.RadioButton" xml:id="control286" form:id="control286" form:tab-index="6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3" form:control-implementation="ooo:com.sun.star.form.component.RadioButton" xml:id="control287" form:id="control287" form:tab-index="62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3" form:control-implementation="ooo:com.sun.star.form.component.RadioButton" xml:id="control288" form:id="control288" form:tab-index="62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3" form:control-implementation="ooo:com.sun.star.form.component.RadioButton" xml:id="control289" form:id="control289" form:tab-index="62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4" form:control-implementation="ooo:com.sun.star.form.component.RadioButton" xml:id="control290" form:id="control290" form:tab-index="63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5" form:control-implementation="ooo:com.sun.star.form.component.RadioButton" xml:id="control291" form:id="control291" form:tab-index="64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4" form:control-implementation="ooo:com.sun.star.form.component.RadioButton" xml:id="control292" form:id="control292" form:tab-index="63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4" form:control-implementation="ooo:com.sun.star.form.component.RadioButton" xml:id="control293" form:id="control293" form:tab-index="63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5" form:control-implementation="ooo:com.sun.star.form.component.RadioButton" xml:id="control294" form:id="control294" form:tab-index="64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DA5" form:control-implementation="ooo:com.sun.star.form.component.RadioButton" xml:id="control295" form:id="control295" form:tab-index="64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frame draw:style-name="gr84" draw:text-style-name="P10" draw:layer="layout" svg:width="1.818cm" svg:height="0.48cm" svg:x="11.229cm" svg:y="1.722cm">
          <draw:text-box>
            <text:p text:style-name="P1"><text:span text:style-name="T8">Never Met</text:span></text:p>
          </draw:text-box>
        </draw:frame>
        <draw:frame draw:style-name="gr85" draw:text-style-name="P10" draw:layer="layout" svg:width="2.004cm" svg:height="0.48cm" svg:x="14.974cm" svg:y="1.722cm">
          <draw:text-box>
            <text:p text:style-name="P1"><text:span text:style-name="T8">Always Met</text:span></text:p>
          </draw:text-box>
        </draw:frame>
        <draw:line draw:style-name="gr86" draw:text-style-name="P7" draw:layer="layout" svg:x1="13.108cm" svg:y1="1.993cm" svg:x2="14.775cm" svg:y2="1.993cm">
          <text:p/>
        </draw:line>
        <draw:line draw:style-name="gr86" draw:text-style-name="P7" draw:layer="layout" svg:x1="13.108cm" svg:y1="1.953cm" svg:x2="13.108cm" svg:y2="2.032cm">
          <text:p/>
        </draw:line>
        <draw:polyline draw:style-name="gr86" draw:text-style-name="P7" draw:layer="layout" svg:width="0.123cm" svg:height="0.227cm" svg:x="14.652cm" svg:y="1.879cm" svg:viewBox="0 0 124 228" draw:points="0,0 124,115 0,228">
          <text:p/>
        </draw:polyline>
        <draw:polygon draw:style-name="gr66" draw:text-style-name="P9" draw:layer="layout" svg:width="18.097cm" svg:height="1.031cm" svg:x="1.746cm" svg:y="2.963cm" svg:viewBox="0 0 18098 1032" draw:points="0,1032 18098,1032 18098,0 0,0">
          <text:p/>
        </draw:polygon>
        <draw:polygon draw:style-name="gr66" draw:text-style-name="P9" draw:layer="layout" svg:width="18.097cm" svg:height="0.537cm" svg:x="1.746cm" svg:y="5.75cm" svg:viewBox="0 0 18098 538" draw:points="0,538 18098,538 18098,0 0,0">
          <text:p/>
        </draw:polygon>
        <draw:polygon draw:style-name="gr66" draw:text-style-name="P9" draw:layer="layout" svg:width="18.097cm" svg:height="0.538cm" svg:x="1.746cm" svg:y="7.055cm" svg:viewBox="0 0 18098 539" draw:points="0,539 18098,539 18098,0 0,0">
          <text:p/>
        </draw:polygon>
        <draw:frame draw:style-name="gr87" draw:text-style-name="P10" draw:layer="layout" svg:width="0.624cm" svg:height="0.48cm" svg:x="18.11cm" svg:y="1.722cm">
          <draw:text-box>
            <text:p text:style-name="P1"><text:span text:style-name="T8">N/A</text:span></text:p>
          </draw:text-box>
        </draw:frame>
        <draw:frame draw:style-name="gr131" draw:text-style-name="P2" draw:layer="layout" svg:width="0.523cm" svg:height="0.556cm" svg:x="1.746cm" svg:y="2.283cm">
          <draw:text-box>
            <text:p text:style-name="P1"><text:span text:style-name="T2">6. </text:span></text:p>
          </draw:text-box>
        </draw:frame>
        <draw:frame draw:style-name="gr132" draw:text-style-name="P2" draw:layer="layout" svg:width="9.76cm" svg:height="0.556cm" svg:x="2.381cm" svg:y="2.283cm">
          <draw:text-box>
            <text:p text:style-name="P1"><text:span text:style-name="T2">Legal Assistance to Expunge a Criminal </text:span><text:span text:style-name="T2">Record </text:span></text:p>
          </draw:text-box>
        </draw:frame>
        <draw:frame draw:style-name="gr131" draw:text-style-name="P2" draw:layer="layout" svg:width="0.523cm" svg:height="0.556cm" svg:x="1.746cm" svg:y="2.935cm">
          <draw:text-box>
            <text:p text:style-name="P1"><text:span text:style-name="T2">7. </text:span></text:p>
          </draw:text-box>
        </draw:frame>
        <draw:frame draw:style-name="gr133" draw:text-style-name="P2" draw:layer="layout" svg:width="7.114cm" svg:height="0.556cm" svg:x="2.381cm" svg:y="2.935cm">
          <draw:text-box>
            <text:p text:style-name="P1"><text:span text:style-name="T2">Legal Assistance for Credit Issues/ </text:span></text:p>
          </draw:text-box>
        </draw:frame>
        <draw:frame draw:style-name="gr134" draw:text-style-name="P2" draw:layer="layout" svg:width="5.734cm" svg:height="0.556cm" svg:x="2.381cm" svg:y="3.429cm">
          <draw:text-box>
            <text:p text:style-name="P1"><text:span text:style-name="T2">Debt Collection/Bankruptcy </text:span></text:p>
          </draw:text-box>
        </draw:frame>
        <draw:frame draw:style-name="gr9" draw:text-style-name="P2" draw:layer="layout" svg:width="0.405cm" svg:height="0.556cm" svg:x="8.096cm" svg:y="3.429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3.429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6cm" svg:y="3.429cm">
          <draw:text-box>
            <text:p text:style-name="P1"><text:span text:style-name="T2"><text:s/></text:span></text:p>
          </draw:text-box>
        </draw:frame>
        <draw:frame draw:style-name="gr131" draw:text-style-name="P2" draw:layer="layout" svg:width="0.523cm" svg:height="0.556cm" svg:x="1.746cm" svg:y="4.082cm">
          <draw:text-box>
            <text:p text:style-name="P1"><text:span text:style-name="T2">8. </text:span></text:p>
          </draw:text-box>
        </draw:frame>
        <draw:frame draw:style-name="gr135" draw:text-style-name="P2" draw:layer="layout" svg:width="9.612cm" svg:height="0.556cm" svg:x="2.381cm" svg:y="4.082cm">
          <draw:text-box>
            <text:p text:style-name="P1"><text:span text:style-name="T2">ADA issues with rental housing (i.e. </text:span><text:span text:style-name="T2">ramps for <text:s/></text:span></text:p>
          </draw:text-box>
        </draw:frame>
        <draw:frame draw:style-name="gr136" draw:text-style-name="P2" draw:layer="layout" svg:width="8.058cm" svg:height="0.556cm" svg:x="2.381cm" svg:y="4.576cm">
          <draw:text-box>
            <text:p text:style-name="P1"><text:span text:style-name="T2">wheelchair access, accommodation of <text:s/></text:span></text:p>
          </draw:text-box>
        </draw:frame>
        <draw:frame draw:style-name="gr137" draw:text-style-name="P2" draw:layer="layout" svg:width="3.473cm" svg:height="0.556cm" svg:x="2.381cm" svg:y="5.07cm">
          <draw:text-box>
            <text:p text:style-name="P1"><text:span text:style-name="T2">service animals) </text:span></text:p>
          </draw:text-box>
        </draw:frame>
        <draw:frame draw:style-name="gr9" draw:text-style-name="P2" draw:layer="layout" svg:width="0.405cm" svg:height="0.556cm" svg:x="5.556cm" svg:y="5.0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6.826cm" svg:y="5.0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8.096cm" svg:y="5.0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5.0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5cm" svg:y="5.07cm">
          <draw:text-box>
            <text:p text:style-name="P1"><text:span text:style-name="T2"><text:s/></text:span></text:p>
          </draw:text-box>
        </draw:frame>
        <draw:frame draw:style-name="gr131" draw:text-style-name="P2" draw:layer="layout" svg:width="0.523cm" svg:height="0.556cm" svg:x="1.746cm" svg:y="5.722cm">
          <draw:text-box>
            <text:p text:style-name="P1"><text:span text:style-name="T2">9. </text:span></text:p>
          </draw:text-box>
        </draw:frame>
        <draw:frame draw:style-name="gr138" draw:text-style-name="P2" draw:layer="layout" svg:width="7.906cm" svg:height="0.556cm" svg:x="2.381cm" svg:y="5.722cm">
          <draw:text-box>
            <text:p text:style-name="P1"><text:span text:style-name="T2">Domestic Violence/Protection Orders <text:s text:c="2"/></text:span></text:p>
          </draw:text-box>
        </draw:frame>
        <draw:frame draw:style-name="gr9" draw:text-style-name="P2" draw:layer="layout" svg:width="0.405cm" svg:height="0.556cm" svg:x="10.636cm" svg:y="5.722cm">
          <draw:text-box>
            <text:p text:style-name="P1"><text:span text:style-name="T2"><text:s/></text:span></text:p>
          </draw:text-box>
        </draw:frame>
        <draw:frame draw:style-name="gr139" draw:text-style-name="P2" draw:layer="layout" svg:width="3.177cm" svg:height="0.556cm" svg:x="1.746cm" svg:y="6.375cm">
          <draw:text-box>
            <text:p text:style-name="P1"><text:span text:style-name="T2">10. Tax Issues <text:s/></text:span></text:p>
          </draw:text-box>
        </draw:frame>
        <draw:frame draw:style-name="gr9" draw:text-style-name="P2" draw:layer="layout" svg:width="0.405cm" svg:height="0.556cm" svg:x="5.556cm" svg:y="6.37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6.826cm" svg:y="6.37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8.096cm" svg:y="6.37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5cm" svg:y="6.37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5cm" svg:y="6.375cm">
          <draw:text-box>
            <text:p text:style-name="P1"><text:span text:style-name="T2"><text:s/></text:span></text:p>
          </draw:text-box>
        </draw:frame>
        <draw:frame draw:style-name="gr140" draw:text-style-name="P2" draw:layer="layout" svg:width="6.576cm" svg:height="0.556cm" svg:x="1.746cm" svg:y="7.028cm">
          <draw:text-box>
            <text:p text:style-name="P1"><text:span text:style-name="T2">11. Discharge Upgrade Appeals </text:span></text:p>
          </draw:text-box>
        </draw:frame>
        <draw:frame draw:style-name="gr9" draw:text-style-name="P2" draw:layer="layout" svg:width="0.405cm" svg:height="0.556cm" svg:x="8.096cm" svg:y="7.028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7.028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6cm" svg:y="7.028cm">
          <draw:text-box>
            <text:p text:style-name="P1"><text:span text:style-name="T2"><text:s/></text:span></text:p>
          </draw:text-box>
        </draw:frame>
        <draw:frame draw:style-name="gr141" draw:text-style-name="P2" draw:layer="layout" svg:width="9.006cm" svg:height="0.556cm" svg:x="1.746cm" svg:y="7.68cm">
          <draw:text-box>
            <text:p text:style-name="P1"><text:span text:style-name="T2">12. Family Law (i.e. divorce, child </text:span><text:span text:style-name="T2">custody) <text:s/></text:span></text:p>
          </draw:text-box>
        </draw:frame>
        <draw:frame draw:style-name="gr9" draw:text-style-name="P2" draw:layer="layout" svg:width="0.405cm" svg:height="0.556cm" svg:x="10.636cm" svg:y="7.68cm">
          <draw:text-box>
            <text:p text:style-name="P1"><text:span text:style-name="T2"><text:s/></text:span></text:p>
          </draw:text-box>
        </draw:frame>
        <draw:polygon draw:style-name="gr66" draw:text-style-name="P9" draw:layer="layout" svg:width="18.097cm" svg:height="0.538cm" svg:x="1.746cm" svg:y="9.47cm" svg:viewBox="0 0 18098 539" draw:points="0,539 18098,539 18098,0 0,0">
          <text:p/>
        </draw:polygon>
        <draw:polygon draw:style-name="gr66" draw:text-style-name="P9" draw:layer="layout" svg:width="18.097cm" svg:height="0.538cm" svg:x="1.746cm" svg:y="10.775cm" svg:viewBox="0 0 18098 539" draw:points="0,539 18098,539 18098,0 0,0">
          <text:p/>
        </draw:polygon>
        <draw:frame draw:style-name="gr142" draw:text-style-name="P2" draw:layer="layout" svg:width="5.463cm" svg:height="0.556cm" svg:x="1.746cm" svg:y="8.79cm">
          <draw:text-box>
            <text:p text:style-name="P1"><text:span text:style-name="T7">Education/Job Services</text:span></text:p>
          </draw:text-box>
        </draw:frame>
        <draw:frame draw:style-name="gr131" draw:text-style-name="P2" draw:layer="layout" svg:width="0.523cm" svg:height="0.556cm" svg:x="1.746cm" svg:y="9.443cm">
          <draw:text-box>
            <text:p text:style-name="P1"><text:span text:style-name="T2">1. </text:span></text:p>
          </draw:text-box>
        </draw:frame>
        <draw:frame draw:style-name="gr143" draw:text-style-name="P2" draw:layer="layout" svg:width="2.296cm" svg:height="0.556cm" svg:x="2.381cm" svg:y="9.443cm">
          <draw:text-box>
            <text:p text:style-name="P1"><text:span text:style-name="T2">Education <text:s/></text:span></text:p>
          </draw:text-box>
        </draw:frame>
        <draw:frame draw:style-name="gr9" draw:text-style-name="P2" draw:layer="layout" svg:width="0.405cm" svg:height="0.556cm" svg:x="5.556cm" svg:y="9.443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6.826cm" svg:y="9.443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8.096cm" svg:y="9.443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5cm" svg:y="9.443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5cm" svg:y="9.443cm">
          <draw:text-box>
            <text:p text:style-name="P1"><text:span text:style-name="T2"><text:s/></text:span></text:p>
          </draw:text-box>
        </draw:frame>
        <draw:frame draw:style-name="gr131" draw:text-style-name="P2" draw:layer="layout" svg:width="0.523cm" svg:height="0.556cm" svg:x="1.746cm" svg:y="10.095cm">
          <draw:text-box>
            <text:p text:style-name="P1"><text:span text:style-name="T2">2. </text:span></text:p>
          </draw:text-box>
        </draw:frame>
        <draw:frame draw:style-name="gr144" draw:text-style-name="P2" draw:layer="layout" svg:width="2.559cm" svg:height="0.556cm" svg:x="2.381cm" svg:y="10.095cm">
          <draw:text-box>
            <text:p text:style-name="P1"><text:span text:style-name="T2">Job Training </text:span></text:p>
          </draw:text-box>
        </draw:frame>
        <draw:frame draw:style-name="gr9" draw:text-style-name="P2" draw:layer="layout" svg:width="0.405cm" svg:height="0.556cm" svg:x="5.556cm" svg:y="10.09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6.826cm" svg:y="10.09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8.096cm" svg:y="10.09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10.095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5cm" svg:y="10.095cm">
          <draw:text-box>
            <text:p text:style-name="P1"><text:span text:style-name="T2"><text:s/></text:span></text:p>
          </draw:text-box>
        </draw:frame>
        <draw:frame draw:style-name="gr131" draw:text-style-name="P2" draw:layer="layout" svg:width="0.523cm" svg:height="0.556cm" svg:x="1.746cm" svg:y="10.748cm">
          <draw:text-box>
            <text:p text:style-name="P1"><text:span text:style-name="T2">3. </text:span></text:p>
          </draw:text-box>
        </draw:frame>
        <draw:frame draw:style-name="gr145" draw:text-style-name="P2" draw:layer="layout" svg:width="7.808cm" svg:height="0.556cm" svg:x="2.381cm" svg:y="10.748cm">
          <draw:text-box>
            <text:p text:style-name="P1"><text:span text:style-name="T2">Finding a Job or Getting Employment <text:s/></text:span></text:p>
          </draw:text-box>
        </draw:frame>
        <draw:frame draw:style-name="gr9" draw:text-style-name="P2" draw:layer="layout" svg:width="0.405cm" svg:height="0.556cm" svg:x="10.636cm" svg:y="10.748cm">
          <draw:text-box>
            <text:p text:style-name="P1"><text:span text:style-name="T2"><text:s/></text:span></text:p>
          </draw:text-box>
        </draw:frame>
        <draw:frame draw:style-name="gr131" draw:text-style-name="P2" draw:layer="layout" svg:width="0.523cm" svg:height="0.556cm" svg:x="1.746cm" svg:y="11.401cm">
          <draw:text-box>
            <text:p text:style-name="P1"><text:span text:style-name="T2">4. </text:span></text:p>
          </draw:text-box>
        </draw:frame>
        <draw:frame draw:style-name="gr146" draw:text-style-name="P2" draw:layer="layout" svg:width="9.468cm" svg:height="0.556cm" svg:x="2.381cm" svg:y="11.401cm">
          <draw:text-box>
            <text:p text:style-name="P1"><text:span text:style-name="T2">Vocational Rehabilitation (a process </text:span><text:span text:style-name="T2">that </text:span></text:p>
          </draw:text-box>
        </draw:frame>
        <draw:frame draw:style-name="gr147" draw:text-style-name="P2" draw:layer="layout" svg:width="9.692cm" svg:height="0.556cm" svg:x="2.381cm" svg:y="11.894cm">
          <draw:text-box>
            <text:p text:style-name="P1"><text:span text:style-name="T2">enables people with functional, </text:span><text:span text:style-name="T2">psychological, <text:s/></text:span></text:p>
          </draw:text-box>
        </draw:frame>
        <draw:frame draw:style-name="gr148" draw:text-style-name="P2" draw:layer="layout" svg:width="8.304cm" svg:height="0.556cm" svg:x="2.381cm" svg:y="12.388cm">
          <draw:text-box>
            <text:p text:style-name="P1"><text:span text:style-name="T2">developmental, cognitive, or emotional </text:span><text:span text:style-name="T2"><text:s/></text:span></text:p>
          </draw:text-box>
        </draw:frame>
        <draw:frame draw:style-name="gr149" draw:text-style-name="P2" draw:layer="layout" svg:width="9.083cm" svg:height="0.556cm" svg:x="2.381cm" svg:y="12.882cm">
          <draw:text-box>
            <text:p text:style-name="P1"><text:span text:style-name="T2">impairments or health conditions to </text:span></text:p>
          </draw:text-box>
        </draw:frame>
        <draw:frame draw:style-name="gr150" draw:text-style-name="P2" draw:layer="layout" svg:width="9.243cm" svg:height="0.556cm" svg:x="2.381cm" svg:y="13.376cm">
          <draw:text-box>
            <text:p text:style-name="P1"><text:span text:style-name="T2">overcome barriers to accessing, </text:span><text:span text:style-name="T2">maintaining </text:span></text:p>
          </draw:text-box>
        </draw:frame>
        <draw:frame draw:style-name="gr151" draw:text-style-name="P2" draw:layer="layout" svg:width="5.975cm" svg:height="0.556cm" svg:x="2.381cm" svg:y="13.87cm">
          <draw:text-box>
            <text:p text:style-name="P1"><text:span text:style-name="T2">or returning to employment) </text:span></text:p>
          </draw:text-box>
        </draw:frame>
        <draw:frame draw:style-name="gr9" draw:text-style-name="P2" draw:layer="layout" svg:width="0.405cm" svg:height="0.556cm" svg:x="5.556cm" svg:y="13.8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6.826cm" svg:y="13.8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8.096cm" svg:y="13.8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13.87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5cm" svg:y="13.87cm">
          <draw:text-box>
            <text:p text:style-name="P1"><text:span text:style-name="T2"><text:s/></text:span></text:p>
          </draw:text-box>
        </draw:frame>
        <draw:polygon draw:style-name="gr66" draw:text-style-name="P9" draw:layer="layout" svg:width="18.097cm" svg:height="0.538cm" svg:x="1.746cm" svg:y="15.985cm" svg:viewBox="0 0 18098 539" draw:points="0,539 18098,539 18098,0 0,0">
          <text:p/>
        </draw:polygon>
        <draw:polygon draw:style-name="gr66" draw:text-style-name="P9" draw:layer="layout" svg:width="18.097cm" svg:height="0.537cm" svg:x="1.746cm" svg:y="20.554cm" svg:viewBox="0 0 18098 538" draw:points="0,538 18098,538 18098,0 0,0">
          <text:p/>
        </draw:polygon>
        <draw:polygon draw:style-name="gr66" draw:text-style-name="P9" draw:layer="layout" svg:width="18.097cm" svg:height="0.538cm" svg:x="1.746cm" svg:y="21.859cm" svg:viewBox="0 0 18098 539" draw:points="0,539 18098,539 18098,0 0,0">
          <text:p/>
        </draw:polygon>
        <draw:frame draw:style-name="gr152" draw:text-style-name="P2" draw:layer="layout" svg:width="3.884cm" svg:height="0.556cm" svg:x="1.746cm" svg:y="15.305cm">
          <draw:text-box>
            <text:p text:style-name="P1"><text:span text:style-name="T7">Digital Access</text:span></text:p>
          </draw:text-box>
        </draw:frame>
        <draw:frame draw:style-name="gr131" draw:text-style-name="P2" draw:layer="layout" svg:width="0.523cm" svg:height="0.556cm" svg:x="1.746cm" svg:y="15.958cm">
          <draw:text-box>
            <text:p text:style-name="P1"><text:span text:style-name="T2">1. </text:span></text:p>
          </draw:text-box>
        </draw:frame>
        <draw:frame draw:style-name="gr153" draw:text-style-name="P2" draw:layer="layout" svg:width="9.616cm" svg:height="0.556cm" svg:x="2.381cm" svg:y="15.958cm">
          <draw:text-box>
            <text:p text:style-name="P1"><text:span text:style-name="T2">Do you use the internet, at least </text:span><text:span text:style-name="T2">occasionally? </text:span></text:p>
          </draw:text-box>
        </draw:frame>
        <draw:frame draw:style-name="gr131" draw:text-style-name="P2" draw:layer="layout" svg:width="0.523cm" svg:height="0.556cm" svg:x="1.746cm" svg:y="16.61cm">
          <draw:text-box>
            <text:p text:style-name="P1"><text:span text:style-name="T2">2. </text:span></text:p>
          </draw:text-box>
        </draw:frame>
        <draw:frame draw:style-name="gr63" draw:text-style-name="P2" draw:layer="layout" svg:width="7.872cm" svg:height="0.556cm" svg:x="2.381cm" svg:y="16.61cm">
          <draw:text-box>
            <text:p text:style-name="P1"><text:span text:style-name="T2">How often do you access the internet?</text:span></text:p>
          </draw:text-box>
        </draw:frame>
        <draw:frame draw:style-name="gr9" draw:text-style-name="P2" draw:layer="layout" svg:width="0.405cm" svg:height="0.556cm" svg:x="2.584cm" svg:y="17.263cm">
          <draw:text-box>
            <text:p text:style-name="P1"><text:span text:style-name="T2"><text:s/></text:span></text:p>
          </draw:text-box>
        </draw:frame>
        <draw:frame draw:style-name="gr154" draw:text-style-name="P2" draw:layer="layout" svg:width="1.75cm" svg:height="0.556cm" svg:x="2.223cm" svg:y="17.263cm">
          <draw:text-box>
            <text:p text:style-name="P1"><text:span text:style-name="T1"><text:s/></text:span><text:span text:style-name="T2"><text:s/></text:span><text:span text:style-name="T2">Never</text:span></text:p>
          </draw:text-box>
        </draw:frame>
        <draw:frame draw:style-name="gr9" draw:text-style-name="P2" draw:layer="layout" svg:width="0.405cm" svg:height="0.556cm" svg:x="2.584cm" svg:y="17.916cm">
          <draw:text-box>
            <text:p text:style-name="P1"><text:span text:style-name="T2"><text:s/></text:span></text:p>
          </draw:text-box>
        </draw:frame>
        <draw:frame draw:style-name="gr88" draw:text-style-name="P2" draw:layer="layout" svg:width="4.472cm" svg:height="0.556cm" svg:x="2.223cm" svg:y="17.916cm">
          <draw:text-box>
            <text:p text:style-name="P1"><text:span text:style-name="T1"><text:s/></text:span><text:span text:style-name="T2"><text:s/></text:span><text:span text:style-name="T2">At least once a day</text:span></text:p>
          </draw:text-box>
        </draw:frame>
        <draw:frame draw:style-name="gr9" draw:text-style-name="P2" draw:layer="layout" svg:width="0.405cm" svg:height="0.556cm" svg:x="2.584cm" svg:y="18.568cm">
          <draw:text-box>
            <text:p text:style-name="P1"><text:span text:style-name="T2"><text:s/></text:span></text:p>
          </draw:text-box>
        </draw:frame>
        <draw:frame draw:style-name="gr155" draw:text-style-name="P2" draw:layer="layout" svg:width="8.561cm" svg:height="0.556cm" svg:x="2.223cm" svg:y="18.568cm">
          <draw:text-box>
            <text:p text:style-name="P1"><text:span text:style-name="T1"><text:s/></text:span><text:span text:style-name="T2"><text:s/></text:span><text:span text:style-name="T2">At least once a week but not every </text:span><text:span text:style-name="T2">day</text:span></text:p>
          </draw:text-box>
        </draw:frame>
        <draw:frame draw:style-name="gr9" draw:text-style-name="P2" draw:layer="layout" svg:width="0.405cm" svg:height="0.556cm" svg:x="2.584cm" svg:y="19.221cm">
          <draw:text-box>
            <text:p text:style-name="P1"><text:span text:style-name="T2"><text:s/></text:span></text:p>
          </draw:text-box>
        </draw:frame>
        <draw:frame draw:style-name="gr156" draw:text-style-name="P2" draw:layer="layout" svg:width="10.53cm" svg:height="0.556cm" svg:x="2.223cm" svg:y="19.221cm">
          <draw:text-box>
            <text:p text:style-name="P1"><text:span text:style-name="T1"><text:s/></text:span><text:span text:style-name="T2"><text:s/></text:span><text:span text:style-name="T2">At least once a month but less than </text:span><text:span text:style-name="T2">once a week</text:span></text:p>
          </draw:text-box>
        </draw:frame>
        <draw:frame draw:style-name="gr9" draw:text-style-name="P2" draw:layer="layout" svg:width="0.405cm" svg:height="0.556cm" svg:x="2.584cm" svg:y="19.874cm">
          <draw:text-box>
            <text:p text:style-name="P1"><text:span text:style-name="T2"><text:s/></text:span></text:p>
          </draw:text-box>
        </draw:frame>
        <draw:frame draw:style-name="gr157" draw:text-style-name="P2" draw:layer="layout" svg:width="5.026cm" svg:height="0.556cm" svg:x="2.223cm" svg:y="19.874cm">
          <draw:text-box>
            <text:p text:style-name="P1"><text:span text:style-name="T1"><text:s/></text:span><text:span text:style-name="T2"><text:s/></text:span><text:span text:style-name="T2">Less than once a year</text:span></text:p>
          </draw:text-box>
        </draw:frame>
        <draw:frame draw:style-name="gr131" draw:text-style-name="P2" draw:layer="layout" svg:width="0.523cm" svg:height="0.556cm" svg:x="1.746cm" svg:y="20.526cm">
          <draw:text-box>
            <text:p text:style-name="P1"><text:span text:style-name="T2">3. </text:span></text:p>
          </draw:text-box>
        </draw:frame>
        <draw:frame draw:style-name="gr158" draw:text-style-name="P2" draw:layer="layout" svg:width="5.543cm" svg:height="0.556cm" svg:x="2.381cm" svg:y="20.526cm">
          <draw:text-box>
            <text:p text:style-name="P1"><text:span text:style-name="T2">Do you have a cell phone? </text:span></text:p>
          </draw:text-box>
        </draw:frame>
        <draw:frame draw:style-name="gr9" draw:text-style-name="P2" draw:layer="layout" svg:width="0.405cm" svg:height="0.556cm" svg:x="8.096cm" svg:y="20.526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20.526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6cm" svg:y="20.526cm">
          <draw:text-box>
            <text:p text:style-name="P1"><text:span text:style-name="T2"><text:s/></text:span></text:p>
          </draw:text-box>
        </draw:frame>
        <draw:frame draw:style-name="gr131" draw:text-style-name="P2" draw:layer="layout" svg:width="0.523cm" svg:height="0.556cm" svg:x="1.746cm" svg:y="21.179cm">
          <draw:text-box>
            <text:p text:style-name="P1"><text:span text:style-name="T2">4. </text:span></text:p>
          </draw:text-box>
        </draw:frame>
        <draw:frame draw:style-name="gr159" draw:text-style-name="P2" draw:layer="layout" svg:width="6.026cm" svg:height="0.556cm" svg:x="2.381cm" svg:y="21.179cm">
          <draw:text-box>
            <text:p text:style-name="P1"><text:span text:style-name="T2">Do you have a smart phone? </text:span></text:p>
          </draw:text-box>
        </draw:frame>
        <draw:frame draw:style-name="gr9" draw:text-style-name="P2" draw:layer="layout" svg:width="0.405cm" svg:height="0.556cm" svg:x="8.096cm" svg:y="21.179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9.366cm" svg:y="21.179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6cm" svg:y="21.179cm">
          <draw:text-box>
            <text:p text:style-name="P1"><text:span text:style-name="T2"><text:s/></text:span></text:p>
          </draw:text-box>
        </draw:frame>
        <draw:frame draw:style-name="gr131" draw:text-style-name="P2" draw:layer="layout" svg:width="0.523cm" svg:height="0.556cm" svg:x="1.746cm" svg:y="21.832cm">
          <draw:text-box>
            <text:p text:style-name="P1"><text:span text:style-name="T2">5. </text:span></text:p>
          </draw:text-box>
        </draw:frame>
        <draw:frame draw:style-name="gr160" draw:text-style-name="P2" draw:layer="layout" svg:width="7.211cm" svg:height="0.556cm" svg:x="2.381cm" svg:y="21.832cm">
          <draw:text-box>
            <text:p text:style-name="P1"><text:span text:style-name="T2">Do you own a computer or laptop? </text:span></text:p>
          </draw:text-box>
        </draw:frame>
        <draw:frame draw:style-name="gr9" draw:text-style-name="P2" draw:layer="layout" svg:width="0.405cm" svg:height="0.556cm" svg:x="9.366cm" svg:y="21.832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0.405cm" svg:height="0.556cm" svg:x="10.636cm" svg:y="21.832cm">
          <draw:text-box>
            <text:p text:style-name="P1"><text:span text:style-name="T2"><text:s/></text:span></text:p>
          </draw:text-box>
        </draw:frame>
        <draw:frame draw:style-name="gr84" draw:text-style-name="P10" draw:layer="layout" svg:width="1.818cm" svg:height="0.48cm" svg:x="11.192cm" svg:y="8.839cm">
          <draw:text-box>
            <text:p text:style-name="P1"><text:span text:style-name="T8">Never Met</text:span></text:p>
          </draw:text-box>
        </draw:frame>
        <draw:frame draw:style-name="gr85" draw:text-style-name="P10" draw:layer="layout" svg:width="2.004cm" svg:height="0.48cm" svg:x="14.936cm" svg:y="8.839cm">
          <draw:text-box>
            <text:p text:style-name="P1"><text:span text:style-name="T8">Always Met</text:span></text:p>
          </draw:text-box>
        </draw:frame>
        <draw:line draw:style-name="gr86" draw:text-style-name="P7" draw:layer="layout" svg:x1="13.071cm" svg:y1="9.11cm" svg:x2="14.737cm" svg:y2="9.11cm">
          <text:p/>
        </draw:line>
        <draw:line draw:style-name="gr86" draw:text-style-name="P7" draw:layer="layout" svg:x1="13.071cm" svg:y1="9.07cm" svg:x2="13.071cm" svg:y2="9.15cm">
          <text:p/>
        </draw:line>
        <draw:polyline draw:style-name="gr86" draw:text-style-name="P7" draw:layer="layout" svg:width="0.122cm" svg:height="0.228cm" svg:x="14.615cm" svg:y="8.996cm" svg:viewBox="0 0 123 229" draw:points="0,0 123,114 0,229">
          <text:p/>
        </draw:polyline>
        <draw:frame draw:style-name="gr87" draw:text-style-name="P10" draw:layer="layout" svg:width="0.624cm" svg:height="0.48cm" svg:x="18.073cm" svg:y="8.839cm">
          <draw:text-box>
            <text:p text:style-name="P1"><text:span text:style-name="T8">N/A</text:span></text:p>
          </draw:text-box>
        </draw:frame>
        <draw:frame draw:style-name="gr161" draw:text-style-name="P10" draw:layer="layout" svg:width="0.616cm" svg:height="0.48cm" svg:x="13.765cm" svg:y="15.207cm">
          <draw:text-box>
            <text:p text:style-name="P1"><text:span text:style-name="T8">Yes</text:span></text:p>
          </draw:text-box>
        </draw:frame>
        <draw:frame draw:style-name="gr162" draw:text-style-name="P10" draw:layer="layout" svg:width="0.48cm" svg:height="0.48cm" svg:x="15.097cm" svg:y="15.207cm">
          <draw:text-box>
            <text:p text:style-name="P1"><text:span text:style-name="T8">No</text:span></text:p>
          </draw:text-box>
        </draw:frame>
        <draw:frame draw:style-name="gr163" draw:text-style-name="P13" draw:layer="layout" svg:width="2.453cm" svg:height="0.48cm" svg:x="16.074cm" svg:y="15.17cm">
          <draw:text-box>
            <text:p text:style-name="P1"><text:span text:style-name="T8">Don’t Know </text:span></text:p>
          </draw:text-box>
        </draw:frame>
        <draw:frame draw:style-name="gr7" draw:text-style-name="P5" draw:layer="layout" svg:width="2.677cm" svg:height="0.391cm" svg:x="1.746cm" svg:y="26.351cm">
          <draw:text-box>
            <text:p text:style-name="P1"><text:span text:style-name="T6">VA Form 10-10161</text:span></text:p>
          </draw:text-box>
        </draw:frame>
        <draw:control draw:style-name="gr65" draw:text-style-name="P8" draw:layer="controls" svg:width="0.317cm" svg:height="0.635cm" svg:x="12.064cm" svg:y="2.272cm" draw:control="control224"/>
        <draw:control draw:style-name="gr96" draw:text-style-name="P8" draw:layer="controls" svg:width="0.317cm" svg:height="0.635cm" svg:x="12.065cm" svg:y="3.173cm" draw:control="control225"/>
        <draw:control draw:style-name="gr65" draw:text-style-name="P8" draw:layer="controls" svg:width="0.317cm" svg:height="0.635cm" svg:x="12.065cm" svg:y="4.473cm" draw:control="control226"/>
        <draw:control draw:style-name="gr65" draw:text-style-name="P8" draw:layer="controls" svg:width="0.317cm" svg:height="0.635cm" svg:x="12.065cm" svg:y="6.373cm" draw:control="control227"/>
        <draw:control draw:style-name="gr96" draw:text-style-name="P8" draw:layer="controls" svg:width="0.317cm" svg:height="0.44cm" svg:x="12.065cm" svg:y="7.07cm" draw:control="control228"/>
        <draw:control draw:style-name="gr65" draw:text-style-name="P8" draw:layer="controls" svg:width="0.317cm" svg:height="0.635cm" svg:x="12.065cm" svg:y="7.673cm" draw:control="control229"/>
        <draw:control draw:style-name="gr65" draw:text-style-name="P8" draw:layer="controls" svg:width="0.317cm" svg:height="0.635cm" svg:x="13.165cm" svg:y="2.273cm" draw:control="control230"/>
        <draw:control draw:style-name="gr65" draw:text-style-name="P8" draw:layer="controls" svg:width="0.317cm" svg:height="0.635cm" svg:x="14.465cm" svg:y="2.273cm" draw:control="control231"/>
        <draw:control draw:style-name="gr65" draw:text-style-name="P8" draw:layer="controls" svg:width="0.317cm" svg:height="0.635cm" svg:x="15.965cm" svg:y="2.273cm" draw:control="control232"/>
        <draw:control draw:style-name="gr65" draw:text-style-name="P8" draw:layer="controls" svg:width="0.317cm" svg:height="0.635cm" svg:x="18.265cm" svg:y="2.273cm" draw:control="control233"/>
        <draw:control draw:style-name="gr96" draw:text-style-name="P8" draw:layer="controls" svg:width="0.317cm" svg:height="0.44cm" svg:x="12.066cm" svg:y="5.77cm" draw:control="control234"/>
        <draw:control draw:style-name="gr96" draw:text-style-name="P8" draw:layer="controls" svg:width="0.317cm" svg:height="0.635cm" svg:x="13.166cm" svg:y="3.174cm" draw:control="control235"/>
        <draw:control draw:style-name="gr96" draw:text-style-name="P8" draw:layer="controls" svg:width="0.317cm" svg:height="0.635cm" svg:x="14.466cm" svg:y="3.174cm" draw:control="control236"/>
        <draw:control draw:style-name="gr96" draw:text-style-name="P8" draw:layer="controls" svg:width="0.317cm" svg:height="0.635cm" svg:x="15.966cm" svg:y="3.174cm" draw:control="control237"/>
        <draw:control draw:style-name="gr96" draw:text-style-name="P8" draw:layer="controls" svg:width="0.317cm" svg:height="0.635cm" svg:x="18.266cm" svg:y="3.174cm" draw:control="control238"/>
        <draw:control draw:style-name="gr65" draw:text-style-name="P8" draw:layer="controls" svg:width="0.317cm" svg:height="0.635cm" svg:x="13.166cm" svg:y="4.474cm" draw:control="control239"/>
        <draw:control draw:style-name="gr65" draw:text-style-name="P8" draw:layer="controls" svg:width="0.317cm" svg:height="0.635cm" svg:x="14.466cm" svg:y="4.474cm" draw:control="control240"/>
        <draw:control draw:style-name="gr65" draw:text-style-name="P8" draw:layer="controls" svg:width="0.317cm" svg:height="0.635cm" svg:x="15.966cm" svg:y="4.474cm" draw:control="control241"/>
        <draw:control draw:style-name="gr65" draw:text-style-name="P8" draw:layer="controls" svg:width="0.317cm" svg:height="0.635cm" svg:x="18.266cm" svg:y="4.474cm" draw:control="control242"/>
        <draw:control draw:style-name="gr96" draw:text-style-name="P8" draw:layer="controls" svg:width="0.317cm" svg:height="0.44cm" svg:x="13.167cm" svg:y="5.77cm" draw:control="control243"/>
        <draw:control draw:style-name="gr96" draw:text-style-name="P8" draw:layer="controls" svg:width="0.317cm" svg:height="0.44cm" svg:x="14.467cm" svg:y="5.77cm" draw:control="control244"/>
        <draw:control draw:style-name="gr96" draw:text-style-name="P8" draw:layer="controls" svg:width="0.317cm" svg:height="0.44cm" svg:x="15.967cm" svg:y="5.77cm" draw:control="control245"/>
        <draw:control draw:style-name="gr96" draw:text-style-name="P8" draw:layer="controls" svg:width="0.317cm" svg:height="0.44cm" svg:x="18.267cm" svg:y="5.77cm" draw:control="control246"/>
        <draw:control draw:style-name="gr65" draw:text-style-name="P8" draw:layer="controls" svg:width="0.317cm" svg:height="0.635cm" svg:x="13.166cm" svg:y="6.374cm" draw:control="control247"/>
        <draw:control draw:style-name="gr65" draw:text-style-name="P8" draw:layer="controls" svg:width="0.317cm" svg:height="0.635cm" svg:x="14.466cm" svg:y="6.374cm" draw:control="control248"/>
        <draw:control draw:style-name="gr65" draw:text-style-name="P8" draw:layer="controls" svg:width="0.317cm" svg:height="0.635cm" svg:x="15.966cm" svg:y="6.374cm" draw:control="control249"/>
        <draw:control draw:style-name="gr65" draw:text-style-name="P8" draw:layer="controls" svg:width="0.317cm" svg:height="0.635cm" svg:x="18.266cm" svg:y="6.374cm" draw:control="control250"/>
        <draw:control draw:style-name="gr96" draw:text-style-name="P8" draw:layer="controls" svg:width="0.317cm" svg:height="0.44cm" svg:x="13.166cm" svg:y="7.07cm" draw:control="control251"/>
        <draw:control draw:style-name="gr96" draw:text-style-name="P8" draw:layer="controls" svg:width="0.317cm" svg:height="0.44cm" svg:x="14.466cm" svg:y="7.07cm" draw:control="control252"/>
        <draw:control draw:style-name="gr96" draw:text-style-name="P8" draw:layer="controls" svg:width="0.317cm" svg:height="0.44cm" svg:x="15.966cm" svg:y="7.07cm" draw:control="control253"/>
        <draw:control draw:style-name="gr96" draw:text-style-name="P8" draw:layer="controls" svg:width="0.317cm" svg:height="0.44cm" svg:x="18.266cm" svg:y="7.07cm" draw:control="control254"/>
        <draw:control draw:style-name="gr65" draw:text-style-name="P8" draw:layer="controls" svg:width="0.317cm" svg:height="0.635cm" svg:x="13.166cm" svg:y="7.674cm" draw:control="control255"/>
        <draw:control draw:style-name="gr65" draw:text-style-name="P8" draw:layer="controls" svg:width="0.317cm" svg:height="0.635cm" svg:x="14.466cm" svg:y="7.674cm" draw:control="control256"/>
        <draw:control draw:style-name="gr65" draw:text-style-name="P8" draw:layer="controls" svg:width="0.317cm" svg:height="0.635cm" svg:x="15.966cm" svg:y="7.674cm" draw:control="control257"/>
        <draw:control draw:style-name="gr65" draw:text-style-name="P8" draw:layer="controls" svg:width="0.317cm" svg:height="0.635cm" svg:x="18.266cm" svg:y="7.674cm" draw:control="control258"/>
        <draw:control draw:style-name="gr96" draw:text-style-name="P8" draw:layer="controls" svg:width="0.317cm" svg:height="0.44cm" svg:x="12.066cm" svg:y="9.47cm" draw:control="control259"/>
        <draw:control draw:style-name="gr65" draw:text-style-name="P8" draw:layer="controls" svg:width="0.317cm" svg:height="0.44cm" svg:x="12.067cm" svg:y="10.14cm" draw:control="control260"/>
        <draw:control draw:style-name="gr96" draw:text-style-name="P8" draw:layer="controls" svg:width="0.317cm" svg:height="0.44cm" svg:x="12.067cm" svg:y="10.78cm" draw:control="control261"/>
        <draw:control draw:style-name="gr65" draw:text-style-name="P8" draw:layer="controls" svg:width="0.317cm" svg:height="0.44cm" svg:x="12.067cm" svg:y="11.33cm" draw:control="control262"/>
        <draw:control draw:style-name="gr96" draw:text-style-name="P8" draw:layer="controls" svg:width="0.317cm" svg:height="0.44cm" svg:x="13.167cm" svg:y="9.47cm" draw:control="control263"/>
        <draw:control draw:style-name="gr96" draw:text-style-name="P8" draw:layer="controls" svg:width="0.317cm" svg:height="0.44cm" svg:x="14.467cm" svg:y="9.47cm" draw:control="control264"/>
        <draw:control draw:style-name="gr96" draw:text-style-name="P8" draw:layer="controls" svg:width="0.317cm" svg:height="0.44cm" svg:x="15.967cm" svg:y="9.47cm" draw:control="control265"/>
        <draw:control draw:style-name="gr96" draw:text-style-name="P8" draw:layer="controls" svg:width="0.317cm" svg:height="0.44cm" svg:x="18.267cm" svg:y="9.47cm" draw:control="control266"/>
        <draw:control draw:style-name="gr65" draw:text-style-name="P8" draw:layer="controls" svg:width="0.317cm" svg:height="0.44cm" svg:x="13.168cm" svg:y="10.14cm" draw:control="control267"/>
        <draw:control draw:style-name="gr65" draw:text-style-name="P8" draw:layer="controls" svg:width="0.317cm" svg:height="0.44cm" svg:x="14.468cm" svg:y="10.14cm" draw:control="control268"/>
        <draw:control draw:style-name="gr65" draw:text-style-name="P8" draw:layer="controls" svg:width="0.317cm" svg:height="0.44cm" svg:x="15.968cm" svg:y="10.14cm" draw:control="control269"/>
        <draw:control draw:style-name="gr65" draw:text-style-name="P8" draw:layer="controls" svg:width="0.317cm" svg:height="0.44cm" svg:x="18.268cm" svg:y="10.14cm" draw:control="control270"/>
        <draw:control draw:style-name="gr96" draw:text-style-name="P8" draw:layer="controls" svg:width="0.317cm" svg:height="0.44cm" svg:x="13.168cm" svg:y="10.78cm" draw:control="control271"/>
        <draw:control draw:style-name="gr96" draw:text-style-name="P8" draw:layer="controls" svg:width="0.317cm" svg:height="0.44cm" svg:x="14.468cm" svg:y="10.78cm" draw:control="control272"/>
        <draw:control draw:style-name="gr96" draw:text-style-name="P8" draw:layer="controls" svg:width="0.317cm" svg:height="0.44cm" svg:x="15.968cm" svg:y="10.78cm" draw:control="control273"/>
        <draw:control draw:style-name="gr96" draw:text-style-name="P8" draw:layer="controls" svg:width="0.317cm" svg:height="0.44cm" svg:x="18.268cm" svg:y="10.78cm" draw:control="control274"/>
        <draw:control draw:style-name="gr65" draw:text-style-name="P8" draw:layer="controls" svg:width="0.317cm" svg:height="0.44cm" svg:x="13.168cm" svg:y="11.33cm" draw:control="control275"/>
        <draw:control draw:style-name="gr65" draw:text-style-name="P8" draw:layer="controls" svg:width="0.317cm" svg:height="0.44cm" svg:x="14.468cm" svg:y="11.33cm" draw:control="control276"/>
        <draw:control draw:style-name="gr65" draw:text-style-name="P8" draw:layer="controls" svg:width="0.317cm" svg:height="0.44cm" svg:x="15.968cm" svg:y="11.33cm" draw:control="control277"/>
        <draw:control draw:style-name="gr65" draw:text-style-name="P8" draw:layer="controls" svg:width="0.317cm" svg:height="0.44cm" svg:x="18.268cm" svg:y="11.33cm" draw:control="control278"/>
        <draw:control draw:style-name="gr96" draw:text-style-name="P8" draw:layer="controls" svg:width="0.317cm" svg:height="0.44cm" svg:x="13.868cm" svg:y="16cm" draw:control="control279"/>
        <draw:control draw:style-name="gr96" draw:text-style-name="P8" draw:layer="controls" svg:width="0.317cm" svg:height="0.44cm" svg:x="15.169cm" svg:y="16cm" draw:control="control280"/>
        <draw:control draw:style-name="gr96" draw:text-style-name="P8" draw:layer="controls" svg:width="0.317cm" svg:height="0.44cm" svg:x="16.869cm" svg:y="16cm" draw:control="control281"/>
        <draw:control draw:style-name="gr65" draw:text-style-name="P8" draw:layer="controls" svg:width="0.483cm" svg:height="0.635cm" svg:x="2.369cm" svg:y="17.177cm" draw:control="control282"/>
        <draw:control draw:style-name="gr65" draw:text-style-name="P8" draw:layer="controls" svg:width="0.483cm" svg:height="0.635cm" svg:x="2.37cm" svg:y="17.778cm" draw:control="control283"/>
        <draw:control draw:style-name="gr65" draw:text-style-name="P8" draw:layer="controls" svg:width="0.483cm" svg:height="0.635cm" svg:x="2.37cm" svg:y="18.478cm" draw:control="control284"/>
        <draw:control draw:style-name="gr65" draw:text-style-name="P8" draw:layer="controls" svg:width="0.483cm" svg:height="0.635cm" svg:x="2.37cm" svg:y="19.078cm" draw:control="control285"/>
        <draw:control draw:style-name="gr65" draw:text-style-name="P8" draw:layer="controls" svg:width="0.483cm" svg:height="0.635cm" svg:x="2.37cm" svg:y="19.778cm" draw:control="control286"/>
        <draw:control draw:style-name="gr96" draw:text-style-name="P8" draw:layer="controls" svg:width="0.32cm" svg:height="0.44cm" svg:x="13.817cm" svg:y="20.58cm" draw:control="control287"/>
        <draw:control draw:style-name="gr96" draw:text-style-name="P8" draw:layer="controls" svg:width="0.32cm" svg:height="0.44cm" svg:x="15.187cm" svg:y="20.58cm" draw:control="control288"/>
        <draw:control draw:style-name="gr96" draw:text-style-name="P8" draw:layer="controls" svg:width="0.32cm" svg:height="0.44cm" svg:x="16.872cm" svg:y="20.58cm" draw:control="control289"/>
        <draw:control draw:style-name="gr65" draw:text-style-name="P8" draw:layer="controls" svg:width="0.32cm" svg:height="0.44cm" svg:x="13.817cm" svg:y="21.3cm" draw:control="control290"/>
        <draw:control draw:style-name="gr96" draw:text-style-name="P8" draw:layer="controls" svg:width="0.32cm" svg:height="0.44cm" svg:x="13.817cm" svg:y="21.9cm" draw:control="control291"/>
        <draw:control draw:style-name="gr65" draw:text-style-name="P8" draw:layer="controls" svg:width="0.32cm" svg:height="0.44cm" svg:x="15.187cm" svg:y="21.3cm" draw:control="control292"/>
        <draw:control draw:style-name="gr65" draw:text-style-name="P8" draw:layer="controls" svg:width="0.32cm" svg:height="0.44cm" svg:x="16.872cm" svg:y="21.3cm" draw:control="control293"/>
        <draw:control draw:style-name="gr96" draw:text-style-name="P8" draw:layer="controls" svg:width="0.32cm" svg:height="0.44cm" svg:x="15.187cm" svg:y="21.9cm" draw:control="control294"/>
        <draw:control draw:style-name="gr96" draw:text-style-name="P8" draw:layer="controls" svg:width="0.32cm" svg:height="0.44cm" svg:x="16.872cm" svg:y="21.9cm" draw:control="control295"/>
      </draw:page>
      <draw:page draw:name="page5" draw:style-name="dp1" draw:master-page-name="master-page44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obVACC1" form:control-implementation="ooo:com.sun.star.form.component.RadioButton" xml:id="control296" form:id="control296" form:current-selected="true" form:tab-index="70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1" form:control-implementation="ooo:com.sun.star.form.component.RadioButton" xml:id="control297" form:id="control297" form:tab-index="70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1" form:control-implementation="ooo:com.sun.star.form.component.RadioButton" xml:id="control298" form:id="control298" form:tab-index="70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1" form:control-implementation="ooo:com.sun.star.form.component.RadioButton" xml:id="control299" form:id="control299" form:tab-index="70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1" form:control-implementation="ooo:com.sun.star.form.component.RadioButton" xml:id="control300" form:id="control300" form:tab-index="70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2" form:control-implementation="ooo:com.sun.star.form.component.RadioButton" xml:id="control301" form:id="control301" form:current-selected="true" form:tab-index="7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3" form:control-implementation="ooo:com.sun.star.form.component.RadioButton" xml:id="control302" form:id="control302" form:current-selected="true" form:tab-index="72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2" form:control-implementation="ooo:com.sun.star.form.component.RadioButton" xml:id="control303" form:id="control303" form:tab-index="7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2" form:control-implementation="ooo:com.sun.star.form.component.RadioButton" xml:id="control304" form:id="control304" form:tab-index="7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2" form:control-implementation="ooo:com.sun.star.form.component.RadioButton" xml:id="control305" form:id="control305" form:tab-index="7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2" form:control-implementation="ooo:com.sun.star.form.component.RadioButton" xml:id="control306" form:id="control306" form:tab-index="7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3" form:control-implementation="ooo:com.sun.star.form.component.RadioButton" xml:id="control307" form:id="control307" form:tab-index="72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3" form:control-implementation="ooo:com.sun.star.form.component.RadioButton" xml:id="control308" form:id="control308" form:tab-index="72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3" form:control-implementation="ooo:com.sun.star.form.component.RadioButton" xml:id="control309" form:id="control309" form:tab-index="72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bVACC3" form:control-implementation="ooo:com.sun.star.form.component.RadioButton" xml:id="control310" form:id="control310" form:tab-index="72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polygon draw:style-name="gr66" draw:text-style-name="P9" draw:layer="layout" svg:width="18.097cm" svg:height="1.526cm" svg:x="1.746cm" svg:y="2.398cm" svg:viewBox="0 0 18098 1527" draw:points="0,1527 18098,1527 18098,0 0,0">
          <text:p/>
        </draw:polygon>
        <draw:polygon draw:style-name="gr66" draw:text-style-name="P9" draw:layer="layout" svg:width="18.097cm" svg:height="1.526cm" svg:x="1.746cm" svg:y="5.185cm" svg:viewBox="0 0 18098 1527" draw:points="0,1527 18098,1527 18098,0 0,0">
          <text:p/>
        </draw:polygon>
        <draw:frame draw:style-name="gr7" draw:text-style-name="P5" draw:layer="layout" svg:width="2.677cm" svg:height="0.391cm" svg:x="1.746cm" svg:y="26.351cm">
          <draw:text-box>
            <text:p text:style-name="P1"><text:span text:style-name="T6">VA Form 10-10161</text:span></text:p>
          </draw:text-box>
        </draw:frame>
        <draw:frame draw:style-name="gr164" draw:text-style-name="P2" draw:layer="layout" svg:width="7.741cm" svg:height="0.556cm" svg:x="1.746cm" svg:y="1.718cm">
          <draw:text-box>
            <text:p text:style-name="P1"><text:span text:style-name="T7">VA and Community Coordination</text:span></text:p>
          </draw:text-box>
        </draw:frame>
        <draw:frame draw:style-name="gr9" draw:text-style-name="P2" draw:layer="layout" svg:width="0.405cm" svg:height="0.556cm" svg:x="1.746cm" svg:y="2.371cm">
          <draw:text-box>
            <text:p text:style-name="P1"><text:span text:style-name="T2">1</text:span><text:span text:style-name="T2">.</text:span></text:p>
          </draw:text-box>
        </draw:frame>
        <draw:frame draw:style-name="gr165" draw:text-style-name="P2" draw:layer="layout" svg:width="8.498cm" svg:height="0.556cm" svg:x="2.381cm" svg:y="2.371cm">
          <draw:text-box>
            <text:p text:style-name="P1"><text:span text:style-name="T2">In general, how </text:span><text:span text:style-name="T2">accessible do </text:span><text:span text:style-name="T2">you feel VA</text:span></text:p>
          </draw:text-box>
        </draw:frame>
        <draw:frame draw:style-name="gr166" draw:text-style-name="P2" draw:layer="layout" svg:width="7.542cm" svg:height="0.556cm" svg:x="2.381cm" svg:y="2.865cm">
          <draw:text-box>
            <text:p text:style-name="P1"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t</text:span><text:span text:style-name="T2">o</text:span><text:span text:style-name="T2"> </text:span><text:span text:style-name="T2">h</text:span><text:span text:style-name="T2">o</text:span><text:span text:style-name="T2">m</text:span><text:span text:style-name="T2">e</text:span><text:span text:style-name="T2">l</text:span><text:span text:style-name="T2">e</text:span><text:span text:style-name="T2">s</text:span><text:span text:style-name="T2">s</text:span><text:span text:style-name="T2"> </text:span><text:span text:style-name="T2">V</text:span><text:span text:style-name="T2">e</text:span><text:span text:style-name="T2">t</text:span><text:span text:style-name="T2">e</text:span><text:span text:style-name="T2">r</text:span><text:span text:style-name="T2">a</text:span><text:span text:style-name="T2">n</text:span><text:span text:style-name="T2">s</text:span><text:span text:style-name="T2"> </text:span><text:span text:style-name="T2">i</text:span><text:span text:style-name="T2">n</text:span></text:p>
          </draw:text-box>
        </draw:frame>
        <draw:frame draw:style-name="gr167" draw:text-style-name="P2" draw:layer="layout" svg:width="3.566cm" svg:height="0.556cm" svg:x="2.381cm" svg:y="3.359cm">
          <draw:text-box>
            <text:p text:style-name="P1"><text:span text:style-name="T2">your </text:span><text:span text:style-name="T2">community?</text:span></text:p>
          </draw:text-box>
        </draw:frame>
        <draw:frame draw:style-name="gr9" draw:text-style-name="P2" draw:layer="layout" svg:width="0.405cm" svg:height="0.556cm" svg:x="1.746cm" svg:y="4.011cm">
          <draw:text-box>
            <text:p text:style-name="P1"><text:span text:style-name="T2">2</text:span><text:span text:style-name="T2">.</text:span></text:p>
          </draw:text-box>
        </draw:frame>
        <draw:frame draw:style-name="gr168" draw:text-style-name="P2" draw:layer="layout" svg:width="8.494cm" svg:height="0.556cm" svg:x="2.381cm" svg:y="4.011cm">
          <draw:text-box>
            <text:p text:style-name="P1"><text:span text:style-name="T2">How able is </text:span><text:span text:style-name="T2">the VA to </text:span><text:span text:style-name="T2">coordinate </text:span><text:span text:style-name="T2">services</text:span></text:p>
          </draw:text-box>
        </draw:frame>
        <draw:frame draw:style-name="gr169" draw:text-style-name="P2" draw:layer="layout" svg:width="4.807cm" svg:height="0.556cm" svg:x="2.381cm" svg:y="4.505cm">
          <draw:text-box>
            <text:p text:style-name="P1"><text:span text:style-name="T2">f</text:span><text:span text:style-name="T2">o</text:span><text:span text:style-name="T2">r</text:span><text:span text:style-name="T2"> </text:span><text:span text:style-name="T2">h</text:span><text:span text:style-name="T2">o</text:span><text:span text:style-name="T2">m</text:span><text:span text:style-name="T2">e</text:span><text:span text:style-name="T2">l</text:span><text:span text:style-name="T2">e</text:span><text:span text:style-name="T2">s</text:span><text:span text:style-name="T2">s</text:span><text:span text:style-name="T2"> </text:span><text:span text:style-name="T2">V</text:span><text:span text:style-name="T2">e</text:span><text:span text:style-name="T2">t</text:span><text:span text:style-name="T2">e</text:span><text:span text:style-name="T2">r</text:span><text:span text:style-name="T2">a</text:span><text:span text:style-name="T2">n</text:span><text:span text:style-name="T2">s</text:span><text:span text:style-name="T2">?</text:span></text:p>
          </draw:text-box>
        </draw:frame>
        <draw:frame draw:style-name="gr9" draw:text-style-name="P2" draw:layer="layout" svg:width="0.405cm" svg:height="0.556cm" svg:x="1.746cm" svg:y="5.158cm">
          <draw:text-box>
            <text:p text:style-name="P1"><text:span text:style-name="T2">3.</text:span></text:p>
          </draw:text-box>
        </draw:frame>
        <draw:frame draw:style-name="gr170" draw:text-style-name="P2" draw:layer="layout" svg:width="7.139cm" svg:height="0.556cm" svg:x="2.381cm" svg:y="5.158cm">
          <draw:text-box>
            <text:p text:style-name="P1"><text:span text:style-name="T2">H</text:span><text:span text:style-name="T2">o</text:span><text:span text:style-name="T2">w</text:span><text:span text:style-name="T2"> </text:span><text:span text:style-name="T2">a</text:span><text:span text:style-name="T2">w</text:span><text:span text:style-name="T2">a</text:span><text:span text:style-name="T2">r</text:span><text:span text:style-name="T2">e</text:span><text:span text:style-name="T2"> </text:span><text:span text:style-name="T2">o</text:span><text:span text:style-name="T2">f </text:span><text:span text:style-name="T2">V</text:span><text:span text:style-name="T2">e</text:span><text:span text:style-name="T2">t</text:span><text:span text:style-name="T2">e</text:span><text:span text:style-name="T2">r</text:span><text:span text:style-name="T2">a</text:span><text:span text:style-name="T2">n</text:span><text:span text:style-name="T2">s</text:span><text:span text:style-name="T2">’ </text:span><text:span text:style-name="T2">n</text:span><text:span text:style-name="T2">e</text:span><text:span text:style-name="T2">e</text:span><text:span text:style-name="T2">d</text:span><text:span text:style-name="T2">s</text:span><text:span text:style-name="T2"> </text:span><text:span text:style-name="T2">a</text:span><text:span text:style-name="T2">n</text:span><text:span text:style-name="T2">d</text:span></text:p>
          </draw:text-box>
        </draw:frame>
        <draw:frame draw:style-name="gr26" draw:text-style-name="P2" draw:layer="layout" svg:width="5.277cm" svg:height="0.556cm" svg:x="2.381cm" svg:y="5.652cm">
          <draw:text-box>
            <text:p text:style-name="P1"><text:span text:style-name="T2">resources </text:span><text:span text:style-name="T2">are </text:span><text:span text:style-name="T2">Communit</text:span><text:span text:style-name="T2">y</text:span></text:p>
          </draw:text-box>
        </draw:frame>
        <draw:frame draw:style-name="gr171" draw:text-style-name="P2" draw:layer="layout" svg:width="4.185cm" svg:height="0.556cm" svg:x="2.381cm" svg:y="6.146cm">
          <draw:text-box>
            <text:p text:style-name="P1"><text:span text:style-name="T2">Homeless Agencies?</text:span></text:p>
          </draw:text-box>
        </draw:frame>
        <draw:frame draw:style-name="gr172" draw:text-style-name="P2" draw:layer="layout" svg:width="20.55cm" svg:height="0.556cm" svg:x="1.746cm" svg:y="7.945cm">
          <draw:text-box>
            <text:p text:style-name="P1"><text:span text:style-name="T7">The Paperwork Reduction Act of </text:span><text:span text:style-name="T7">1995: </text:span><text:span text:style-name="T2">This information is collected in </text:span><text:span text:style-name="T2">accordance with </text:span></text:p>
          </draw:text-box>
        </draw:frame>
        <draw:frame draw:style-name="gr173" draw:text-style-name="P2" draw:layer="layout" svg:width="18.726cm" svg:height="0.556cm" svg:x="1.746cm" svg:y="8.439cm">
          <draw:text-box>
            <text:p text:style-name="P1"><text:span text:style-name="T2">Section 3507 of the Paperwork </text:span><text:span text:style-name="T2">Reduction Act of 1995. </text:span><text:span text:style-name="T2">Accordingly, we may not </text:span><text:span text:style-name="T2">conduct or </text:span></text:p>
          </draw:text-box>
        </draw:frame>
        <draw:frame draw:style-name="gr174" draw:text-style-name="P2" draw:layer="layout" svg:width="17.689cm" svg:height="0.556cm" svg:x="1.746cm" svg:y="8.932cm">
          <draw:text-box>
            <text:p text:style-name="P1"><text:span text:style-name="T2">sponsor, and you are not </text:span><text:span text:style-name="T2">required to respond to, a </text:span><text:span text:style-name="T2">collection of information unless </text:span><text:span text:style-name="T2">it </text:span></text:p>
          </draw:text-box>
        </draw:frame>
        <draw:frame draw:style-name="gr175" draw:text-style-name="P2" draw:layer="layout" svg:width="18.679cm" svg:height="0.556cm" svg:x="1.746cm" svg:y="9.426cm">
          <draw:text-box>
            <text:p text:style-name="P1"><text:span text:style-name="T2">displays </text:span><text:span text:style-name="T2">a valid </text:span><text:span text:style-name="T2">OMB </text:span><text:span text:style-name="T2">number. </text:span><text:span text:style-name="T2">We </text:span><text:span text:style-name="T2">anticipa</text:span><text:span text:style-name="T2">te that </text:span><text:span text:style-name="T2">the time </text:span><text:span text:style-name="T2">expend</text:span><text:span text:style-name="T2">ed by all </text:span><text:span text:style-name="T2">individu</text:span><text:span text:style-name="T2">als who </text:span></text:p>
          </draw:text-box>
        </draw:frame>
        <draw:frame draw:style-name="gr176" draw:text-style-name="P2" draw:layer="layout" svg:width="18.396cm" svg:height="0.556cm" svg:x="1.746cm" svg:y="9.92cm">
          <draw:text-box>
            <text:p text:style-name="P1"><text:span text:style-name="T2">c</text:span><text:span text:style-name="T2">o</text:span><text:span text:style-name="T2">m</text:span><text:span text:style-name="T2">p</text:span><text:span text:style-name="T2">l</text:span><text:span text:style-name="T2">e</text:span><text:span text:style-name="T2">t</text:span><text:span text:style-name="T2">e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u</text:span><text:span text:style-name="T2">r</text:span><text:span text:style-name="T2">v</text:span><text:span text:style-name="T2">e</text:span><text:span text:style-name="T2">y</text:span><text:span text:style-name="T2"> </text:span><text:span text:style-name="T2">w</text:span><text:span text:style-name="T2">i</text:span><text:span text:style-name="T2">l</text:span><text:span text:style-name="T2">l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6</text:span><text:span text:style-name="T2"> </text:span><text:span text:style-name="T2">m</text:span><text:span text:style-name="T2">i</text:span><text:span text:style-name="T2">n</text:span><text:span text:style-name="T2">u</text:span><text:span text:style-name="T2">t</text:span><text:span text:style-name="T2">e</text:span><text:span text:style-name="T2">s</text:span><text:span text:style-name="T2">. </text:span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i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t</text:span><text:span text:style-name="T2">a</text:span><text:span text:style-name="T2">k</text:span><text:span text:style-name="T2">e</text:span><text:span text:style-name="T2"> </text:span><text:span text:style-name="T2">t</text:span><text:span text:style-name="T2">o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 </text:span></text:p>
          </draw:text-box>
        </draw:frame>
        <draw:frame draw:style-name="gr177" draw:text-style-name="P2" draw:layer="layout" svg:width="17.274cm" svg:height="0.556cm" svg:x="1.746cm" svg:y="10.413cm">
          <draw:text-box>
            <text:p text:style-name="P1"><text:span text:style-name="T2">instructi</text:span><text:span text:style-name="T2">ons, </text:span><text:span text:style-name="T2">gather </text:span><text:span text:style-name="T2">the </text:span><text:span text:style-name="T2">necessa</text:span><text:span text:style-name="T2">ry facts, </text:span><text:span text:style-name="T2">and </text:span><text:span text:style-name="T2">respond </text:span><text:span text:style-name="T2">to </text:span><text:span text:style-name="T2">questio</text:span><text:span text:style-name="T2">ns </text:span><text:span text:style-name="T2">asked. </text:span><text:span text:style-name="T2">Custom</text:span><text:span text:style-name="T2">er </text:span></text:p>
          </draw:text-box>
        </draw:frame>
        <draw:frame draw:style-name="gr178" draw:text-style-name="P2" draw:layer="layout" svg:width="18.917cm" svg:height="0.556cm" svg:x="1.746cm" svg:y="10.907cm">
          <draw:text-box>
            <text:p text:style-name="P1"><text:span text:style-name="T2">s</text:span><text:span text:style-name="T2">a</text:span><text:span text:style-name="T2">t</text:span><text:span text:style-name="T2">i</text:span><text:span text:style-name="T2">s</text:span><text:span text:style-name="T2">f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u</text:span><text:span text:style-name="T2">s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g</text:span><text:span text:style-name="T2">a</text:span><text:span text:style-name="T2">u</text:span><text:span text:style-name="T2">g</text:span><text:span text:style-name="T2">e</text:span><text:span text:style-name="T2"> </text:span><text:span text:style-name="T2">c</text:span><text:span text:style-name="T2">u</text:span><text:span text:style-name="T2">s</text:span><text:span text:style-name="T2">t</text:span><text:span text:style-name="T2">o</text:span><text:span text:style-name="T2">m</text:span><text:span text:style-name="T2">e</text:span><text:span text:style-name="T2">r</text:span><text:span text:style-name="T2"> </text:span><text:span text:style-name="T2">p</text:span><text:span text:style-name="T2">e</text:span><text:span text:style-name="T2">r</text:span><text:span text:style-name="T2">c</text:span><text:span text:style-name="T2">e</text:span><text:span text:style-name="T2">p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f </text:span><text:span text:style-name="T2">V</text:span><text:span text:style-name="T2">A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e</text:span><text:span text:style-name="T2">s</text:span><text:span text:style-name="T2">, </text:span><text:span text:style-name="T2">a</text:span><text:span text:style-name="T2">s</text:span><text:span text:style-name="T2"> </text:span><text:span text:style-name="T2">w</text:span><text:span text:style-name="T2">e</text:span><text:span text:style-name="T2">l</text:span><text:span text:style-name="T2">l </text:span><text:span text:style-name="T2">a</text:span><text:span text:style-name="T2">s</text:span><text:span text:style-name="T2"> </text:span><text:span text:style-name="T2">c</text:span><text:span text:style-name="T2">u</text:span><text:span text:style-name="T2">s</text:span><text:span text:style-name="T2">t</text:span><text:span text:style-name="T2">o</text:span><text:span text:style-name="T2">m</text:span><text:span text:style-name="T2">e</text:span><text:span text:style-name="T2">r</text:span><text:span text:style-name="T2"> </text:span></text:p>
          </draw:text-box>
        </draw:frame>
        <draw:frame draw:style-name="gr179" draw:text-style-name="P2" draw:layer="layout" svg:width="18.663cm" svg:height="0.556cm" svg:x="1.746cm" svg:y="11.401cm">
          <draw:text-box>
            <text:p text:style-name="P1"><text:span text:style-name="T2">expectations and desires. </text:span><text:span text:style-name="T2">The results of this </text:span><text:span text:style-name="T2">survey/assessment will </text:span><text:span text:style-name="T2">lead to improvements </text:span></text:p>
          </draw:text-box>
        </draw:frame>
        <draw:frame draw:style-name="gr180" draw:text-style-name="P2" draw:layer="layout" svg:width="18.815cm" svg:height="0.556cm" svg:x="1.746cm" svg:y="11.895cm">
          <draw:text-box>
            <text:p text:style-name="P1"><text:span text:style-name="T2">in the quality of service delivery by helping </text:span><text:span text:style-name="T2">to shape the direction and focus of services </text:span></text:p>
          </draw:text-box>
        </draw:frame>
        <draw:frame draw:style-name="gr181" draw:text-style-name="P2" draw:layer="layout" svg:width="18.688cm" svg:height="0.949cm" svg:x="1.746cm" svg:y="12.388cm">
          <draw:text-box>
            <text:p text:style-name="P1"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t</text:span><text:span text:style-name="T2">i</text:span><text:span text:style-name="T2">e</text:span><text:span text:style-name="T2">n</text:span><text:span text:style-name="T2">t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e</text:span><text:span text:style-name="T2">n</text:span><text:span text:style-name="T2">c</text:span><text:span text:style-name="T2">e</text:span><text:span text:style-name="T2">. </text:span><text:span text:style-name="T2">P</text:span><text:span text:style-name="T2">a</text:span><text:span text:style-name="T2">r</text:span><text:span text:style-name="T2">t</text:span><text:span text:style-name="T2">i</text:span><text:span text:style-name="T2">c</text:span><text:span text:style-name="T2">i</text:span><text:span text:style-name="T2">p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i</text:span><text:span text:style-name="T2">s</text:span><text:span text:style-name="T2"> </text:span><text:span text:style-name="T2">s</text:span><text:span text:style-name="T2">u</text:span><text:span text:style-name="T2">r</text:span><text:span text:style-name="T2">v</text:span><text:span text:style-name="T2">e</text:span><text:span text:style-name="T2">y</text:span><text:span text:style-name="T2"> </text:span><text:span text:style-name="T2">i</text:span><text:span text:style-name="T2">s</text:span><text:span text:style-name="T2"> </text:span><text:span text:style-name="T2">v</text:span><text:span text:style-name="T2">o</text:span><text:span text:style-name="T2">l</text:span><text:span text:style-name="T2">u</text:span><text:span text:style-name="T2">n</text:span><text:span text:style-name="T2">t</text:span><text:span text:style-name="T2">a</text:span><text:span text:style-name="T2">r</text:span><text:span text:style-name="T2">y</text:span><text:span text:style-name="T2">, </text:span><text:span text:style-name="T2">a</text:span><text:span text:style-name="T2">n</text:span><text:span text:style-name="T2">d</text:span><text:span text:style-name="T2"> </text:span><text:span text:style-name="T2">f</text:span><text:span text:style-name="T2">a</text:span><text:span text:style-name="T2">i</text:span><text:span text:style-name="T2">l</text:span><text:span text:style-name="T2">u</text:span><text:span text:style-name="T2">r</text:span><text:span text:style-name="T2">e</text:span><text:span text:style-name="T2"> </text:span><text:span text:style-name="T2">t</text:span><text:span text:style-name="T2">o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 </text:span></text:p>
            <text:p text:style-name="P1"><text:span text:style-name="T2">w</text:span><text:span text:style-name="T2">i</text:span><text:span text:style-name="T2">l</text:span><text:span text:style-name="T2">l </text:span><text:span text:style-name="T2">h</text:span><text:span text:style-name="T2">a</text:span><text:span text:style-name="T2">v</text:span><text:span text:style-name="T2">e</text:span><text:span text:style-name="T2"> </text:span><text:span text:style-name="T2">n</text:span><text:span text:style-name="T2">o</text:span><text:span text:style-name="T2"> </text:span><text:span text:style-name="T2">i</text:span><text:span text:style-name="T2">m</text:span><text:span text:style-name="T2">p</text:span><text:span text:style-name="T2">a</text:span><text:span text:style-name="T2">c</text:span><text:span text:style-name="T2">t</text:span><text:span text:style-name="T2"> </text:span><text:span text:style-name="T2">o</text:span><text:span text:style-name="T2">n</text:span><text:span text:style-name="T2"> </text:span><text:span text:style-name="T2">b</text:span><text:span text:style-name="T2">e</text:span><text:span text:style-name="T2">n</text:span><text:span text:style-name="T2">e</text:span><text:span text:style-name="T2">f</text:span><text:span text:style-name="T2">i</text:span><text:span text:style-name="T2">t</text:span><text:span text:style-name="T2">s</text:span><text:span text:style-name="T2"> </text:span><text:span text:style-name="T2">t</text:span><text:span text:style-name="T2">o</text:span><text:span text:style-name="T2">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y</text:span><text:span text:style-name="T2">o</text:span><text:span text:style-name="T2">u</text:span><text:span text:style-name="T2"> </text:span><text:span text:style-name="T2">m</text:span><text:span text:style-name="T2">a</text:span><text:span text:style-name="T2">y</text:span><text:span text:style-name="T2"> </text:span><text:span text:style-name="T2">b</text:span><text:span text:style-name="T2">e</text:span><text:span text:style-name="T2"> </text:span><text:span text:style-name="T2">e</text:span><text:span text:style-name="T2">n</text:span><text:span text:style-name="T2">t</text:span><text:span text:style-name="T2">i</text:span><text:span text:style-name="T2">t</text:span><text:span text:style-name="T2">l</text:span><text:span text:style-name="T2">e</text:span><text:span text:style-name="T2">d</text:span><text:span text:style-name="T2">. </text:span></text:p>
          </draw:text-box>
        </draw:frame>
        <draw:frame draw:style-name="gr182" draw:text-style-name="P2" draw:layer="layout" svg:width="25.402cm" svg:height="0.556cm" svg:x="1.746cm" svg:y="13.695cm">
          <draw:text-box>
            <text:p text:style-name="P1"><text:span text:style-name="T7">Thank you for your participation in </text:span><text:span text:style-name="T7">the CHALENG survey! If you would </text:span><text:span text:style-name="T7">like more</text:span></text:p>
          </draw:text-box>
        </draw:frame>
        <draw:frame draw:style-name="gr183" draw:text-style-name="P15" draw:layer="layout" svg:width="24.902cm" svg:height="0.556cm" svg:x="1.746cm" svg:y="14.189cm">
          <draw:text-box>
            <text:p text:style-name="P14"><text:span text:style-name="T7"><text:s text:c="4"/></text:span><text:span text:style-name="T7">Information or if you have any </text:span><text:span text:style-name="T7">concerns, please contact the Call </text:span><text:span text:style-name="T7">Center for </text:span></text:p>
          </draw:text-box>
        </draw:frame>
        <draw:frame draw:style-name="gr184" draw:text-style-name="P15" draw:layer="layout" svg:width="18.686cm" svg:height="0.949cm" svg:x="1.746cm" svg:y="14.683cm">
          <draw:text-box>
            <text:p text:style-name="P14"><text:span text:style-name="T7"><text:s text:c="6"/></text:span><text:span text:style-name="T7">Homeless Veterans: </text:span><text:span text:style-name="T7"><text:a xlink:href="http://www.va.gov/homeless/nationalcallcenter.asp" xlink:type="simple">http://www.va.gov/homeless/nationalcallcenter.asp</text:a></text:span></text:p>
            <text:p text:style-name="P14"><text:span text:style-name="T7"><text:tab/></text:span><text:span text:style-name="T7">1-877-4AID VET (1-877-424-</text:span><text:span text:style-name="T7">3838)</text:span></text:p>
          </draw:text-box>
        </draw:frame>
        <draw:frame draw:style-name="gr185" draw:text-style-name="P10" draw:layer="layout" svg:width="2.576cm" svg:height="0.48cm" svg:x="11.196cm" svg:y="2.398cm">
          <draw:text-box>
            <text:p text:style-name="P1"><text:span text:style-name="T8">N</text:span><text:span text:style-name="T8">o</text:span><text:span text:style-name="T8">t </text:span><text:span text:style-name="T8">A</text:span><text:span text:style-name="T8">c</text:span><text:span text:style-name="T8">c</text:span><text:span text:style-name="T8">e</text:span><text:span text:style-name="T8">s</text:span><text:span text:style-name="T8">s</text:span><text:span text:style-name="T8">i</text:span><text:span text:style-name="T8">b</text:span><text:span text:style-name="T8">l</text:span><text:span text:style-name="T8">e</text:span></text:p>
          </draw:text-box>
        </draw:frame>
        <draw:frame draw:style-name="gr186" draw:text-style-name="P10" draw:layer="layout" svg:width="2.766cm" svg:height="0.48cm" svg:x="14.68cm" svg:y="2.398cm">
          <draw:text-box>
            <text:p text:style-name="P1"><text:span text:style-name="T8">Very </text:span><text:span text:style-name="T8">Accessibl</text:span><text:span text:style-name="T8">e</text:span></text:p>
          </draw:text-box>
        </draw:frame>
        <draw:frame draw:style-name="gr87" draw:text-style-name="P10" draw:layer="layout" svg:width="0.624cm" svg:height="0.48cm" svg:x="18.073cm" svg:y="2.398cm">
          <draw:text-box>
            <text:p text:style-name="P1"><text:span text:style-name="T8">N</text:span><text:span text:style-name="T8">/</text:span><text:span text:style-name="T8">A</text:span></text:p>
          </draw:text-box>
        </draw:frame>
        <draw:frame draw:style-name="gr187" draw:text-style-name="P10" draw:layer="layout" svg:width="1.509cm" svg:height="0.48cm" svg:x="11.196cm" svg:y="4.056cm">
          <draw:text-box>
            <text:p text:style-name="P1"><text:span text:style-name="T8">Not Able</text:span></text:p>
          </draw:text-box>
        </draw:frame>
        <draw:frame draw:style-name="gr188" draw:text-style-name="P10" draw:layer="layout" svg:width="2.038cm" svg:height="0.48cm" svg:x="14.969cm" svg:y="4.056cm">
          <draw:text-box>
            <text:p text:style-name="P1"><text:span text:style-name="T8">M</text:span><text:span text:style-name="T8">o</text:span><text:span text:style-name="T8">s</text:span><text:span text:style-name="T8">t</text:span><text:span text:style-name="T8">l</text:span><text:span text:style-name="T8">y</text:span><text:span text:style-name="T8"> </text:span><text:span text:style-name="T8">A</text:span><text:span text:style-name="T8">b</text:span><text:span text:style-name="T8">l</text:span><text:span text:style-name="T8">e</text:span></text:p>
          </draw:text-box>
        </draw:frame>
        <draw:frame draw:style-name="gr87" draw:text-style-name="P10" draw:layer="layout" svg:width="0.624cm" svg:height="0.48cm" svg:x="18.073cm" svg:y="4.056cm">
          <draw:text-box>
            <text:p text:style-name="P1"><text:span text:style-name="T8">N/A</text:span></text:p>
          </draw:text-box>
        </draw:frame>
        <draw:frame draw:style-name="gr189" draw:text-style-name="P10" draw:layer="layout" svg:width="1.835cm" svg:height="0.48cm" svg:x="11.196cm" svg:y="5.255cm">
          <draw:text-box>
            <text:p text:style-name="P1"><text:span text:style-name="T8">Not Aware</text:span></text:p>
          </draw:text-box>
        </draw:frame>
        <draw:frame draw:style-name="gr190" draw:text-style-name="P10" draw:layer="layout" svg:width="2.364cm" svg:height="0.48cm" svg:x="14.844cm" svg:y="5.255cm">
          <draw:text-box>
            <text:p text:style-name="P1"><text:span text:style-name="T8">Mostly Aware</text:span></text:p>
          </draw:text-box>
        </draw:frame>
        <draw:line draw:style-name="gr86" draw:text-style-name="P7" draw:layer="layout" svg:x1="13.74cm" svg:y1="2.635cm" svg:x2="14.548cm" svg:y2="2.635cm">
          <text:p/>
        </draw:line>
        <draw:line draw:style-name="gr86" draw:text-style-name="P7" draw:layer="layout" svg:x1="13.74cm" svg:y1="2.595cm" svg:x2="13.74cm" svg:y2="2.675cm">
          <text:p/>
        </draw:line>
        <draw:polyline draw:style-name="gr86" draw:text-style-name="P7" draw:layer="layout" svg:width="0.122cm" svg:height="0.228cm" svg:x="14.426cm" svg:y="2.521cm" svg:viewBox="0 0 123 229" draw:points="0,0 123,115 0,229">
          <text:p/>
        </draw:polyline>
        <draw:line draw:style-name="gr86" draw:text-style-name="P7" draw:layer="layout" svg:x1="12.813cm" svg:y1="4.293cm" svg:x2="14.795cm" svg:y2="4.293cm">
          <text:p/>
        </draw:line>
        <draw:line draw:style-name="gr86" draw:text-style-name="P7" draw:layer="layout" svg:x1="12.813cm" svg:y1="4.253cm" svg:x2="12.813cm" svg:y2="4.333cm">
          <text:p/>
        </draw:line>
        <draw:polyline draw:style-name="gr86" draw:text-style-name="P7" draw:layer="layout" svg:width="0.122cm" svg:height="0.228cm" svg:x="14.673cm" svg:y="4.179cm" svg:viewBox="0 0 123 229" draw:points="0,0 123,115 0,229">
          <text:p/>
        </draw:polyline>
        <draw:line draw:style-name="gr86" draw:text-style-name="P7" draw:layer="layout" svg:x1="12.991cm" svg:y1="5.492cm" svg:x2="14.689cm" svg:y2="5.492cm">
          <text:p/>
        </draw:line>
        <draw:line draw:style-name="gr86" draw:text-style-name="P7" draw:layer="layout" svg:x1="12.991cm" svg:y1="5.453cm" svg:x2="12.991cm" svg:y2="5.532cm">
          <text:p/>
        </draw:line>
        <draw:polyline draw:style-name="gr86" draw:text-style-name="P7" draw:layer="layout" svg:width="0.122cm" svg:height="0.227cm" svg:x="14.567cm" svg:y="5.379cm" svg:viewBox="0 0 123 228" draw:points="0,0 123,114 0,228">
          <text:p/>
        </draw:polyline>
        <draw:frame draw:style-name="gr87" draw:text-style-name="P10" draw:layer="layout" svg:width="0.624cm" svg:height="0.48cm" svg:x="18.073cm" svg:y="5.255cm">
          <draw:text-box>
            <text:p text:style-name="P1"><text:span text:style-name="T8">N/A</text:span></text:p>
          </draw:text-box>
        </draw:frame>
        <draw:control draw:style-name="gr96" draw:text-style-name="P8" draw:layer="controls" svg:width="0.483cm" svg:height="0.635cm" svg:x="11.819cm" svg:y="2.987cm" draw:control="control296"/>
        <draw:control draw:style-name="gr96" draw:text-style-name="P8" draw:layer="controls" svg:width="0.483cm" svg:height="0.635cm" svg:x="13.219cm" svg:y="2.922cm" draw:control="control297"/>
        <draw:control draw:style-name="gr96" draw:text-style-name="P8" draw:layer="controls" svg:width="0.483cm" svg:height="0.635cm" svg:x="14.619cm" svg:y="2.922cm" draw:control="control298"/>
        <draw:control draw:style-name="gr96" draw:text-style-name="P8" draw:layer="controls" svg:width="0.483cm" svg:height="0.635cm" svg:x="15.919cm" svg:y="2.922cm" draw:control="control299"/>
        <draw:control draw:style-name="gr96" draw:text-style-name="P8" draw:layer="controls" svg:width="0.483cm" svg:height="0.635cm" svg:x="18.219cm" svg:y="2.922cm" draw:control="control300"/>
        <draw:control draw:style-name="gr65" draw:text-style-name="P8" draw:layer="controls" svg:width="0.483cm" svg:height="0.635cm" svg:x="11.819cm" svg:y="4.422cm" draw:control="control301"/>
        <draw:control draw:style-name="gr96" draw:text-style-name="P8" draw:layer="controls" svg:width="0.483cm" svg:height="0.635cm" svg:x="11.819cm" svg:y="5.722cm" draw:control="control302"/>
        <draw:control draw:style-name="gr65" draw:text-style-name="P8" draw:layer="controls" svg:width="0.483cm" svg:height="0.635cm" svg:x="13.22cm" svg:y="4.423cm" draw:control="control303"/>
        <draw:control draw:style-name="gr65" draw:text-style-name="P8" draw:layer="controls" svg:width="0.483cm" svg:height="0.635cm" svg:x="14.62cm" svg:y="4.423cm" draw:control="control304"/>
        <draw:control draw:style-name="gr65" draw:text-style-name="P8" draw:layer="controls" svg:width="0.483cm" svg:height="0.635cm" svg:x="15.92cm" svg:y="4.423cm" draw:control="control305"/>
        <draw:control draw:style-name="gr65" draw:text-style-name="P8" draw:layer="controls" svg:width="0.483cm" svg:height="0.635cm" svg:x="18.22cm" svg:y="4.423cm" draw:control="control306"/>
        <draw:control draw:style-name="gr96" draw:text-style-name="P8" draw:layer="controls" svg:width="0.483cm" svg:height="0.635cm" svg:x="13.22cm" svg:y="5.723cm" draw:control="control307"/>
        <draw:control draw:style-name="gr96" draw:text-style-name="P8" draw:layer="controls" svg:width="0.483cm" svg:height="0.635cm" svg:x="14.62cm" svg:y="5.723cm" draw:control="control308"/>
        <draw:control draw:style-name="gr96" draw:text-style-name="P8" draw:layer="controls" svg:width="0.483cm" svg:height="0.635cm" svg:x="15.92cm" svg:y="5.723cm" draw:control="control309"/>
        <draw:control draw:style-name="gr96" draw:text-style-name="P8" draw:layer="controls" svg:width="0.483cm" svg:height="0.635cm" svg:x="18.22cm" svg:y="5.723cm" draw:control="control310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venir" svg:font-family="Avenir" style:font-pitch="variable"/>
    <style:font-face style:name="Avenir1" svg:font-family="Aveni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Wingdings2" svg:font-family="Wingdings2" style:font-pitch="variable"/>
    <style:font-face style:name="Wingdings21" svg:font-family="Wingdings2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 draw:fill="none" draw:fill-color="#729fcf" draw:auto-grow-height="false" draw:fit-to-size="true" style:shrink-to-fit="false" fo:wrap-option="wrap"/>
      <style:paragraph-properties>
        <style:tab-stops/>
      </style:paragraph-properties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1T22:26:28.097106583</dc:date>
    <meta:editing-duration>PT15H48M30S</meta:editing-duration>
    <meta:editing-cycles>135</meta:editing-cycles>
    <meta:print-date>2025-01-21T05:13:51.297100091</meta:print-date>
    <meta:printed-by>PDF files</meta:printed-by>
    <meta:document-statistic meta:object-count="760"/>
  </office:meta>
</office:document-meta>
</file>